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Verdana" svg:font-family="Verdana"/>
    <style:font-face style:name="Times New Roman3" svg:font-family="'Times New Roman'" style:font-family-generic="roman"/>
    <style:font-face style:name="FreeMono" svg:font-family="Free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1cm" fo:margin-left="0cm" table:align="left" style:writing-mode="lr-tb"/>
    </style:style>
    <style:style style:name="Taula1.A" style:family="table-column">
      <style:table-column-properties style:column-width="1.102cm"/>
    </style:style>
    <style:style style:name="Taula1.B" style:family="table-column">
      <style:table-column-properties style:column-width="2.69cm"/>
    </style:style>
    <style:style style:name="Taula1.C" style:family="table-column">
      <style:table-column-properties style:column-width="2.536cm"/>
    </style:style>
    <style:style style:name="Taula1.D" style:family="table-column">
      <style:table-column-properties style:column-width="2.805cm"/>
    </style:style>
    <style:style style:name="Taula1.E" style:family="table-column">
      <style:table-column-properties style:column-width="2.66cm"/>
    </style:style>
    <style:style style:name="Taula1.F" style:family="table-column">
      <style:table-column-properties style:column-width="2.358cm"/>
    </style:style>
    <style:style style:name="Taula1.A1" style:family="table-cell">
      <style:table-cell-properties fo:padding="0.097cm" fo:border="none"/>
    </style:style>
    <style:style style:name="Taula1.B1" style:family="table-cell">
      <style:table-cell-properties fo:padding="0.097cm" fo:border-left="0.8pt solid #000000" fo:border-right="0.8pt solid #000000" fo:border-top="0.8pt solid #000000" fo:border-bottom="0.05pt solid #000000"/>
    </style:style>
    <style:style style:name="Taula1.D1" style:family="table-cell">
      <style:table-cell-properties fo:padding="0.097cm" fo:border-left="0.05pt solid #000000" fo:border-right="0.8pt solid #000000" fo:border-top="0.8pt solid #000000" fo:border-bottom="0.05pt solid #000000"/>
    </style:style>
    <style:style style:name="Taula1.B2" style:family="table-cell">
      <style:table-cell-properties fo:padding="0.097cm" fo:border-left="0.8pt solid #000000" fo:border-right="none" fo:border-top="none" fo:border-bottom="0.05pt solid #000000"/>
    </style:style>
    <style:style style:name="Taula1.C2" style:family="table-cell">
      <style:table-cell-properties fo:padding="0.097cm" fo:border-left="0.05pt solid #000000" fo:border-right="0.8pt solid #000000" fo:border-top="none" fo:border-bottom="0.05pt solid #000000"/>
    </style:style>
    <style:style style:name="Taula1.D2" style:family="table-cell">
      <style:table-cell-properties fo:padding="0.097cm" fo:border-left="0.05pt solid #000000" fo:border-right="none" fo:border-top="none" fo:border-bottom="0.05pt solid #000000"/>
    </style:style>
    <style:style style:name="Taula1.A3" style:family="table-cell">
      <style:table-cell-properties fo:padding="0.097cm" fo:border-left="0.8pt solid #000000" fo:border-right="0.05pt solid #000000" fo:border-top="0.8pt solid #000000" fo:border-bottom="0.05pt solid #000000"/>
    </style:style>
    <style:style style:name="Taula1.A5" style:family="table-cell">
      <style:table-cell-properties fo:padding="0.097cm" fo:border-left="0.8pt solid #000000" fo:border-right="none" fo:border-top="none" fo:border-bottom="0.8pt solid #000000"/>
    </style:style>
    <style:style style:name="Taula1.C5" style:family="table-cell">
      <style:table-cell-properties fo:padding="0.097cm" fo:border-left="0.05pt solid #000000" fo:border-right="0.8pt solid #000000" fo:border-top="none" fo:border-bottom="0.8pt solid #000000"/>
    </style:style>
    <style:style style:name="Taula1.D5" style:family="table-cell">
      <style:table-cell-properties fo:padding="0.097cm" fo:border-left="0.05pt solid #000000" fo:border-right="none" fo:border-top="none" fo:border-bottom="0.8pt solid #000000"/>
    </style:style>
    <style:style style:name="Taula2" style:family="table">
      <style:table-properties style:width="16.51cm" fo:margin-left="0cm" fo:break-before="auto" fo:break-after="auto" table:align="left" style:writing-mode="lr-tb"/>
    </style:style>
    <style:style style:name="Taula2.A" style:family="table-column">
      <style:table-column-properties style:column-width="1.102cm"/>
    </style:style>
    <style:style style:name="Taula2.B" style:family="table-column">
      <style:table-column-properties style:column-width="2.475cm"/>
    </style:style>
    <style:style style:name="Taula2.C" style:family="table-column">
      <style:table-column-properties style:column-width="2.879cm"/>
    </style:style>
    <style:style style:name="Taula2.E" style:family="table-column">
      <style:table-column-properties style:column-width="2.552cm"/>
    </style:style>
    <style:style style:name="Taula2.F" style:family="table-column">
      <style:table-column-properties style:column-width="2.514cm"/>
    </style:style>
    <style:style style:name="Taula2.A1" style:family="table-cell">
      <style:table-cell-properties fo:padding="0.097cm" fo:border="none"/>
    </style:style>
    <style:style style:name="Taula2.B1" style:family="table-cell">
      <style:table-cell-properties fo:padding="0.097cm" fo:border-left="0.8pt solid #000000" fo:border-right="0.8pt solid #000000" fo:border-top="0.8pt solid #000000" fo:border-bottom="0.05pt solid #000000"/>
    </style:style>
    <style:style style:name="Taula2.D1" style:family="table-cell">
      <style:table-cell-properties fo:padding="0.097cm" fo:border-left="0.05pt solid #000000" fo:border-right="0.8pt solid #000000" fo:border-top="0.8pt solid #000000" fo:border-bottom="0.05pt solid #000000"/>
    </style:style>
    <style:style style:name="Taula2.B2" style:family="table-cell">
      <style:table-cell-properties fo:padding="0.097cm" fo:border-left="0.8pt solid #000000" fo:border-right="none" fo:border-top="none" fo:border-bottom="0.05pt solid #000000"/>
    </style:style>
    <style:style style:name="Taula2.C2" style:family="table-cell">
      <style:table-cell-properties fo:padding="0.097cm" fo:border-left="0.05pt solid #000000" fo:border-right="0.8pt solid #000000" fo:border-top="none" fo:border-bottom="0.05pt solid #000000"/>
    </style:style>
    <style:style style:name="Taula2.D2" style:family="table-cell">
      <style:table-cell-properties fo:padding="0.097cm" fo:border-left="0.05pt solid #000000" fo:border-right="none" fo:border-top="none" fo:border-bottom="0.05pt solid #000000"/>
    </style:style>
    <style:style style:name="Taula2.A3" style:family="table-cell">
      <style:table-cell-properties fo:padding="0.097cm" fo:border-left="0.8pt solid #000000" fo:border-right="0.05pt solid #000000" fo:border-top="0.8pt solid #000000" fo:border-bottom="0.05pt solid #000000"/>
    </style:style>
    <style:style style:name="Taula2.A5" style:family="table-cell">
      <style:table-cell-properties fo:padding="0.097cm" fo:border-left="0.8pt solid #000000" fo:border-right="none" fo:border-top="none" fo:border-bottom="0.8pt solid #000000"/>
    </style:style>
    <style:style style:name="Taula2.C5" style:family="table-cell">
      <style:table-cell-properties fo:padding="0.097cm" fo:border-left="0.05pt solid #000000" fo:border-right="0.8pt solid #000000" fo:border-top="none" fo:border-bottom="0.8pt solid #000000"/>
    </style:style>
    <style:style style:name="Taula2.D5" style:family="table-cell">
      <style:table-cell-properties fo:padding="0.097cm" fo:border-left="0.05pt solid #000000" fo:border-right="none" fo:border-top="none" fo:border-bottom="0.8pt solid #000000"/>
    </style:style>
    <style:style style:name="Taula3" style:family="table">
      <style:table-properties style:width="16.51cm" fo:margin-left="0cm" table:align="left" style:writing-mode="lr-tb"/>
    </style:style>
    <style:style style:name="Taula3.A" style:family="table-column">
      <style:table-column-properties style:column-width="1.834cm"/>
    </style:style>
    <style:style style:name="Taula3.B" style:family="table-column">
      <style:table-column-properties style:column-width="1.584cm"/>
    </style:style>
    <style:style style:name="Taula3.C" style:family="table-column">
      <style:table-column-properties style:column-width="1.808cm"/>
    </style:style>
    <style:style style:name="Taula3.D" style:family="table-column">
      <style:table-column-properties style:column-width="1.785cm"/>
    </style:style>
    <style:style style:name="Taula3.E" style:family="table-column">
      <style:table-column-properties style:column-width="1.566cm"/>
    </style:style>
    <style:style style:name="Taula3.F" style:family="table-column">
      <style:table-column-properties style:column-width="1.72cm"/>
    </style:style>
    <style:style style:name="Taula3.G" style:family="table-column">
      <style:table-column-properties style:column-width="1.829cm"/>
    </style:style>
    <style:style style:name="Taula3.H" style:family="table-column">
      <style:table-column-properties style:column-width="2.14cm"/>
    </style:style>
    <style:style style:name="Taula3.I" style:family="table-column">
      <style:table-column-properties style:column-width="2.244cm"/>
    </style:style>
    <style:style style:name="Taula3.A1" style:family="table-cell">
      <style:table-cell-properties fo:padding="0.097cm" fo:border-left="0.8pt solid #000000" fo:border-right="0.8pt solid #000000" fo:border-top="0.8pt solid #000000" fo:border-bottom="0.05pt solid #000000"/>
    </style:style>
    <style:style style:name="Taula3.D1" style:family="table-cell">
      <style:table-cell-properties fo:padding="0.097cm" fo:border-left="0.05pt solid #000000" fo:border-right="0.8pt solid #000000" fo:border-top="0.8pt solid #000000" fo:border-bottom="0.05pt solid #000000"/>
    </style:style>
    <style:style style:name="Taula3.A2" style:family="table-cell">
      <style:table-cell-properties fo:padding="0.097cm" fo:border-left="0.8pt solid #000000" fo:border-right="none" fo:border-top="none" fo:border-bottom="0.05pt solid #000000"/>
    </style:style>
    <style:style style:name="Taula3.B2" style:family="table-cell">
      <style:table-cell-properties fo:padding="0.097cm" fo:border-left="0.05pt solid #000000" fo:border-right="none" fo:border-top="none" fo:border-bottom="0.05pt solid #000000"/>
    </style:style>
    <style:style style:name="Taula3.C2" style:family="table-cell">
      <style:table-cell-properties fo:padding="0.097cm" fo:border-left="0.05pt solid #000000" fo:border-right="0.8pt solid #000000" fo:border-top="none" fo:border-bottom="0.05pt solid #000000"/>
    </style:style>
    <style:style style:name="Taula3.A3" style:family="table-cell">
      <style:table-cell-properties fo:padding="0.097cm" fo:border-left="0.8pt solid #000000" fo:border-right="none" fo:border-top="none" fo:border-bottom="0.8pt solid #000000"/>
    </style:style>
    <style:style style:name="Taula3.B3" style:family="table-cell">
      <style:table-cell-properties fo:padding="0.097cm" fo:border-left="0.05pt solid #000000" fo:border-right="none" fo:border-top="none" fo:border-bottom="0.8pt solid #000000"/>
    </style:style>
    <style:style style:name="Taula3.C3" style:family="table-cell">
      <style:table-cell-properties fo:padding="0.097cm" fo:border-left="0.05pt solid #000000" fo:border-right="0.8pt solid #000000" fo:border-top="none" fo:border-bottom="0.8pt solid #000000"/>
    </style:style>
    <style:style style:name="Taula4" style:family="table">
      <style:table-properties style:width="16.51cm" fo:margin-left="0cm" table:align="left" style:writing-mode="lr-tb"/>
    </style:style>
    <style:style style:name="Taula4.A" style:family="table-column">
      <style:table-column-properties style:column-width="1.102cm"/>
    </style:style>
    <style:style style:name="Taula4.B" style:family="table-column">
      <style:table-column-properties style:column-width="2.475cm"/>
    </style:style>
    <style:style style:name="Taula4.C" style:family="table-column">
      <style:table-column-properties style:column-width="2.879cm"/>
    </style:style>
    <style:style style:name="Taula4.E" style:family="table-column">
      <style:table-column-properties style:column-width="2.552cm"/>
    </style:style>
    <style:style style:name="Taula4.F" style:family="table-column">
      <style:table-column-properties style:column-width="2.514cm"/>
    </style:style>
    <style:style style:name="Taula4.A1" style:family="table-cell">
      <style:table-cell-properties fo:padding="0.097cm" fo:border="none"/>
    </style:style>
    <style:style style:name="Taula4.B1" style:family="table-cell">
      <style:table-cell-properties fo:padding="0.097cm" fo:border-left="0.8pt solid #000000" fo:border-right="0.8pt solid #000000" fo:border-top="0.8pt solid #000000" fo:border-bottom="0.05pt solid #000000"/>
    </style:style>
    <style:style style:name="Taula4.D1" style:family="table-cell">
      <style:table-cell-properties fo:padding="0.097cm" fo:border-left="0.05pt solid #000000" fo:border-right="0.8pt solid #000000" fo:border-top="0.8pt solid #000000" fo:border-bottom="0.05pt solid #000000"/>
    </style:style>
    <style:style style:name="Taula4.B2" style:family="table-cell">
      <style:table-cell-properties fo:padding="0.097cm" fo:border-left="0.8pt solid #000000" fo:border-right="none" fo:border-top="none" fo:border-bottom="0.05pt solid #000000"/>
    </style:style>
    <style:style style:name="Taula4.C2" style:family="table-cell">
      <style:table-cell-properties fo:padding="0.097cm" fo:border-left="0.05pt solid #000000" fo:border-right="0.8pt solid #000000" fo:border-top="none" fo:border-bottom="0.05pt solid #000000"/>
    </style:style>
    <style:style style:name="Taula4.D2" style:family="table-cell">
      <style:table-cell-properties fo:padding="0.097cm" fo:border-left="0.05pt solid #000000" fo:border-right="none" fo:border-top="none" fo:border-bottom="0.05pt solid #000000"/>
    </style:style>
    <style:style style:name="Taula4.A3" style:family="table-cell">
      <style:table-cell-properties fo:padding="0.097cm" fo:border-left="0.8pt solid #000000" fo:border-right="0.05pt solid #000000" fo:border-top="0.8pt solid #000000" fo:border-bottom="0.05pt solid #000000"/>
    </style:style>
    <style:style style:name="Taula4.A5" style:family="table-cell">
      <style:table-cell-properties fo:padding="0.097cm" fo:border-left="0.8pt solid #000000" fo:border-right="none" fo:border-top="none" fo:border-bottom="0.8pt solid #000000"/>
    </style:style>
    <style:style style:name="Taula4.C5" style:family="table-cell">
      <style:table-cell-properties fo:padding="0.097cm" fo:border-left="0.05pt solid #000000" fo:border-right="0.8pt solid #000000" fo:border-top="none" fo:border-bottom="0.8pt solid #000000"/>
    </style:style>
    <style:style style:name="Taula4.D5" style:family="table-cell">
      <style:table-cell-properties fo:padding="0.097cm" fo:border-left="0.05pt solid #000000" fo:border-right="none" fo:border-top="none" fo:border-bottom="0.8pt solid #000000"/>
    </style:style>
    <style:style style:name="Taula5" style:family="table">
      <style:table-properties style:width="16.515cm" fo:margin-left="0cm" table:align="left" style:writing-mode="lr-tb"/>
    </style:style>
    <style:style style:name="Taula5.A" style:family="table-column">
      <style:table-column-properties style:column-width="1.39cm"/>
    </style:style>
    <style:style style:name="Taula5.B" style:family="table-column">
      <style:table-column-properties style:column-width="2.558cm"/>
    </style:style>
    <style:style style:name="Taula5.C" style:family="table-column">
      <style:table-column-properties style:column-width="2.514cm"/>
    </style:style>
    <style:style style:name="Taula5.F" style:family="table-column">
      <style:table-column-properties style:column-width="2.469cm"/>
    </style:style>
    <style:style style:name="Taula5.A1" style:family="table-cell">
      <style:table-cell-properties fo:padding="0.097cm" fo:border="none"/>
    </style:style>
    <style:style style:name="Taula5.B1" style:family="table-cell">
      <style:table-cell-properties fo:padding="0.097cm" fo:border-left="0.8pt solid #000000" fo:border-right="0.8pt solid #000000" fo:border-top="0.8pt solid #000000" fo:border-bottom="0.05pt solid #000000"/>
    </style:style>
    <style:style style:name="Taula5.D1" style:family="table-cell">
      <style:table-cell-properties fo:padding="0.097cm" fo:border-left="none" fo:border-right="0.8pt solid #000000" fo:border-top="0.8pt solid #000000" fo:border-bottom="0.05pt solid #000000"/>
    </style:style>
    <style:style style:name="Taula5.B2" style:family="table-cell">
      <style:table-cell-properties fo:padding="0.097cm" fo:border-left="0.8pt solid #000000" fo:border-right="none" fo:border-top="none" fo:border-bottom="0.05pt solid #000000"/>
    </style:style>
    <style:style style:name="Taula5.C2" style:family="table-cell">
      <style:table-cell-properties fo:padding="0.097cm" fo:border-left="0.05pt solid #000000" fo:border-right="0.8pt solid #000000" fo:border-top="none" fo:border-bottom="0.05pt solid #000000"/>
    </style:style>
    <style:style style:name="Taula5.D2" style:family="table-cell">
      <style:table-cell-properties fo:padding="0.097cm" fo:border-left="none" fo:border-right="none" fo:border-top="none" fo:border-bottom="0.05pt solid #000000"/>
    </style:style>
    <style:style style:name="Taula5.A3" style:family="table-cell">
      <style:table-cell-properties fo:padding="0.097cm" fo:border-left="0.8pt solid #000000" fo:border-right="0.05pt solid #000000" fo:border-top="0.8pt solid #000000" fo:border-bottom="0.05pt solid #000000"/>
    </style:style>
    <style:style style:name="Taula5.A5" style:family="table-cell">
      <style:table-cell-properties fo:padding="0.097cm" fo:border-left="0.8pt solid #000000" fo:border-right="none" fo:border-top="none" fo:border-bottom="0.8pt solid #000000"/>
    </style:style>
    <style:style style:name="Taula5.C5" style:family="table-cell">
      <style:table-cell-properties fo:padding="0.097cm" fo:border-left="0.05pt solid #000000" fo:border-right="0.8pt solid #000000" fo:border-top="none" fo:border-bottom="0.8pt solid #000000"/>
    </style:style>
    <style:style style:name="Taula5.D5" style:family="table-cell">
      <style:table-cell-properties fo:padding="0.097cm" fo:border-left="none" fo:border-right="none" fo:border-top="none" fo:border-bottom="0.8pt solid #000000"/>
    </style:style>
    <style:style style:name="Taula6" style:family="table">
      <style:table-properties style:width="16.51cm" fo:margin-left="0cm" table:align="left" style:writing-mode="lr-tb"/>
    </style:style>
    <style:style style:name="Taula6.A" style:family="table-column">
      <style:table-column-properties style:column-width="1.102cm"/>
    </style:style>
    <style:style style:name="Taula6.B" style:family="table-column">
      <style:table-column-properties style:column-width="2.475cm"/>
    </style:style>
    <style:style style:name="Taula6.C" style:family="table-column">
      <style:table-column-properties style:column-width="2.879cm"/>
    </style:style>
    <style:style style:name="Taula6.E" style:family="table-column">
      <style:table-column-properties style:column-width="2.552cm"/>
    </style:style>
    <style:style style:name="Taula6.F" style:family="table-column">
      <style:table-column-properties style:column-width="2.514cm"/>
    </style:style>
    <style:style style:name="Taula6.A1" style:family="table-cell">
      <style:table-cell-properties fo:padding="0.097cm" fo:border="none"/>
    </style:style>
    <style:style style:name="Taula6.B1" style:family="table-cell">
      <style:table-cell-properties fo:padding="0.097cm" fo:border-left="0.8pt solid #000000" fo:border-right="0.8pt solid #000000" fo:border-top="0.8pt solid #000000" fo:border-bottom="0.05pt solid #000000"/>
    </style:style>
    <style:style style:name="Taula6.D1" style:family="table-cell">
      <style:table-cell-properties fo:padding="0.097cm" fo:border-left="0.05pt solid #000000" fo:border-right="0.8pt solid #000000" fo:border-top="0.8pt solid #000000" fo:border-bottom="0.05pt solid #000000"/>
    </style:style>
    <style:style style:name="Taula6.B2" style:family="table-cell">
      <style:table-cell-properties fo:padding="0.097cm" fo:border-left="0.8pt solid #000000" fo:border-right="none" fo:border-top="none" fo:border-bottom="0.05pt solid #000000"/>
    </style:style>
    <style:style style:name="Taula6.C2" style:family="table-cell">
      <style:table-cell-properties fo:padding="0.097cm" fo:border-left="0.05pt solid #000000" fo:border-right="0.8pt solid #000000" fo:border-top="none" fo:border-bottom="0.05pt solid #000000"/>
    </style:style>
    <style:style style:name="Taula6.D2" style:family="table-cell">
      <style:table-cell-properties fo:padding="0.097cm" fo:border-left="0.05pt solid #000000" fo:border-right="none" fo:border-top="none" fo:border-bottom="0.05pt solid #000000"/>
    </style:style>
    <style:style style:name="Taula6.A3" style:family="table-cell">
      <style:table-cell-properties fo:padding="0.097cm" fo:border-left="0.8pt solid #000000" fo:border-right="0.05pt solid #000000" fo:border-top="0.8pt solid #000000" fo:border-bottom="0.05pt solid #000000"/>
    </style:style>
    <style:style style:name="Taula6.A5" style:family="table-cell">
      <style:table-cell-properties fo:padding="0.097cm" fo:border-left="0.8pt solid #000000" fo:border-right="none" fo:border-top="none" fo:border-bottom="0.8pt solid #000000"/>
    </style:style>
    <style:style style:name="Taula6.C5" style:family="table-cell">
      <style:table-cell-properties fo:padding="0.097cm" fo:border-left="0.05pt solid #000000" fo:border-right="0.8pt solid #000000" fo:border-top="none" fo:border-bottom="0.8pt solid #000000"/>
    </style:style>
    <style:style style:name="Taula6.D5" style:family="table-cell">
      <style:table-cell-properties fo:padding="0.097cm" fo:border-left="0.05pt solid #000000" fo:border-right="none" fo:border-top="none" fo:border-bottom="0.8pt solid #000000"/>
    </style:style>
    <style:style style:name="Taula7" style:family="table">
      <style:table-properties style:width="16.51cm" fo:margin-left="0cm" table:align="left" style:writing-mode="lr-tb"/>
    </style:style>
    <style:style style:name="Taula7.A" style:family="table-column">
      <style:table-column-properties style:column-width="1.102cm"/>
    </style:style>
    <style:style style:name="Taula7.B" style:family="table-column">
      <style:table-column-properties style:column-width="2.475cm"/>
    </style:style>
    <style:style style:name="Taula7.C" style:family="table-column">
      <style:table-column-properties style:column-width="2.879cm"/>
    </style:style>
    <style:style style:name="Taula7.E" style:family="table-column">
      <style:table-column-properties style:column-width="2.552cm"/>
    </style:style>
    <style:style style:name="Taula7.F" style:family="table-column">
      <style:table-column-properties style:column-width="2.514cm"/>
    </style:style>
    <style:style style:name="Taula7.A1" style:family="table-cell">
      <style:table-cell-properties fo:padding="0.097cm" fo:border="none"/>
    </style:style>
    <style:style style:name="Taula7.B1" style:family="table-cell">
      <style:table-cell-properties fo:padding="0.097cm" fo:border-left="0.8pt solid #000000" fo:border-right="0.8pt solid #000000" fo:border-top="0.8pt solid #000000" fo:border-bottom="0.05pt solid #000000"/>
    </style:style>
    <style:style style:name="Taula7.D1" style:family="table-cell">
      <style:table-cell-properties fo:padding="0.097cm" fo:border-left="0.05pt solid #000000" fo:border-right="0.8pt solid #000000" fo:border-top="0.8pt solid #000000" fo:border-bottom="0.05pt solid #000000"/>
    </style:style>
    <style:style style:name="Taula7.B2" style:family="table-cell">
      <style:table-cell-properties fo:padding="0.097cm" fo:border-left="0.8pt solid #000000" fo:border-right="none" fo:border-top="none" fo:border-bottom="0.05pt solid #000000"/>
    </style:style>
    <style:style style:name="Taula7.C2" style:family="table-cell">
      <style:table-cell-properties fo:padding="0.097cm" fo:border-left="0.05pt solid #000000" fo:border-right="0.8pt solid #000000" fo:border-top="none" fo:border-bottom="0.05pt solid #000000"/>
    </style:style>
    <style:style style:name="Taula7.D2" style:family="table-cell">
      <style:table-cell-properties fo:padding="0.097cm" fo:border-left="0.05pt solid #000000" fo:border-right="none" fo:border-top="none" fo:border-bottom="0.05pt solid #000000"/>
    </style:style>
    <style:style style:name="Taula7.A3" style:family="table-cell">
      <style:table-cell-properties fo:padding="0.097cm" fo:border-left="0.8pt solid #000000" fo:border-right="0.05pt solid #000000" fo:border-top="0.8pt solid #000000" fo:border-bottom="0.05pt solid #000000"/>
    </style:style>
    <style:style style:name="Taula7.A5" style:family="table-cell">
      <style:table-cell-properties fo:padding="0.097cm" fo:border-left="0.8pt solid #000000" fo:border-right="none" fo:border-top="none" fo:border-bottom="0.8pt solid #000000"/>
    </style:style>
    <style:style style:name="Taula7.C5" style:family="table-cell">
      <style:table-cell-properties fo:padding="0.097cm" fo:border-left="0.05pt solid #000000" fo:border-right="0.8pt solid #000000" fo:border-top="none" fo:border-bottom="0.8pt solid #000000"/>
    </style:style>
    <style:style style:name="Taula7.D5" style:family="table-cell">
      <style:table-cell-properties fo:padding="0.097cm" fo:border-left="0.05pt solid #000000" fo:border-right="none" fo:border-top="none" fo:border-bottom="0.8pt solid #000000"/>
    </style:style>
    <style:style style:name="P1" style:family="paragraph" style:parent-style-name="Footer">
      <style:paragraph-properties fo:text-align="end" style:justify-single-word="false"/>
      <style:text-properties fo:language="ca" fo:country="ES"/>
    </style:style>
    <style:style style:name="P2" style:family="paragraph" style:parent-style-name="Standard">
      <style:paragraph-properties fo:line-height="115%"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3" style:family="paragraph" style:parent-style-name="Standard">
      <style:paragraph-properties fo:line-height="115%" fo:text-align="justify" style:justify-single-word="false"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4" style:family="paragraph" style:parent-style-name="Standard">
      <style:paragraph-properties fo:line-height="115%" fo:break-before="auto" fo:break-after="auto" style:writing-mode="lr-tb"/>
      <style:text-properties style:font-name="Times New Roman"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font-weight-complex="bold"/>
    </style:style>
    <style:style style:name="P5" style:family="paragraph" style:parent-style-name="Standard">
      <style:paragraph-properties fo:line-height="115%" fo:break-before="auto" fo:break-after="auto" style:writing-mode="lr-tb"/>
      <style:text-properties style:font-name="Times New Roman" fo:font-size="10pt" fo:language="ca" fo:country="ES" fo:font-weight="bold" fo:background-color="#ffff00" style:font-name-asian="Times New Roman" style:font-size-asian="10pt" style:font-weight-asian="bold" style:font-name-complex="Times New Roman" style:font-size-complex="10pt" style:font-weight-complex="bold"/>
    </style:style>
    <style:style style:name="P6" style:family="paragraph" style:parent-style-name="Standard">
      <style:paragraph-properties fo:line-height="115%" fo:text-align="justify" style:justify-single-word="false" fo:break-before="auto" fo:break-after="auto" style:writing-mode="lr-tb"/>
      <style:text-properties style:font-name="Times New Roman" fo:font-size="10pt" fo:language="ca" fo:country="ES" style:font-size-asian="10pt" style:font-size-complex="10pt"/>
    </style:style>
    <style:style style:name="P7" style:family="paragraph" style:parent-style-name="Standard">
      <style:paragraph-properties fo:line-height="115%" fo:text-align="justify" style:justify-single-word="false" fo:break-before="auto" fo:break-after="auto" style:writing-mode="lr-tb"/>
      <style:text-properties style:font-name="Times New Roman" fo:font-size="10pt" style:font-size-asian="10pt" style:font-size-complex="10pt"/>
    </style:style>
    <style:style style:name="P8" style:family="paragraph" style:parent-style-name="Standard">
      <style:paragraph-properties fo:line-height="115%" fo:break-before="auto" fo:break-after="auto" style:writing-mode="lr-tb"/>
      <style:text-properties style:font-name="Times New Roman" fo:font-size="8pt" fo:language="ca" fo:country="ES" fo:font-style="italic" style:text-underline-style="none" fo:font-weight="normal" style:font-name-asian="Times New Roman" style:font-size-asian="8pt" style:font-style-asian="italic" style:font-weight-asian="normal" style:font-name-complex="Times New Roman" style:font-size-complex="8pt" style:font-style-complex="italic" style:font-weight-complex="normal"/>
    </style:style>
    <style:style style:name="P9" style:family="paragraph" style:parent-style-name="Standard">
      <style:paragraph-properties fo:line-height="115%" fo:text-align="center" style:justify-single-word="false" fo:break-before="auto" fo:break-after="auto" style:writing-mode="lr-tb"/>
      <style:text-properties style:font-name="Times New Roman" fo:font-size="8pt" fo:language="ca" fo:country="ES" fo:font-style="italic" style:text-underline-style="none" fo:font-weight="normal" style:font-name-asian="Times New Roman" style:font-size-asian="8pt" style:font-style-asian="italic" style:font-weight-asian="normal" style:font-name-complex="Times New Roman" style:font-size-complex="8pt" style:font-style-complex="italic" style:font-weight-complex="normal"/>
    </style:style>
    <style:style style:name="P10" style:family="paragraph" style:parent-style-name="Standard">
      <style:paragraph-properties fo:line-height="115%" fo:break-before="auto" fo:break-after="auto" style:writing-mode="lr-tb"/>
      <style:text-properties style:font-name="Times New Roman" fo:font-size="8pt" fo:language="ca" fo:country="ES" style:font-name-asian="Times New Roman" style:font-size-asian="8pt" style:font-name-complex="Times New Roman" style:font-size-complex="8pt"/>
    </style:style>
    <style:style style:name="P11" style:family="paragraph" style:parent-style-name="Standard">
      <style:paragraph-properties fo:line-height="115%" fo:break-before="auto" fo:break-after="auto" style:writing-mode="lr-tb"/>
      <style:text-properties style:font-name="FreeMono" fo:font-size="10pt" fo:language="ca" fo:country="ES" style:font-size-asian="10pt" style:font-size-complex="10pt"/>
    </style:style>
    <style:style style:name="P12" style:family="paragraph" style:parent-style-name="Standard">
      <style:paragraph-properties fo:line-height="115%" fo:break-before="auto" fo:break-after="auto" style:writing-mode="lr-tb"/>
      <style:text-properties style:font-name="FreeMono" fo:font-size="10pt" fo:language="ca" fo:country="ES" style:font-name-asian="Times New Roman" style:font-size-asian="10pt" style:font-name-complex="Times New Roman" style:font-size-complex="10pt"/>
    </style:style>
    <style:style style:name="P13" style:family="paragraph" style:parent-style-name="Standard">
      <style:paragraph-properties fo:line-height="115%" fo:break-before="auto" fo:break-after="auto" style:writing-mode="lr-tb"/>
      <style:text-properties style:font-name="FreeMono" fo:font-size="10pt" fo:language="ca" fo:country="ES" fo:font-weight="normal" style:font-name-asian="Times New Roman" style:font-size-asian="10pt" style:font-weight-asian="normal" style:font-name-complex="Times New Roman" style:font-size-complex="10pt" style:font-weight-complex="normal"/>
    </style:style>
    <style:style style:name="P14" style:family="paragraph" style:parent-style-name="Standard">
      <style:paragraph-properties fo:line-height="115%" fo:break-before="auto" fo:break-after="auto" style:writing-mode="lr-tb"/>
      <style:text-properties style:font-name="FreeMono" fo:font-size="9pt" fo:language="ca" fo:country="ES" style:font-size-asian="9pt" style:font-size-complex="9pt"/>
    </style:style>
    <style:style style:name="P15" style:family="paragraph" style:parent-style-name="Standard">
      <style:paragraph-properties fo:line-height="115%" fo:break-before="auto" fo:break-after="auto" style:writing-mode="lr-tb"/>
      <style:text-properties style:font-name="FreeMono" fo:font-size="9pt" fo:language="ca" fo:country="ES" fo:font-weight="bold" style:font-name-asian="Times New Roman" style:font-size-asian="9pt" style:font-weight-asian="bold" style:font-name-complex="Times New Roman" style:font-size-complex="9pt" style:font-weight-complex="bold"/>
    </style:style>
    <style:style style:name="P16" style:family="paragraph" style:parent-style-name="Standard">
      <style:paragraph-properties fo:line-height="115%" fo:break-before="auto" fo:break-after="auto" style:writing-mode="lr-tb"/>
      <style:text-properties style:font-name="FreeMono" fo:font-size="9pt" fo:language="ca" fo:country="ES" style:font-name-asian="Times New Roman" style:font-size-asian="9pt" style:font-name-complex="Times New Roman" style:font-size-complex="9pt"/>
    </style:style>
    <style:style style:name="P17" style:family="paragraph" style:parent-style-name="Standard">
      <style:paragraph-properties fo:line-height="115%" fo:break-before="auto" fo:break-after="auto" style:writing-mode="lr-tb"/>
      <style:text-properties style:font-name="FreeMono" fo:font-size="8pt" fo:language="ca" fo:country="ES" style:font-size-asian="8pt" style:font-size-complex="8pt"/>
    </style:style>
    <style:style style:name="P18" style:family="paragraph" style:parent-style-name="Standard">
      <style:paragraph-properties fo:line-height="115%" fo:break-before="auto" fo:break-after="auto" style:writing-mode="lr-tb"/>
      <style:text-properties style:font-name="FreeMono" fo:font-size="8pt" fo:language="ca" fo:country="ES" style:font-name-asian="Times New Roman" style:font-size-asian="8pt" style:font-name-complex="Times New Roman" style:font-size-complex="8pt"/>
    </style:style>
    <style:style style:name="P19" style:family="paragraph" style:parent-style-name="Standard">
      <style:paragraph-properties fo:line-height="115%" fo:break-before="auto" fo:break-after="auto" style:writing-mode="lr-tb"/>
      <style:text-properties style:font-name="FreeMono" fo:font-size="8pt" fo:language="ca" fo:country="ES" fo:font-weight="bold" style:font-name-asian="Times New Roman" style:font-size-asian="8pt" style:font-weight-asian="bold" style:font-name-complex="Times New Roman" style:font-size-complex="8pt" style:font-weight-complex="bold"/>
    </style:style>
    <style:style style:name="P20" style:family="paragraph" style:parent-style-name="Standard">
      <style:paragraph-properties fo:line-height="115%" fo:break-before="auto" fo:break-after="auto" style:writing-mode="lr-tb"/>
      <style:text-properties style:font-name="FreeMono" fo:font-size="8pt" style:font-size-asian="8pt" style:font-size-complex="8pt"/>
    </style:style>
    <style:style style:name="P21" style:family="paragraph" style:parent-style-name="Standard">
      <style:paragraph-properties fo:line-height="115%" fo:break-before="auto" fo:break-after="auto" style:writing-mode="lr-tb"/>
      <style:text-properties style:font-name="FreeMono" fo:font-size="8pt" fo:background-color="#ffffff" style:font-name-asian="Verdana" style:font-size-asian="8pt" style:font-name-complex="Verdana" style:font-size-complex="8pt"/>
    </style:style>
    <style:style style:name="P22" style:family="paragraph" style:parent-style-name="Standard">
      <style:paragraph-properties fo:line-height="115%" fo:break-before="auto" fo:break-after="auto" style:writing-mode="lr-tb"/>
      <style:text-properties style:font-name="FreeMono" fo:font-size="8pt" fo:font-weight="bold" fo:background-color="#ffffff" style:font-name-asian="Verdana" style:font-size-asian="8pt" style:font-weight-asian="bold" style:font-name-complex="Verdana" style:font-size-complex="8pt" style:font-weight-complex="bold"/>
    </style:style>
    <style:style style:name="P23" style:family="paragraph" style:parent-style-name="Standard">
      <style:paragraph-properties fo:line-height="115%" fo:break-before="auto" fo:break-after="auto" style:writing-mode="lr-tb"/>
      <style:text-properties fo:language="ca" fo:country="ES"/>
    </style:style>
    <style:style style:name="P24" style:family="paragraph" style:parent-style-name="Standard">
      <style:paragraph-properties fo:line-height="115%" fo:text-align="justify" style:justify-single-word="false" fo:break-before="auto" fo:break-after="auto" style:writing-mode="lr-tb"/>
    </style:style>
    <style:style style:name="P25" style:family="paragraph" style:parent-style-name="Standard">
      <style:paragraph-properties fo:line-height="115%" fo:break-before="auto" fo:break-after="auto" style:writing-mode="lr-tb"/>
      <style:text-properties style:font-name="Times New Roman3" fo:font-size="10pt" fo:language="ca" fo:country="ES" style:font-name-asian="Times New Roman" style:font-size-asian="10pt" style:font-name-complex="Times New Roman" style:font-size-complex="10pt"/>
    </style:style>
    <style:style style:name="P26" style:family="paragraph" style:parent-style-name="Standard">
      <style:paragraph-properties fo:line-height="115%" fo:text-align="justify" style:justify-single-word="false" fo:break-before="auto" fo:break-after="auto" style:writing-mode="lr-tb"/>
      <style:text-properties style:font-name="Times New Roman3" fo:font-size="10pt" style:font-size-asian="10pt" style:font-size-complex="10pt"/>
    </style:style>
    <style:style style:name="P27" style:family="paragraph" style:parent-style-name="Standard">
      <style:paragraph-properties fo:line-height="115%" fo:break-before="auto" fo:break-after="auto" style:writing-mode="lr-tb"/>
      <style:text-properties style:font-name="Times New Roman3" fo:font-size="10pt" style:font-name-asian="Times New Roman" style:font-size-asian="10pt" style:font-name-complex="Times New Roman" style:font-size-complex="10pt"/>
    </style:style>
    <style:style style:name="P28" style:family="paragraph" style:parent-style-name="Standard">
      <style:paragraph-properties fo:line-height="115%" fo:break-before="auto" fo:break-after="auto" style:writing-mode="lr-tb"/>
      <style:text-properties style:font-name="Times New Roman3" fo:font-size="10pt" fo:font-weight="bold" style:font-name-asian="Times New Roman" style:font-size-asian="10pt" style:font-weight-asian="bold" style:font-name-complex="Times New Roman" style:font-size-complex="10pt" style:font-weight-complex="bold"/>
    </style:style>
    <style:style style:name="P29" style:family="paragraph" style:parent-style-name="Standard">
      <style:paragraph-properties fo:line-height="115%" fo:text-align="justify" style:justify-single-word="false" fo:break-before="auto" fo:break-after="auto" style:writing-mode="lr-tb"/>
      <style:text-properties style:font-name="Times New Roman3"/>
    </style:style>
    <style:style style:name="P30" style:family="paragraph" style:parent-style-name="Standard">
      <style:paragraph-properties fo:line-height="115%" fo:break-before="auto" fo:break-after="auto" style:writing-mode="lr-tb"/>
      <style:text-properties style:font-name="Times New Roman3" style:font-name-asian="Times New Roman" style:font-name-complex="Times New Roman"/>
    </style:style>
    <style:style style:name="P31"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32" style:family="paragraph" style:parent-style-name="Standard">
      <style:paragraph-properties fo:line-height="115%" fo:text-align="justify" style:justify-single-word="false" fo:break-before="auto" fo:break-after="auto" style:writing-mode="lr-tb"/>
      <style:text-properties fo:color="#000000" fo:font-size="10pt" style:font-size-asian="10pt" style:font-size-complex="10pt"/>
    </style:style>
    <style:style style:name="P33" style:family="paragraph" style:parent-style-name="Standard">
      <style:paragraph-properties fo:line-height="115%" fo:break-before="auto" fo:break-after="auto" style:writing-mode="lr-tb"/>
      <style:text-properties fo:color="#000000" style:font-name="Times New Roman" fo:font-size="10pt" style:font-name-asian="Times New Roman" style:font-size-asian="10pt" style:font-name-complex="Times New Roman" style:font-size-complex="10pt"/>
    </style:style>
    <style:style style:name="P34" style:family="paragraph" style:parent-style-name="Standard">
      <style:paragraph-properties fo:line-height="115%" fo:break-before="auto" fo:break-after="auto" style:writing-mode="lr-tb"/>
      <style:text-properties fo:color="#000000" style:font-name="Times New Roman" fo:font-size="10pt" fo:background-color="#ffffff" style:font-name-asian="Times New Roman" style:font-size-asian="10pt" style:font-name-complex="Times New Roman" style:font-size-complex="10pt"/>
    </style:style>
    <style:style style:name="P35" style:family="paragraph" style:parent-style-name="Subtítol_20_meu">
      <style:paragraph-properties fo:break-before="auto" fo:break-after="auto"/>
      <style:text-properties fo:language="ca" fo:country="ES" fo:font-weight="bold" style:font-name-asian="Times New Roman" style:font-weight-asian="bold" style:font-name-complex="Times New Roman" style:font-weight-complex="bold"/>
    </style:style>
    <style:style style:name="P36" style:family="paragraph" style:parent-style-name="Standard">
      <style:paragraph-properties fo:line-height="115%" style:writing-mode="lr-tb"/>
      <style:text-properties style:font-name="Times New Roman"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font-weight-complex="bold"/>
    </style:style>
    <style:style style:name="P37" style:family="paragraph" style:parent-style-name="Standard">
      <style:paragraph-properties fo:line-height="115%" style:writing-mode="lr-tb"/>
      <style:text-properties style:font-name="Times New Roman" fo:font-size="10pt" fo:language="ca" fo:country="ES" style:text-underline-style="none" fo:font-weight="normal" style:font-name-asian="Times New Roman" style:font-size-asian="10pt" style:font-weight-asian="normal" style:font-name-complex="Times New Roman" style:font-size-complex="10pt" style:font-weight-complex="normal"/>
    </style:style>
    <style:style style:name="P38" style:family="paragraph" style:parent-style-name="Standard">
      <style:paragraph-properties fo:line-height="115%" style:writing-mode="lr-tb"/>
      <style:text-properties style:font-name="Times New Roman" fo:font-size="10pt" fo:language="ca" fo:country="ES" style:font-size-asian="10pt" style:font-size-complex="10pt"/>
    </style:style>
    <style:style style:name="P39" style:family="paragraph" style:parent-style-name="Standard">
      <style:paragraph-properties fo:line-height="115%" fo:text-align="justify" style:justify-single-word="false" style:writing-mode="lr-tb"/>
      <style:text-properties style:font-name="Times New Roman" fo:font-size="10pt" fo:language="ca" fo:country="ES" style:font-size-asian="10pt" style:font-size-complex="10pt"/>
    </style:style>
    <style:style style:name="P40" style:family="paragraph" style:parent-style-name="Standard">
      <style:paragraph-properties fo:line-height="115%" style:writing-mode="lr-tb"/>
      <style:text-properties style:font-name="Times New Roman" fo:font-size="10pt" fo:language="ca" fo:country="ES" style:font-name-asian="Times New Roman" style:font-size-asian="10pt" style:font-name-complex="Times New Roman" style:font-size-complex="10pt"/>
    </style:style>
    <style:style style:name="P41" style:family="paragraph" style:parent-style-name="Standard">
      <style:paragraph-properties fo:line-height="115%" fo:text-align="justify" style:justify-single-word="false" style:writing-mode="lr-tb"/>
      <style:text-properties style:font-name="Times New Roman" fo:font-size="10pt" fo:language="ca" fo:country="ES" style:font-name-asian="Times New Roman" style:font-size-asian="10pt" style:font-name-complex="Times New Roman" style:font-size-complex="10pt"/>
    </style:style>
    <style:style style:name="P42" style:family="paragraph" style:parent-style-name="Standard">
      <style:paragraph-properties fo:line-height="115%" fo:text-align="start" style:justify-single-word="false" style:writing-mode="lr-tb"/>
      <style:text-properties style:font-name="Times New Roman" fo:font-size="10pt" fo:language="ca" fo:country="ES"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P43" style:family="paragraph" style:parent-style-name="Standard">
      <style:paragraph-properties fo:line-height="115%" fo:text-align="justify" style:justify-single-word="false" style:writing-mode="lr-tb"/>
      <style:text-properties style:font-name="Times New Roman" fo:font-size="10pt" fo:language="ca" fo:country="ES"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P44" style:family="paragraph" style:parent-style-name="Standard">
      <style:paragraph-properties fo:line-height="115%" fo:text-align="start" style:justify-single-word="false" style:writing-mode="lr-tb"/>
      <style:text-properties style:font-name="Times New Roman" fo:font-size="10pt" fo:language="ca" fo:country="E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5" style:family="paragraph" style:parent-style-name="Standard">
      <style:paragraph-properties fo:line-height="115%" fo:text-align="justify" style:justify-single-word="false" style:writing-mode="lr-tb"/>
      <style:text-properties style:font-name="Times New Roman" fo:font-size="10pt" style:font-size-asian="10pt" style:font-size-complex="10pt"/>
    </style:style>
    <style:style style:name="P46" style:family="paragraph" style:parent-style-name="Standard">
      <style:paragraph-properties fo:line-height="115%" style:writing-mode="lr-tb"/>
      <style:text-properties style:font-name="Times New Roman" fo:font-size="10pt" style:font-name-asian="Times New Roman" style:font-size-asian="10pt" style:font-name-complex="Times New Roman" style:font-size-complex="10pt"/>
    </style:style>
    <style:style style:name="P47" style:family="paragraph" style:parent-style-name="Standard">
      <style:paragraph-properties fo:line-height="115%" fo:text-align="justify" style:justify-single-word="false" style:writing-mode="lr-tb"/>
      <style:text-properties style:font-name="Times New Roman" fo:font-size="10pt" style:font-name-asian="Times New Roman" style:font-size-asian="10pt" style:font-name-complex="Times New Roman" style:font-size-complex="10pt"/>
    </style:style>
    <style:style style:name="P48" style:family="paragraph" style:parent-style-name="Standard">
      <style:paragraph-properties fo:line-height="115%" fo:text-align="start" style:justify-single-word="false" style:writing-mode="lr-tb"/>
      <style:text-properties style:font-name="Times New Roman" fo:font-size="18pt" fo:language="ca" fo:country="ES" fo:font-style="normal" style:text-underline-style="none" fo:font-weight="bold" style:font-name-asian="Times New Roman" style:font-size-asian="15.75pt" style:font-style-asian="normal" style:font-weight-asian="bold" style:font-name-complex="Times New Roman" style:font-size-complex="18pt" style:font-style-complex="normal" style:font-weight-complex="bold"/>
    </style:style>
    <style:style style:name="P49" style:family="paragraph" style:parent-style-name="Standard">
      <style:paragraph-properties fo:line-height="115%" fo:text-align="center" style:justify-single-word="false" style:writing-mode="lr-tb"/>
      <style:text-properties style:font-name="Times New Roman" fo:font-size="16pt" fo:language="ca" fo:country="ES" style:text-underline-style="none" fo:font-weight="normal" style:font-name-asian="Times New Roman" style:font-size-asian="14pt" style:font-weight-asian="normal" style:font-name-complex="Times New Roman" style:font-size-complex="16pt" style:font-weight-complex="normal"/>
    </style:style>
    <style:style style:name="P50" style:family="paragraph" style:parent-style-name="Standard">
      <style:paragraph-properties fo:line-height="115%" fo:text-align="center" style:justify-single-word="false" style:writing-mode="lr-tb"/>
      <style:text-properties style:font-name="Times New Roman" fo:font-size="8pt" fo:language="ca" fo:country="ES" fo:font-style="italic" style:text-underline-style="none" fo:font-weight="normal" style:font-name-asian="Times New Roman" style:font-size-asian="8pt" style:font-style-asian="italic" style:font-weight-asian="normal" style:font-name-complex="Times New Roman" style:font-size-complex="8pt" style:font-style-complex="italic" style:font-weight-complex="normal"/>
    </style:style>
    <style:style style:name="P51" style:family="paragraph" style:parent-style-name="Standard">
      <style:paragraph-properties fo:line-height="115%" fo:text-align="center" style:justify-single-word="false" style:writing-mode="lr-tb"/>
      <style:text-properties fo:color="#000000" style:font-name="Times New Roman" fo:font-size="32pt" fo:language="ca" fo:country="ES" style:text-underline-style="none" fo:font-weight="normal" style:font-name-asian="Times New Roman" style:font-size-asian="32pt" style:font-weight-asian="normal" style:font-name-complex="Times New Roman" style:font-size-complex="32pt" style:font-weight-complex="normal"/>
    </style:style>
    <style:style style:name="P52" style:family="paragraph" style:parent-style-name="Standard">
      <style:paragraph-properties fo:line-height="115%" style:writing-mode="lr-tb"/>
      <style:text-properties fo:color="#000000" style:font-name="Times New Roman" fo:font-size="10pt" fo:background-color="#ffffff" style:font-name-asian="Times New Roman" style:font-size-asian="10pt" style:font-name-complex="Times New Roman" style:font-size-complex="10pt"/>
    </style:style>
    <style:style style:name="P53" style:family="paragraph" style:parent-style-name="Standard">
      <style:paragraph-properties fo:line-height="115%" style:writing-mode="lr-tb"/>
      <style:text-properties fo:color="#000000" style:font-name="Times New Roman" fo:font-size="10pt" style:font-name-asian="Times New Roman" style:font-size-asian="10pt" style:font-name-complex="Times New Roman" style:font-size-complex="10pt"/>
    </style:style>
    <style:style style:name="P54" style:family="paragraph" style:parent-style-name="Standard">
      <style:paragraph-properties fo:line-height="115%" fo:text-align="justify" style:justify-single-word="false" style:writing-mode="lr-tb"/>
      <style:text-properties fo:color="#000000" style:font-name="Times New Roman" fo:font-size="10pt" style:font-name-asian="Times New Roman" style:font-size-asian="10pt" style:font-name-complex="Times New Roman" style:font-size-complex="10pt"/>
    </style:style>
    <style:style style:name="P55" style:family="paragraph" style:parent-style-name="Standard">
      <style:paragraph-properties fo:line-height="115%" style:writing-mode="lr-tb"/>
      <style:text-properties fo:color="#000000" fo:font-size="10pt" style:font-size-asian="10pt" style:font-size-complex="10pt"/>
    </style:style>
    <style:style style:name="P56" style:family="paragraph" style:parent-style-name="Standard">
      <style:paragraph-properties fo:line-height="115%" fo:text-align="justify" style:justify-single-word="false" style:writing-mode="lr-tb"/>
      <style:text-properties fo:color="#000000" fo:font-size="10pt" style:font-size-asian="10pt" style:font-size-complex="10pt"/>
    </style:style>
    <style:style style:name="P57" style:family="paragraph" style:parent-style-name="Standard">
      <style:paragraph-properties fo:line-height="115%" style:writing-mode="lr-tb"/>
      <style:text-properties fo:color="#000000" style:font-name="FreeMono" fo:font-size="10pt" style:font-size-asian="10pt" style:font-size-complex="10pt"/>
    </style:style>
    <style:style style:name="P58" style:family="paragraph" style:parent-style-name="Standard">
      <style:paragraph-properties fo:line-height="115%" style:writing-mode="lr-tb"/>
      <style:text-properties fo:color="#000000" style:font-name="FreeMono" fo:font-size="10pt" style:font-name-asian="Times New Roman" style:font-size-asian="10pt" style:font-name-complex="Times New Roman" style:font-size-complex="10pt"/>
    </style:style>
    <style:style style:name="P59" style:family="paragraph" style:parent-style-name="Standard">
      <style:paragraph-properties fo:line-height="115%" style:writing-mode="lr-tb"/>
      <style:text-properties fo:color="#000000" style:font-name="FreeMono" fo:font-size="9pt" style:font-size-asian="9pt" style:font-size-complex="9pt"/>
    </style:style>
    <style:style style:name="P60" style:family="paragraph" style:parent-style-name="Standard">
      <style:paragraph-properties fo:line-height="115%" style:writing-mode="lr-tb"/>
      <style:text-properties fo:color="#000000" style:font-name="FreeMono" fo:font-size="9pt" style:font-name-asian="Times New Roman" style:font-size-asian="9pt" style:font-name-complex="Times New Roman" style:font-size-complex="9pt"/>
    </style:style>
    <style:style style:name="P61" style:family="paragraph" style:parent-style-name="Standard">
      <style:paragraph-properties fo:line-height="115%" style:writing-mode="lr-tb"/>
      <style:text-properties style:font-name="FreeMono" fo:font-size="9pt" fo:language="ca" fo:country="ES" style:font-name-asian="Times New Roman" style:font-size-asian="9pt" style:font-name-complex="Times New Roman" style:font-size-complex="9pt"/>
    </style:style>
    <style:style style:name="P62" style:family="paragraph" style:parent-style-name="Standard">
      <style:paragraph-properties fo:line-height="115%" style:writing-mode="lr-tb"/>
      <style:text-properties style:font-name="FreeMono" fo:font-size="9pt" fo:language="ca" fo:country="ES" fo:font-weight="bold" style:font-name-asian="Times New Roman" style:font-size-asian="9pt" style:font-weight-asian="bold" style:font-name-complex="Times New Roman" style:font-size-complex="9pt" style:font-weight-complex="bold"/>
    </style:style>
    <style:style style:name="P63" style:family="paragraph" style:parent-style-name="Standard">
      <style:paragraph-properties fo:line-height="115%" style:writing-mode="lr-tb"/>
      <style:text-properties style:font-name="FreeMono" fo:font-size="9pt" style:font-size-asian="9pt" style:font-size-complex="9pt"/>
    </style:style>
    <style:style style:name="P64" style:family="paragraph" style:parent-style-name="Standard">
      <style:paragraph-properties fo:line-height="115%" style:writing-mode="lr-tb"/>
      <style:text-properties style:font-name="FreeMono" fo:font-size="9pt" fo:font-weight="bold" style:font-name-asian="Times New Roman" style:font-size-asian="9pt" style:font-weight-asian="bold" style:font-name-complex="Times New Roman" style:font-size-complex="9pt" style:font-weight-complex="bold"/>
    </style:style>
    <style:style style:name="P65" style:family="paragraph" style:parent-style-name="Standard">
      <style:paragraph-properties fo:line-height="115%" style:writing-mode="lr-tb"/>
      <style:text-properties style:font-name="FreeMono" fo:font-size="9pt" style:font-name-asian="Times New Roman" style:font-size-asian="9pt" style:font-name-complex="Times New Roman" style:font-size-complex="9pt"/>
    </style:style>
    <style:style style:name="P66" style:family="paragraph" style:parent-style-name="Standard">
      <style:paragraph-properties fo:line-height="115%" style:writing-mode="lr-tb"/>
      <style:text-properties style:font-name="FreeMono" fo:font-size="10pt" fo:language="ca" fo:country="ES" style:font-name-asian="Times New Roman" style:font-size-asian="10pt" style:font-name-complex="Times New Roman" style:font-size-complex="10pt"/>
    </style:style>
    <style:style style:name="P67" style:family="paragraph" style:parent-style-name="Standard">
      <style:paragraph-properties fo:line-height="115%" style:writing-mode="lr-tb"/>
      <style:text-properties style:font-name="FreeMono" fo:font-size="10pt" fo:language="ca" fo:country="ES" fo:font-weight="normal" style:font-name-asian="Times New Roman" style:font-size-asian="10pt" style:font-weight-asian="normal" style:font-name-complex="Times New Roman" style:font-size-complex="10pt" style:font-weight-complex="normal"/>
    </style:style>
    <style:style style:name="P68" style:family="paragraph" style:parent-style-name="Standard">
      <style:paragraph-properties fo:line-height="115%" style:writing-mode="lr-tb"/>
      <style:text-properties style:font-name="FreeMono" fo:font-size="7pt" fo:language="ca" fo:country="ES" style:font-size-asian="7pt" style:font-size-complex="7pt"/>
    </style:style>
    <style:style style:name="P69" style:family="paragraph" style:parent-style-name="Standard">
      <style:paragraph-properties fo:line-height="115%" style:writing-mode="lr-tb"/>
      <style:text-properties style:font-name="FreeMono" fo:font-size="7pt" fo:language="ca" fo:country="ES" style:font-name-asian="Times New Roman" style:font-size-asian="7pt" style:font-name-complex="Times New Roman" style:font-size-complex="7pt"/>
    </style:style>
    <style:style style:name="P70" style:family="paragraph" style:parent-style-name="Standard">
      <style:paragraph-properties fo:line-height="115%" style:writing-mode="lr-tb"/>
      <style:text-properties style:font-name="FreeMono" fo:font-size="8pt" fo:language="ca" fo:country="ES" fo:font-weight="normal" fo:background-color="#ffffff" style:font-name-asian="Verdana" style:font-size-asian="8pt" style:font-weight-asian="normal" style:font-name-complex="Verdana" style:font-size-complex="8pt" style:font-weight-complex="normal"/>
    </style:style>
    <style:style style:name="P71" style:family="paragraph" style:parent-style-name="Standard">
      <style:paragraph-properties fo:line-height="115%" style:writing-mode="lr-tb"/>
      <style:text-properties style:font-name="FreeMono" fo:font-size="8pt" fo:language="ca" fo:country="ES" fo:font-weight="bold" fo:background-color="#ffffff" style:font-name-asian="Verdana" style:font-size-asian="8pt" style:font-weight-asian="bold" style:font-name-complex="Verdana" style:font-size-complex="8pt" style:font-weight-complex="bold"/>
    </style:style>
    <style:style style:name="P72" style:family="paragraph" style:parent-style-name="Standard">
      <style:paragraph-properties fo:line-height="115%" fo:text-align="start" style:justify-single-word="false" style:writing-mode="lr-tb"/>
      <style:text-properties style:font-name="FreeMono" fo:font-size="8pt" fo:language="ca" fo:country="ES" fo:font-style="normal" style:text-underline-style="none" fo:font-weight="normal" style:font-name-asian="Times New Roman" style:font-size-asian="8pt" style:font-style-asian="normal" style:font-weight-asian="normal" style:font-name-complex="Times New Roman" style:font-size-complex="8pt" style:font-style-complex="normal" style:font-weight-complex="normal"/>
    </style:style>
    <style:style style:name="P73" style:family="paragraph" style:parent-style-name="Standard">
      <style:paragraph-properties fo:line-height="115%" fo:text-align="justify" style:justify-single-word="false" style:writing-mode="lr-tb"/>
      <style:text-properties style:font-name="FreeMono" fo:font-size="8pt" fo:language="ca" fo:country="ES" fo:font-style="normal" style:text-underline-style="none" fo:font-weight="normal" style:font-name-asian="Times New Roman" style:font-size-asian="8pt" style:font-style-asian="normal" style:font-weight-asian="normal" style:font-name-complex="Times New Roman" style:font-size-complex="8pt" style:font-style-complex="normal" style:font-weight-complex="normal"/>
    </style:style>
    <style:style style:name="P74" style:family="paragraph" style:parent-style-name="Standard">
      <style:paragraph-properties fo:line-height="115%" fo:text-align="start" style:justify-single-word="false" style:writing-mode="lr-tb"/>
      <style:text-properties style:font-name="FreeMono" fo:font-size="8pt" fo:language="ca" fo:country="ES" fo:font-style="normal" style:text-underline-style="none" fo:font-weight="bold" style:font-name-asian="Times New Roman" style:font-size-asian="8pt" style:font-style-asian="normal" style:font-weight-asian="bold" style:font-name-complex="Times New Roman" style:font-size-complex="8pt" style:font-style-complex="normal" style:font-weight-complex="bold"/>
    </style:style>
    <style:style style:name="P75" style:family="paragraph" style:parent-style-name="Standard">
      <style:paragraph-properties fo:line-height="115%" style:writing-mode="lr-tb"/>
      <style:text-properties style:font-name="FreeMono" fo:font-size="8pt" fo:background-color="#ffffff" style:font-name-asian="Verdana" style:font-size-asian="8pt" style:font-name-complex="Verdana" style:font-size-complex="8pt"/>
    </style:style>
    <style:style style:name="P76" style:family="paragraph" style:parent-style-name="Standard">
      <style:paragraph-properties fo:line-height="115%" style:writing-mode="lr-tb"/>
      <style:text-properties style:font-name="Times New Roman3" fo:font-size="10pt" fo:language="ca" fo:country="ES" style:font-size-asian="10pt" style:font-size-complex="10pt"/>
    </style:style>
    <style:style style:name="P77" style:family="paragraph" style:parent-style-name="Standard">
      <style:paragraph-properties fo:line-height="115%" style:writing-mode="lr-tb"/>
      <style:text-properties style:font-name="Times New Roman3" fo:font-size="10pt" fo:language="ca" fo:country="ES" style:font-name-asian="Times New Roman" style:font-size-asian="10pt" style:font-name-complex="Times New Roman" style:font-size-complex="10pt"/>
    </style:style>
    <style:style style:name="P78" style:family="paragraph" style:parent-style-name="Standard">
      <style:paragraph-properties fo:line-height="115%" fo:text-align="justify" style:justify-single-word="false" style:writing-mode="lr-tb"/>
      <style:text-properties style:font-name="Times New Roman3" fo:font-size="10pt" style:font-size-asian="10pt" style:font-size-complex="10pt"/>
    </style:style>
    <style:style style:name="P79" style:family="paragraph" style:parent-style-name="Standard">
      <style:paragraph-properties fo:margin-left="0cm" fo:margin-right="0cm" fo:line-height="115%" fo:text-indent="0cm" style:auto-text-indent="false"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80"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3" fo:font-size="10pt" fo:language="ca" fo:country="ES"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81"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3"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8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3"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8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3" fo:font-size="10pt" fo:language="ca" fo:country="ES"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84" style:family="paragraph" style:parent-style-name="Table_20_Contents">
      <style:text-properties style:font-name="Times New Roman" fo:font-size="10pt" fo:language="ca" fo:country="ES" style:font-size-asian="10pt" style:font-size-complex="10pt"/>
    </style:style>
    <style:style style:name="P85" style:family="paragraph" style:parent-style-name="Table_20_Contents">
      <style:paragraph-properties fo:text-align="center" style:justify-single-word="false"/>
      <style:text-properties style:font-name="Times New Roman" fo:font-size="10pt" fo:language="ca" fo:country="ES" style:font-size-asian="10pt" style:font-size-complex="10pt"/>
    </style:style>
    <style:style style:name="P86" style:family="paragraph" style:parent-style-name="Table_20_Contents">
      <style:paragraph-properties fo:text-align="center" style:justify-single-word="false"/>
      <style:text-properties style:font-name="Times New Roman" fo:font-size="10pt" fo:language="ca" fo:country="ES" fo:font-style="italic" style:font-size-asian="10pt" style:font-style-asian="italic" style:font-size-complex="10pt" style:font-style-complex="italic"/>
    </style:style>
    <style:style style:name="P87" style:family="paragraph" style:parent-style-name="Table_20_Contents">
      <style:paragraph-properties fo:text-align="center" style:justify-single-word="false"/>
      <style:text-properties style:font-name="Times New Roman" fo:font-size="10pt" fo:language="ca" fo:country="ES" fo:font-weight="bold"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style:font-name="Times New Roman" fo:font-size="10pt" fo:language="ca" fo:country="ES" fo:font-style="normal" style:font-size-asian="10pt" style:font-style-asian="normal" style:font-size-complex="10pt" style:font-style-complex="normal"/>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ítol_20_Principal">
      <style:text-properties fo:language="ca" fo:country="ES"/>
    </style:style>
    <style:style style:name="P92" style:family="paragraph" style:parent-style-name="Subtítol_20_meu">
      <style:text-properties fo:language="ca" fo:country="ES"/>
    </style:style>
    <style:style style:name="P93" style:family="paragraph" style:parent-style-name="Subtítol_20_meu">
      <style:text-properties style:font-name="Times New Roman3"/>
    </style:style>
    <style:style style:name="P94" style:family="paragraph" style:parent-style-name="Standard">
      <style:text-properties style:font-name="Times New Roman3" fo:font-size="10pt" style:font-size-asian="10pt" style:font-size-complex="10pt"/>
    </style:style>
    <style:style style:name="P95" style:family="paragraph" style:parent-style-name="Standard">
      <style:text-properties style:font-name="Times New Roman3" fo:font-size="10pt" fo:language="ca" fo:country="ES" style:font-size-asian="10pt" style:font-size-complex="10pt"/>
    </style:style>
    <style:style style:name="P96" style:family="paragraph" style:parent-style-name="Standard">
      <style:paragraph-properties fo:line-height="115%"/>
      <style:text-properties style:font-name="Times New Roman3"/>
    </style:style>
    <style:style style:name="P97" style:family="paragraph" style:parent-style-name="Standard">
      <style:paragraph-properties fo:line-height="115%" fo:text-align="justify" style:justify-single-word="false"/>
      <style:text-properties style:font-name="Times New Roman3"/>
    </style:style>
    <style:style style:name="P98" style:family="paragraph" style:parent-style-name="Standard">
      <style:paragraph-properties fo:line-height="115%"/>
    </style:style>
    <style:style style:name="P99" style:family="paragraph" style:parent-style-name="Standard">
      <style:paragraph-properties fo:line-height="115%" fo:text-align="justify" style:justify-single-word="false"/>
    </style:style>
    <style:style style:name="P100" style:family="paragraph" style:parent-style-name="Standard">
      <style:paragraph-properties fo:line-height="115%"/>
      <style:text-properties style:font-name="FreeMono"/>
    </style:style>
    <style:style style:name="P101" style:family="paragraph" style:parent-style-name="Standard">
      <style:paragraph-properties fo:margin-top="0cm" fo:margin-bottom="0cm" fo:line-height="115%" fo:text-align="justify" style:justify-single-word="false" style:writing-mode="lr-tb"/>
      <style:text-properties style:font-name="Times New Roman" fo:font-size="10pt" fo:language="ca" fo:country="ES" style:font-name-asian="Times New Roman" style:font-size-asian="10pt" style:font-name-complex="Times New Roman" style:font-size-complex="10pt"/>
    </style:style>
    <style:style style:name="P102" style:family="paragraph" style:parent-style-name="Standard" style:master-page-name="First_20_Page">
      <style:paragraph-properties fo:line-height="115%" style:page-number="auto" fo:break-before="auto" fo:break-after="auto" style:writing-mode="lr-tb"/>
      <style:text-properties style:font-name="Times New Roman"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font-weight-complex="bold"/>
    </style:style>
    <style:style style:name="P103" style:family="paragraph" style:parent-style-name="Standard" style:list-style-name="L2">
      <style:paragraph-properties fo:line-height="115%" fo:text-align="justify" style:justify-single-word="false"/>
      <style:text-properties fo:language="ca" fo:country="ES"/>
    </style:style>
    <style:style style:name="P104" style:family="paragraph" style:parent-style-name="Standard">
      <style:paragraph-properties>
        <style:tab-stops>
          <style:tab-stop style:position="16.51cm" style:type="right" style:leader-style="dotted" style:leader-text="."/>
        </style:tab-stops>
      </style:paragraph-properties>
    </style:style>
    <style:style style:name="P105" style:family="paragraph" style:parent-style-name="Standard">
      <style:paragraph-properties>
        <style:tab-stops>
          <style:tab-stop style:position="1cm"/>
          <style:tab-stop style:position="16.51cm" style:type="right" style:leader-style="dotted" style:leader-text="."/>
        </style:tab-stops>
      </style:paragraph-properties>
    </style:style>
    <style:style style:name="P106" style:family="paragraph" style:parent-style-name="Standard" style:list-style-name="L1">
      <style:paragraph-properties fo:margin-top="0cm" fo:margin-bottom="0cm" fo:line-height="115%" fo:text-align="justify" style:justify-single-word="false" fo:break-before="auto" fo:break-after="auto" style:writing-mode="lr-tb"/>
      <style:text-properties fo:language="ca" fo:country="ES"/>
    </style:style>
    <style:style style:name="P107" style:family="paragraph" style:parent-style-name="Standard" style:list-style-name="L3">
      <style:paragraph-properties fo:margin-top="0cm" fo:margin-bottom="0cm" fo:line-height="115%" fo:text-align="justify" style:justify-single-word="false" fo:break-before="auto" fo:break-after="auto" style:writing-mode="lr-tb"/>
      <style:text-properties fo:language="ca" fo:country="ES"/>
    </style:style>
    <style:style style:name="P108" style:family="paragraph" style:parent-style-name="Standard" style:list-style-name="L4">
      <style:paragraph-properties fo:margin-top="0cm" fo:margin-bottom="0cm" fo:line-height="115%" fo:text-align="justify" style:justify-single-word="false" fo:break-before="auto" fo:break-after="auto" style:writing-mode="lr-tb"/>
      <style:text-properties fo:language="ca" fo:country="ES"/>
    </style:style>
    <style:style style:name="P109" style:family="paragraph" style:parent-style-name="Standard" style:list-style-name="L2">
      <style:paragraph-properties fo:margin-top="0cm" fo:margin-bottom="0cm" fo:line-height="115%" fo:text-align="justify" style:justify-single-word="false"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110" style:family="paragraph" style:parent-style-name="Standard" style:list-style-name="L4">
      <style:paragraph-properties fo:margin-top="0cm" fo:margin-bottom="0cm" fo:line-height="115%" fo:text-align="justify" style:justify-single-word="false"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111" style:family="paragraph" style:parent-style-name="Standard" style:list-style-name="L7">
      <style:paragraph-properties fo:margin-top="0cm" fo:margin-bottom="0cm" fo:line-height="115%" fo:text-align="justify" style:justify-single-word="false" fo:break-before="auto" fo:break-after="auto" style:writing-mode="lr-tb"/>
      <style:text-properties style:font-name="Times New Roman" fo:font-size="10pt" fo:language="ca" fo:country="ES" style:font-size-asian="10pt" style:font-size-complex="10pt"/>
    </style:style>
    <style:style style:name="P112" style:family="paragraph" style:parent-style-name="Standard" style:list-style-name="LS1">
      <style:paragraph-properties fo:margin-top="0cm" fo:margin-bottom="0cm" fo:line-height="115%" fo:text-align="justify" style:justify-single-word="false" style:writing-mode="lr-tb"/>
      <style:text-properties style:font-name="Times New Roman" fo:font-size="10pt" fo:language="ca" fo:country="ES" style:font-size-asian="10pt" style:font-size-complex="10pt"/>
    </style:style>
    <style:style style:name="P113" style:family="paragraph" style:parent-style-name="Standard" style:list-style-name="L2">
      <style:paragraph-properties fo:margin-top="0cm" fo:margin-bottom="0cm" fo:line-height="115%" fo:text-align="justify" style:justify-single-word="false" style:writing-mode="lr-tb"/>
      <style:text-properties style:font-name="Times New Roman" fo:font-size="10pt" fo:language="ca" fo:country="ES" style:font-name-asian="Times New Roman" style:font-size-asian="10pt" style:font-name-complex="Times New Roman" style:font-size-complex="10pt"/>
    </style:style>
    <style:style style:name="P114" style:family="paragraph" style:parent-style-name="Standard" style:list-style-name="LS3">
      <style:paragraph-properties fo:margin-top="0cm" fo:margin-bottom="0cm" fo:line-height="115%" fo:text-align="justify" style:justify-single-word="false" style:writing-mode="lr-tb"/>
      <style:text-properties style:font-name="Times New Roman" fo:font-size="10pt" fo:language="ca" fo:country="ES" style:font-name-asian="Times New Roman" style:font-size-asian="10pt" style:font-name-complex="Times New Roman" style:font-size-complex="10pt"/>
    </style:style>
    <style:style style:name="P115" style:family="paragraph" style:parent-style-name="Standard" style:list-style-name="LS4">
      <style:paragraph-properties fo:margin-top="0cm" fo:margin-bottom="0cm" fo:line-height="115%" fo:text-align="justify" style:justify-single-word="false" style:writing-mode="lr-tb"/>
      <style:text-properties style:font-name="Times New Roman" fo:font-size="10pt" fo:language="ca" fo:country="ES" style:font-name-asian="Times New Roman" style:font-size-asian="10pt" style:font-name-complex="Times New Roman" style:font-size-complex="10pt"/>
    </style:style>
    <style:style style:name="P116" style:family="paragraph" style:parent-style-name="Standard" style:list-style-name="L4">
      <style:paragraph-properties fo:margin-top="0cm" fo:margin-bottom="0cm" fo:line-height="115%" fo:text-align="justify" style:justify-single-word="false" style:writing-mode="lr-tb"/>
      <style:text-properties style:font-name="Times New Roman" fo:font-size="10pt" fo:language="ca" fo:country="ES" style:font-name-asian="Times New Roman" style:font-size-asian="10pt" style:font-name-complex="Times New Roman" style:font-size-complex="10pt"/>
    </style:style>
    <style:style style:name="P117" style:family="paragraph" style:parent-style-name="Standard" style:list-style-name="LS1">
      <style:paragraph-properties fo:margin-top="0cm" fo:margin-bottom="0cm" fo:line-height="115%" fo:text-align="justify" style:justify-single-word="false" style:writing-mode="lr-tb"/>
      <style:text-properties style:font-name="Times New Roman" fo:font-size="10pt" fo:language="ca" fo:country="ES" style:font-name-asian="Times New Roman" style:font-size-asian="10pt" style:font-name-complex="Times New Roman" style:font-size-complex="10pt"/>
    </style:style>
    <style:style style:name="P118" style:family="paragraph" style:parent-style-name="Standard" style:list-style-name="L3">
      <style:paragraph-properties fo:margin-left="2cm" fo:margin-right="0cm" fo:margin-top="0cm" fo:margin-bottom="0cm" fo:line-height="115%" fo:text-align="justify" style:justify-single-word="false" fo:text-indent="-0.635cm" style:auto-text-indent="false" fo:break-before="auto" fo:break-after="auto" style:writing-mode="lr-tb"/>
      <style:text-properties style:font-name="FreeMono" fo:font-size="10pt" fo:language="ca" fo:country="ES" style:font-size-asian="10pt" style:font-size-complex="10pt"/>
    </style:style>
    <style:style style:name="P119" style:family="paragraph" style:parent-style-name="Standard" style:list-style-name="L5">
      <style:paragraph-properties fo:margin-left="2cm" fo:margin-right="0cm" fo:margin-top="0cm" fo:margin-bottom="0cm" fo:line-height="115%" fo:text-align="justify" style:justify-single-word="false" fo:text-indent="-0.635cm" style:auto-text-indent="false" fo:break-before="auto" fo:break-after="auto" style:writing-mode="lr-tb"/>
      <style:text-properties style:font-name="Times New Roman" fo:font-size="10pt" fo:language="ca" fo:country="ES" style:font-size-asian="10pt" style:font-size-complex="10pt"/>
    </style:style>
    <style:style style:name="P120" style:family="paragraph" style:parent-style-name="Standard" style:list-style-name="L6">
      <style:paragraph-properties fo:margin-left="2cm" fo:margin-right="0cm" fo:margin-top="0cm" fo:margin-bottom="0cm" fo:line-height="115%" fo:text-align="justify" style:justify-single-word="false" fo:text-indent="-0.635cm" style:auto-text-indent="false"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121" style:family="paragraph" style:parent-style-name="Standard" style:list-style-name="L7">
      <style:paragraph-properties fo:margin-left="2cm" fo:margin-right="0cm" fo:margin-top="0cm" fo:margin-bottom="0cm" fo:line-height="115%" fo:text-align="justify" style:justify-single-word="false" fo:text-indent="-0.635cm" style:auto-text-indent="false"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122" style:family="paragraph" style:parent-style-name="Standard" style:list-style-name="L5">
      <style:paragraph-properties fo:margin-left="2cm" fo:margin-right="0cm" fo:margin-top="0cm" fo:margin-bottom="0cm" fo:line-height="115%" fo:text-align="justify" style:justify-single-word="false" fo:text-indent="-0.635cm" style:auto-text-indent="false" style:writing-mode="lr-tb"/>
      <style:text-properties style:font-name="Times New Roman" fo:font-size="10pt" fo:language="ca" fo:country="ES" style:font-name-asian="Times New Roman" style:font-size-asian="10pt" style:font-name-complex="Times New Roman" style:font-size-complex="10pt"/>
    </style:style>
    <style:style style:name="P123" style:family="paragraph" style:parent-style-name="Standard" style:list-style-name="L6">
      <style:paragraph-properties fo:margin-left="2cm" fo:margin-right="0cm" fo:margin-top="0cm" fo:margin-bottom="0cm" fo:line-height="115%" fo:text-align="justify" style:justify-single-word="false" fo:text-indent="-0.635cm" style:auto-text-indent="false" style:writing-mode="lr-tb"/>
      <style:text-properties style:font-name="Times New Roman" fo:font-size="10pt" fo:language="ca" fo:country="ES" style:font-size-asian="10pt" style:font-size-complex="10pt"/>
    </style:style>
    <style:style style:name="P124" style:family="paragraph" style:parent-style-name="Standard" style:list-style-name="L5">
      <style:paragraph-properties fo:margin-left="0cm" fo:margin-right="0cm" fo:line-height="115%" fo:text-align="justify" style:justify-single-word="false" fo:text-indent="0cm" style:auto-text-indent="false" fo:break-before="auto" fo:break-after="auto" style:writing-mode="lr-tb"/>
      <style:text-properties style:font-name="Times New Roman" fo:font-size="10pt" fo:language="ca" fo:country="ES" fo:font-weight="bold" fo:background-color="#ffff00" style:font-name-asian="Times New Roman" style:font-size-asian="10pt" style:font-weight-asian="bold" style:font-name-complex="Times New Roman" style:font-size-complex="10pt" style:font-weight-complex="bold"/>
    </style:style>
    <style:style style:name="P125" style:family="paragraph" style:parent-style-name="Standard" style:list-style-name="L6">
      <style:paragraph-properties fo:margin-left="0cm" fo:margin-right="0cm" fo:margin-top="0cm" fo:margin-bottom="0cm" fo:line-height="115%" fo:text-align="justify" style:justify-single-word="false" fo:text-indent="0cm" style:auto-text-indent="false" style:writing-mode="lr-tb"/>
      <style:text-properties style:font-name="Times New Roman" fo:font-size="10pt" fo:language="ca" fo:country="ES" style:font-name-asian="Times New Roman" style:font-size-asian="10pt" style:font-name-complex="Times New Roman" style:font-size-complex="10pt"/>
    </style:style>
    <style:style style:name="P126" style:family="paragraph" style:parent-style-name="Standard" style:list-style-name="L8">
      <style:paragraph-properties fo:margin-left="1cm" fo:margin-right="0cm" fo:margin-top="0cm" fo:margin-bottom="0cm" fo:line-height="125%" fo:text-align="justify" style:justify-single-word="false" fo:text-indent="-0.635cm" style:auto-text-indent="false" fo:break-before="auto" fo:break-after="auto" style:writing-mode="lr-tb"/>
      <style:text-properties style:font-name="Times New Roman" fo:font-size="10pt" fo:language="ca" fo:country="ES" style:font-name-asian="Times New Roman" style:font-size-asian="10pt" style:font-name-complex="Times New Roman" style:font-size-complex="10pt"/>
    </style:style>
    <style:style style:name="P127" style:family="paragraph" style:parent-style-name="Standard" style:list-style-name="L8">
      <style:paragraph-properties fo:margin-left="1cm" fo:margin-right="0cm" fo:margin-top="0cm" fo:margin-bottom="0cm" fo:line-height="125%" fo:text-align="justify" style:justify-single-word="false" fo:text-indent="-0.635cm" style:auto-text-indent="false" style:writing-mode="lr-tb"/>
      <style:text-properties style:font-name="Times New Roman" fo:font-size="10pt" fo:language="ca" fo:country="E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8" style:family="paragraph" style:parent-style-name="Standard">
      <style:paragraph-properties fo:line-height="115%" fo:text-align="start" style:justify-single-word="false" style:writing-mode="lr-tb"/>
      <style:text-properties style:font-name="FreeMono" fo:font-size="8pt" fo:language="ca" fo:country="ES" fo:font-style="normal" style:text-underline-style="none" fo:font-weight="normal" style:font-name-asian="Times New Roman" style:font-size-asian="8pt" style:font-style-asian="normal" style:font-weight-asian="normal" style:font-name-complex="Times New Roman" style:font-size-complex="8pt" style:font-style-complex="normal" style:font-weight-complex="normal"/>
    </style:style>
    <style:style style:name="T1" style:family="text">
      <style:text-properties fo:color="#444444" fo:background-color="#ffffff"/>
    </style:style>
    <style:style style:name="T2" style:family="text">
      <style:text-properties style:text-position="sub 58%" style:font-name-asian="Times New Roman" style:font-name-complex="Times New Roman"/>
    </style:style>
    <style:style style:name="T3" style:family="text">
      <style:text-properties style:font-name-asian="Times New Roman" style:font-name-complex="Times New Roman"/>
    </style:style>
    <style:style style:name="T4" style:family="text">
      <style:text-properties fo:font-weight="bold" style:font-name-asian="Times New Roman" style:font-weight-asian="bold" style:font-name-complex="Times New Roman" style:font-weight-complex="bold"/>
    </style:style>
    <style:style style:name="T5" style:family="text">
      <style:text-properties fo:font-weight="bold" fo:background-color="#ffffff" style:font-name-asian="Verdana" style:font-weight-asian="bold" style:font-name-complex="Verdana" style:font-weight-complex="bold"/>
    </style:style>
    <style:style style:name="T6" style:family="text">
      <style:text-properties fo:font-weight="bold" style:font-weight-asian="bold" style:font-weight-complex="bold"/>
    </style:style>
    <style:style style:name="T7" style:family="text">
      <style:text-properties fo:font-style="italic" style:font-name-asian="Times New Roman" style:font-style-asian="italic" style:font-name-complex="Times New Roman" style:font-style-complex="italic"/>
    </style:style>
    <style:style style:name="T8" style:family="text">
      <style:text-properties fo:font-style="italic" style:font-style-asian="italic" style:font-style-complex="italic"/>
    </style:style>
    <style:style style:name="T9" style:family="text">
      <style:text-properties style:font-name="FreeMono"/>
    </style:style>
    <style:style style:name="T10" style:family="text">
      <style:text-properties style:font-name="FreeMono" style:font-name-asian="Times New Roman" style:font-name-complex="Times New Roman"/>
    </style:style>
    <style:style style:name="T11" style:family="text">
      <style:text-properties style:font-name="FreeMono" fo:font-size="9pt" style:font-name-asian="Times New Roman" style:font-size-asian="9pt" style:font-name-complex="Times New Roman" style:font-size-complex="9pt"/>
    </style:style>
    <style:style style:name="T12" style:family="text">
      <style:text-properties style:font-name="FreeMono" fo:font-size="10pt" style:font-name-asian="Times New Roman" style:font-size-asian="10pt" style:font-name-complex="Times New Roman" style:font-size-complex="10pt"/>
    </style:style>
    <style:style style:name="T13" style:family="text">
      <style:text-properties style:font-name="FreeMono" fo:language="ca" fo:country="ES" style:font-name-asian="Times New Roman" style:font-name-complex="Times New Roman"/>
    </style:style>
    <style:style style:name="T14" style:family="text">
      <style:text-properties style:font-name="Times New Roman"/>
    </style:style>
    <style:style style:name="T15" style:family="text">
      <style:text-properties style:font-name="Times New Roman" fo:font-size="10pt" style:font-name-asian="Times New Roman" style:font-size-asian="10pt" style:font-name-complex="Times New Roman" style:font-size-complex="10pt"/>
    </style:style>
    <style:style style:name="T16" style:family="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17" style:family="text">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T18" style:family="text">
      <style:text-properties style:font-name="Times New Roman" fo:font-size="10pt" fo:background-color="#ffffff" style:font-name-asian="Times New Roman" style:font-size-asian="10pt" style:font-name-complex="Times New Roman" style:font-size-complex="10pt"/>
    </style:style>
    <style:style style:name="T19" style:family="text">
      <style:text-properties style:font-name="Times New Roman" style:font-name-asian="Times New Roman" style:font-name-complex="Times New Roman"/>
    </style:style>
    <style:style style:name="T20" style:family="text">
      <style:text-properties style:font-name="Times New Roman" fo:font-style="italic" style:font-name-asian="Times New Roman" style:font-style-asian="italic" style:font-name-complex="Times New Roman" style:font-style-complex="italic"/>
    </style:style>
    <style:style style:name="T21" style:family="text">
      <style:text-properties style:font-name="Times New Roman" style:text-underline-style="none" style:font-name-asian="Times New Roman" style:font-name-complex="Times New Roman"/>
    </style:style>
    <style:style style:name="T22" style:family="text">
      <style:text-properties fo:color="#000000" fo:language="ca" fo:country="ES" style:text-underline-style="none" fo:font-weight="normal" fo:background-color="transparent" style:font-name-asian="Times New Roman" style:font-weight-asian="normal" style:font-name-complex="Times New Roman" style:font-weight-complex="normal"/>
    </style:style>
    <style:style style:name="T23" style:family="text">
      <style:text-properties fo:color="#000000" fo:language="ca" fo:country="ES" style:text-underline-style="none" style:font-name-asian="Times New Roman" style:font-name-complex="Times New Roman"/>
    </style:style>
    <style:style style:name="T24" style:family="text">
      <style:text-properties fo:color="#000000" style:font-name="Times New Roman" fo:font-size="10pt" fo:background-color="#ffffff" style:font-name-asian="Times New Roman" style:font-size-asian="10pt" style:font-name-complex="Times New Roman" style:font-size-complex="10pt"/>
    </style:style>
    <style:style style:name="T25" style:family="text">
      <style:text-properties fo:color="#000000" style:font-name="Times New Roman" style:text-underline-style="none" style:font-name-asian="Times New Roman" style:font-name-complex="Times New Roman"/>
    </style:style>
    <style:style style:name="T26" style:family="text">
      <style:text-properties fo:color="#000000" style:font-name="FreeMono" fo:font-size="10pt" fo:background-color="#ffffff" style:font-name-asian="Times New Roman" style:font-size-asian="10pt" style:font-name-complex="Times New Roman" style:font-size-complex="10pt"/>
    </style:style>
    <style:style style:name="T27" style:family="text">
      <style:text-properties fo:color="#000000" style:text-underline-style="none"/>
    </style:style>
    <style:style style:name="T28" style:family="text">
      <style:text-properties fo:font-size="9pt" style:font-name-asian="Times New Roman" style:font-size-asian="9pt" style:font-name-complex="Times New Roman" style:font-size-complex="9pt"/>
    </style:style>
    <style:style style:name="T29" style:family="text">
      <style:text-properties fo:font-size="8pt" style:font-name-asian="Times New Roman" style:font-size-asian="8pt" style:font-name-complex="Times New Roman" style:font-size-complex="8pt"/>
    </style:style>
    <style:style style:name="T30" style:family="text">
      <style:text-properties fo:language="ca" fo:country="ES" style:font-name-asian="Times New Roman" style:font-name-complex="Times New Roman"/>
    </style:style>
    <style:style style:name="T31" style:family="text">
      <style:text-properties fo:language="ca" fo:country="ES" fo:font-style="italic" style:font-name-asian="Times New Roman" style:font-style-asian="italic" style:font-name-complex="Times New Roman" style:font-style-complex="italic"/>
    </style:style>
    <style:style style:name="T32" style:family="text">
      <style:text-properties fo:language="ca" fo:country="ES" fo:font-weight="normal" fo:background-color="transparent" style:font-name-asian="Times New Roman" style:font-weight-asian="normal" style:font-name-complex="Times New Roman" style:font-weight-complex="normal"/>
    </style:style>
    <style:style style:name="T33" style:family="text">
      <style:text-properties fo:background-color="#ffffff" style:font-name-asian="Verdana" style:font-name-complex="Verdana"/>
    </style:style>
    <style:style style:name="T34" style:family="text">
      <style:text-properties fo:background-color="#ffffff" style:font-name-asian="Times New Roman" style:font-name-complex="Times New Roman"/>
    </style:style>
    <style:style style:name="T35" style:family="text">
      <style:text-properties style:font-name="Times New Roman3" style:font-name-asian="Times New Roman" style:font-name-complex="Times New Roman"/>
    </style:style>
    <style:style style:name="T36" style:family="text">
      <style:text-properties fo:color="#666600" style:font-name="Times New Roman" fo:font-size="10pt" fo:background-color="#ffffff" style:font-name-asian="Times New Roman" style:font-size-asian="10pt" style:font-name-complex="Times New Roman" style:font-size-complex="10pt"/>
    </style:style>
    <style:style style:name="fr1" style:family="graphic" style:parent-style-name="OLE">
      <style:graphic-properties style:vertical-pos="from-top" style:vertical-rel="paragraph" style:horizontal-pos="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0.73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0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4cm" fo:text-indent="-0.635cm" fo:margin-left="0.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5cm" fo:text-indent="-0.635cm" fo:margin-left="1.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cm" fo:text-indent="-0.635cm" fo:margin-left="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45cm" fo:text-indent="-0.635cm" fo:margin-left="2.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8cm" fo:text-indent="-0.635cm" fo:margin-left="3.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5cm" fo:text-indent="-0.635cm" fo:margin-left="3.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5cm" fo:text-indent="-0.635cm" fo:margin-left="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85cm" fo:text-indent="-0.635cm" fo:margin-left="4.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1">Projecte final: Protein Docking</text:p>
      <text:p text:style-name="P36"/>
      <text:p text:style-name="P36"/>
      <text:p text:style-name="P49"/>
      <text:p text:style-name="P49">Genís Riera Pérez</text:p>
      <text:p text:style-name="P49">Iulian Valentín Brumar</text:p>
      <text:p text:style-name="P49"/>
      <text:p text:style-name="P49">Programació Conscient de l'Arquitectura</text:p>
      <text:p text:style-name="P49">Q2 - 2012/2013</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table-of-content text:style-name="Sect1" text:protected="true" text:name="Índex de continguts1">
        <text:table-of-content-source text:outline-level="10" text:use-outline-level="false" text:use-index-source-styles="true">
          <text:index-title-template text:style-name="Títol_20_Principal">Índex</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ol_20_Principal"/>
          </text:index-source-styles>
          <text:index-source-styles text:outline-level="2">
            <text:index-source-style text:style-name="Subtítol_20_meu"/>
          </text:index-source-styles>
        </text:table-of-content-source>
        <text:index-body>
          <text:index-title text:style-name="Sect2" text:name="Índex de continguts1_Head">
            <text:p text:style-name="Títol_20_Principal"><text:soft-page-break/>Índex</text:p>
          </text:index-title>
          <text:p text:style-name="P104"><text:a xlink:type="simple" xlink:href="#__RefHeading__3452_1511595835" text:style-name="Index_20_Link" text:visited-style-name="Index_20_Link">1. <text:s/>Consideracions prèvies<text:tab/>3</text:a></text:p>
          <text:p text:style-name="P104"><text:a xlink:type="simple" xlink:href="#__RefHeading__3490_1511595835" text:style-name="Index_20_Link" text:visited-style-name="Index_20_Link">2. <text:s/>Procés d’optimització del programa<text:tab/>4</text:a></text:p>
          <text:p text:style-name="P105"><text:tab/><text:a xlink:type="simple" xlink:href="#__RefHeading__3492_1511595835" text:style-name="Index_20_Link" text:visited-style-name="Index_20_Link">2.1 <text:s/>Tria de les millors opcions del compilador<text:tab/>4</text:a></text:p>
          <text:p text:style-name="P105"><text:tab/><text:a xlink:type="simple" xlink:href="#__RefHeading__3538_1511595835" text:style-name="Index_20_Link" text:visited-style-name="Index_20_Link">2.2 <text:s/>Primera optimització<text:tab/>5</text:a></text:p>
          <text:p text:style-name="P105"><text:tab/><text:a xlink:type="simple" xlink:href="#__RefHeading__3736_1511595835" text:style-name="Index_20_Link" text:visited-style-name="Index_20_Link">2.2 <text:s/>Segona optimització<text:tab/>8</text:a></text:p>
          <text:p text:style-name="P105"><text:tab/><text:a xlink:type="simple" xlink:href="#__RefHeading__23413_977718424" text:style-name="Index_20_Link" text:visited-style-name="Index_20_Link">2.3 <text:s/>Tercera optimització<text:tab/>11</text:a></text:p>
          <text:p text:style-name="P105"><text:tab/><text:a xlink:type="simple" xlink:href="#__RefHeading__23440_977718424" text:style-name="Index_20_Link" text:visited-style-name="Index_20_Link">2.4 <text:s/>Quarta optimització<text:tab/>13</text:a></text:p>
          <text:p text:style-name="P104"><text:a xlink:type="simple" xlink:href="#__RefHeading__3848_1511595835" text:style-name="Index_20_Link" text:visited-style-name="Index_20_Link">3. <text:s/>Valoració final<text:tab/>16</text:a></text:p>
          <text:p text:style-name="P104"><text:a xlink:type="simple" xlink:href="#__RefHeading__3852_1511595835" text:style-name="Index_20_Link" text:visited-style-name="Index_20_Link">4. <text:s/>Annexos<text:tab/>17</text:a></text:p>
          <text:p text:style-name="P105"><text:tab/><text:a xlink:type="simple" xlink:href="#__RefHeading__3854_1511595835" text:style-name="Index_20_Link" text:visited-style-name="Index_20_Link">Annex A. Entorn d'execució<text:tab/>17</text:a></text:p>
          <text:p text:style-name="P105"><text:tab/><text:a xlink:type="simple" xlink:href="#__RefHeading__4894_1010246654" text:style-name="Index_20_Link" text:visited-style-name="Index_20_Link">Annex B. Altres optimitzacions no aplicades<text:tab/>17</text:a></text:p>
        </text:index-body>
      </text:table-of-content>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1"><text:bookmark-start text:name="__RefHeading__3452_1511595835"/><text:soft-page-break/>1. <text:s/>Consideracions prèvies<text:bookmark-end text:name="__RefHeading__3452_1511595835"/></text:p>
      <text:list xml:id="list7511616401" text:style-name="L1">
        <text:list-item>
          <text:p text:style-name="P106"><text:bookmark-start text:name="__RefHeading__3454_1511595835"/><text:span text:style-name="T15">Totes les versions del programa han estat compilades amb la versió </text:span><text:span text:style-name="T16">(SUSE Linux) 4.6.2</text:span><text:span text:style-name="T15"> del compilador </text:span><text:span text:style-name="T16">gcc</text:span><text:span text:style-name="T15">.</text:span><text:bookmark-end text:name="__RefHeading__3454_1511595835"/></text:p>
        </text:list-item>
      </text:list>
      <text:list xml:id="list751161640" text:style-name="LS1">
        <text:list-header>
          <text:p text:style-name="P112"/>
        </text:list-header>
      </text:list>
      <text:list xml:id="list16869946081" text:style-name="L2">
        <text:list-item>
          <text:p text:style-name="P103"><text:bookmark-start text:name="__RefHeading__3456_1511595835"/><text:span text:style-name="T15">La tasca de compilar les diverses versions del programa amb diferents opcions del compilador en funció dels nostres interessos (mesura dels temps, fer </text:span><text:span text:style-name="T17">profiling</text:span><text:span text:style-name="T15">, </text:span><text:span text:style-name="T17">debugging</text:span><text:span text:style-name="T15">, etc.) s’ha automatitzat amb un fitxer </text:span><text:span text:style-name="T12">Makefile</text:span><text:span text:style-name="T15"> adjunt al comprimit de la pràctica. Per a conèixer el seu ús consulteu el fitxer </text:span><text:span text:style-name="T12">README.txt</text:span><text:span text:style-name="T15"> adjunt al comprimit de la pràctica.</text:span><text:bookmark-end text:name="__RefHeading__3456_1511595835"/></text:p>
          <text:p text:style-name="P113"/>
        </text:list-item>
        <text:list-item>
          <text:p text:style-name="P109"><text:bookmark-start text:name="__RefHeading__3458_1511595835"/>Totes les execucions han estat realitzades sobre l'entorn descrit a l'annex A. <text:bookmark-end text:name="__RefHeading__3458_1511595835"/></text:p>
          <text:p text:style-name="P113"/>
        </text:list-item>
        <text:list-item>
          <text:p text:style-name="P109"><text:bookmark-start text:name="__RefHeading__3460_1511595835"/>Al llarg del document es mencionen 3 jocs de proves que s’han fet servir per provar totes les versions del programa, que anomenem test 1, test 2 i test 3. Aquests referencien els següents fitxers d’entrada:<text:bookmark-end text:name="__RefHeading__3460_1511595835"/></text:p>
        </text:list-item>
      </text:list>
      <text:list xml:id="list63960973" text:style-name="LS3">
        <text:list-header>
          <text:p text:style-name="P114"/>
        </text:list-header>
      </text:list>
      <text:list xml:id="list639609731" text:style-name="L3">
        <text:list-item>
          <text:p text:style-name="P118"><text:bookmark-start text:name="__RefHeading__3462_1511595835"/><text:span text:style-name="T3">test </text:span><text:span text:style-name="T3">1: -</text:span><text:span text:style-name="T3">static</text:span><text:span text:style-name="T3"> 2</text:span><text:span text:style-name="T3">pka</text:span><text:span text:style-name="T3">.</text:span><text:span text:style-name="T3">parsed</text:span><text:span text:style-name="T3"> -</text:span><text:span text:style-name="T3">mobile</text:span><text:span text:style-name="T3"> 5</text:span><text:span text:style-name="T3">pti</text:span><text:span text:style-name="T3">.</text:span><text:span text:style-name="T3">parsed</text:span><text:bookmark-end text:name="__RefHeading__3462_1511595835"/></text:p>
        </text:list-item>
        <text:list-item>
          <text:p text:style-name="P118"><text:bookmark-start text:name="__RefHeading__3464_1511595835"/><text:span text:style-name="T3">test </text:span><text:span text:style-name="T3">2: -</text:span><text:span text:style-name="T3">static</text:span><text:span text:style-name="T3"> 1</text:span><text:span text:style-name="T3">hba</text:span><text:span text:style-name="T3">.</text:span><text:span text:style-name="T3">parsed</text:span><text:span text:style-name="T3"> -</text:span><text:span text:style-name="T3">mobile</text:span><text:span text:style-name="T3"> 5</text:span><text:span text:style-name="T3">pti</text:span><text:span text:style-name="T3">.</text:span><text:span text:style-name="T3">parsed</text:span><text:bookmark-end text:name="__RefHeading__3464_1511595835"/></text:p>
        </text:list-item>
        <text:list-item>
          <text:p text:style-name="P118"><text:bookmark-start text:name="__RefHeading__3466_1511595835"/><text:span text:style-name="T3">test </text:span><text:span text:style-name="T3">3: -</text:span><text:span text:style-name="T3">static</text:span><text:span text:style-name="T3"> 4</text:span><text:span text:style-name="T3">hhb</text:span><text:span text:style-name="T3">.</text:span><text:span text:style-name="T3">parsed</text:span><text:span text:style-name="T3"> -</text:span><text:span text:style-name="T3">mobile</text:span><text:span text:style-name="T3"> 5</text:span><text:span text:style-name="T3">pti</text:span><text:span text:style-name="T3">.</text:span><text:span text:style-name="T3">parsed</text:span><text:bookmark-end text:name="__RefHeading__3466_1511595835"/></text:p>
        </text:list-item>
      </text:list>
      <text:p text:style-name="P3"/>
      <text:list xml:id="list604719223" text:continue-numbering="true" text:style-name="L3">
        <text:list-item>
          <text:p text:style-name="P107"><text:bookmark-start text:name="__RefHeading__3468_1511595835"/><text:span text:style-name="T15">Per a generar tots els anàlisis amb les diferents eines de </text:span><text:span text:style-name="T17">profiling</text:span><text:span text:style-name="T15"> utilitzades s’ha executat el programa amb el test 1 i redireccionant la sortida a </text:span><text:span text:style-name="T12">/dev/null</text:span><text:span text:style-name="T15">.</text:span><text:bookmark-end text:name="__RefHeading__3468_1511595835"/></text:p>
        </text:list-item>
      </text:list>
      <text:list xml:id="list444199456" text:style-name="LS4">
        <text:list-header>
          <text:p text:style-name="P115"/>
        </text:list-header>
      </text:list>
      <text:list xml:id="list4441994561" text:style-name="L4">
        <text:list-item>
          <text:p text:style-name="P108"><text:bookmark-start text:name="__RefHeading__3470_1511595835"/><text:span text:style-name="T15">Per garantir que cada versió del programa no altera la correctesa de la versió original, a cada optimització implementada hem comparat la seves sortides (una per cadascun dels 3 tests), amb les originals. Aquest procés l’hem realitzat sempre, abans de començar a fer mesures de temps i analitzar resultats. Totes les optimitzacions mostrades en aquest document satisfan la correctesa del programa. Addicionalemnt, dins del directori </text:span><text:span text:style-name="T12">sortides_programa_opt_&amp;_orig</text:span><text:span text:style-name="T15"> adjunt al comprimit de la pràctica es poden trobar les sortides generades per la versió més òptima i l'original del programa (una sortida per cadascun dels 3 tests), per a que es pugui demostrar que la versió més òptima funciona correctament.</text:span><text:bookmark-end text:name="__RefHeading__3470_1511595835"/></text:p>
        </text:list-item>
      </text:list>
      <text:p text:style-name="P101"/>
      <text:list xml:id="list188768767" text:continue-numbering="true" text:style-name="L4">
        <text:list-item>
          <text:p text:style-name="P110"><text:bookmark-start text:name="__RefHeading__3472_1511595835"/>Les optimitzacions aplicades són incrementals, és a dir, que una optimització conté les anteriors fins a l’actual, i així successivament.<text:bookmark-end text:name="__RefHeading__3472_1511595835"/></text:p>
        </text:list-item>
      </text:list>
      <text:p text:style-name="P101"/>
      <text:list xml:id="list47970716" text:continue-numbering="true" text:style-name="L4">
        <text:list-item>
          <text:p text:style-name="P116"><text:bookmark-start text:name="__RefHeading__3474_1511595835"/>Pel que fa als temps d’execució que apareixen al llarg d’aquest document:<text:bookmark-end text:name="__RefHeading__3474_1511595835"/></text:p>
        </text:list-item>
      </text:list>
      <text:list xml:id="list23" text:style-name="LS1">
        <text:list-header>
          <text:p text:style-name="P117"/>
        </text:list-header>
      </text:list>
      <text:list xml:id="list17113262771" text:style-name="L5">
        <text:list-item>
          <text:p text:style-name="P119"><text:bookmark-start text:name="__RefHeading__3476_1511595835"/><text:span text:style-name="T3">Representen el </text:span><text:span text:style-name="T7">elapsed time</text:span><text:span text:style-name="T3"> de la part instrumentada del codi, delimitada per la normativa de PCA. La mesura l'hem realitzat mitjançant la crida a sistema </text:span><text:span text:style-name="T10">gettimeofday</text:span><text:span text:style-name="T3">.</text:span><text:bookmark-end text:name="__RefHeading__3476_1511595835"/></text:p>
          <text:p text:style-name="P124"/>
        </text:list-item>
        <text:list-item>
          <text:p text:style-name="P119"><text:bookmark-start text:name="__RefHeading__3478_1511595835"/><text:span text:style-name="T3">Per a cada optimització aplicada, el programa s’ha executat 10 vegades seguides per a cadascun dels 3 tests, calculant així la mitjana del temps d’execució i la seva desviació estàndard. Aquesta tasca l’hem automatitzat mitjançant el </text:span><text:span text:style-name="T7">script</text:span><text:span text:style-name="T3"> </text:span><text:span text:style-name="T10">timing_and_stddev.sh</text:span><text:span text:style-name="T3"> adjunt al comprimit de la pràctica. Per a conéixer el seu funcionament consulteu el fitxer </text:span><text:span text:style-name="T10">README.txt</text:span><text:span text:style-name="T3"> també adjunt.</text:span><text:bookmark-end text:name="__RefHeading__3478_1511595835"/></text:p>
          <text:p text:style-name="P122"/>
        </text:list-item>
        <text:list-item>
          <text:p text:style-name="P119"><text:bookmark-start text:name="__RefHeading__3480_1511595835"/><text:span text:style-name="T3">En cadascuna d’aquestes execucions s’ha redireccionat la sortida a </text:span><text:span text:style-name="T10">/dev/null</text:span><text:span text:style-name="T3">.</text:span><text:bookmark-end text:name="__RefHeading__3480_1511595835"/></text:p>
        </text:list-item>
      </text:list>
      <text:list xml:id="list1134779709" text:style-name="L6">
        <text:list-header>
          <text:p text:style-name="P125"/>
        </text:list-header>
        <text:list-item>
          <text:p text:style-name="P120"><text:bookmark-start text:name="__RefHeading__3482_1511595835"/>Durant la realització de les mesures dels temps, l’ordinador sobre el qual s’han dut a terme no tenia altres aplicacions obertes ni corrent en segon terme.<text:bookmark-end text:name="__RefHeading__3482_1511595835"/></text:p>
        </text:list-item>
        <text:list-item>
          <text:p text:style-name="P123"><text:bookmark-start text:name="__RefHeading__3484_1511595835"/><text:soft-page-break/><text:span text:style-name="T3">Per corroborar amb fermesa la hipòtesi que una versió del programa és millor que una altra , hem realitzat la prova estadística t-student. Aquesta prova és un contrast d’hipòtesis unilateral, ja que tenim indicis que una versió sempre és millor que l’altre. Tanmateix, parteix de les premisses que les dues mostres són mostres aleatòries simple que segueixen una distribució normal, i les variàncies són desconegudes però idèntiques. Per a fer aquests prova hem recorregut a la fulla de càlcul </text:span><text:span text:style-name="T10">comparison.odt</text:span><text:span text:style-name="T3"> adjunta al comprimit de la pràctica. Si no es diu el contrari, totes les proves (una per cada optimització aplicada), amb risc </text:span><text:span text:style-name="T1">α</text:span><text:span text:style-name="T3"> = 0.05, han donat com a resultat que es pot rebutjar la hipòtesis nul·la H</text:span><text:span text:style-name="T2">0</text:span><text:span text:style-name="T3"> (els temps d’execució dels dos programes són iguals) i, per tant, podem assegurar que hi ha prou evidència com per creure que la versió optimitzada és millor que la seva antecessora. </text:span><text:bookmark-end text:name="__RefHeading__3484_1511595835"/></text:p>
          <text:p text:style-name="P125"/>
        </text:list-item>
      </text:list>
      <text:list xml:id="list1223292531" text:style-name="L7">
        <text:list-item>
          <text:p text:style-name="P121"><text:bookmark-start text:name="__RefHeading__3486_1511595835"/>Totes aquestes condicions tenen com a objectiu garantir una obtenció rigorosa i fiable de les mesures, amb el mínim de soroll possible per a no distorsionar la qualitat dels resultats i posteriors anàlisis.<text:bookmark-end text:name="__RefHeading__3486_1511595835"/></text:p>
        </text:list-item>
      </text:list>
      <text:p text:style-name="P101"/>
      <text:list xml:id="list892650673" text:continue-numbering="true" text:style-name="L7">
        <text:list-item>
          <text:p text:style-name="P111"><text:bookmark-start text:name="__RefHeading__3488_1511595835"/><text:span text:style-name="T3">Dins el comprimit de la pràctica, en el directori </text:span><text:span text:style-name="T10">codis_optimitzats</text:span><text:span text:style-name="T3">, s’adjunten també els codis font optimitzats. Per saber com instal·lar-los per tal d’executar el programa amb aquesta nova versió consulteu el fitxer </text:span><text:span text:style-name="T10">README.txt</text:span><text:span text:style-name="T3">.</text:span><text:bookmark-end text:name="__RefHeading__3488_1511595835"/></text:p>
        </text:list-item>
      </text:list>
      <text:p text:style-name="P79"/>
      <text:p text:style-name="P4"/>
      <text:p text:style-name="P36"/>
      <text:p text:style-name="P36"/>
      <text:p text:style-name="P91"><text:bookmark-start text:name="__RefHeading__3490_1511595835"/>2. <text:s/>Procés d’optimització del programa<text:bookmark-end text:name="__RefHeading__3490_1511595835"/></text:p>
      <text:p text:style-name="P35"><text:bookmark-start text:name="__RefHeading__3492_1511595835"/>2.1 <text:s/>Tria de les millors opcions del compilador<text:bookmark-end text:name="__RefHeading__3492_1511595835"/></text:p>
      <text:p text:style-name="P2"/>
      <text:p text:style-name="P6"><text:bookmark-start text:name="__RefHeading__3494_1511595835"/><text:span text:style-name="T3">Abans de començar a modificar codi per aplicar tècniques d’optimització, hem analitzat el programa original amb l’eina de </text:span><text:span text:style-name="T7">profiling</text:span><text:span text:style-name="T3"> </text:span><text:span text:style-name="T10">gprof</text:span><text:span text:style-name="T3">. Els resultats han estat els següents (només es mostren les 5 rutines que més recursos del processador consumeixen dins del programa):</text:span><text:bookmark-end text:name="__RefHeading__3494_1511595835"/></text:p>
      <text:p text:style-name="P2"/>
      <text:p text:style-name="P11"><text:bookmark-start text:name="__RefHeading__3496_1511595835"/><text:span text:style-name="T3"><text:s/></text:span><text:span text:style-name="T28">Each sample counts as 0.01 seconds.</text:span><text:bookmark-end text:name="__RefHeading__3496_1511595835"/></text:p>
      <text:p text:style-name="P14"><text:bookmark-start text:name="__RefHeading__3498_1511595835"/><text:span text:style-name="T3"><text:s text:c="2"/>% <text:s text:c="2"/></text:span><text:span text:style-name="T3">cumulative</text:span><text:span text:style-name="T3"> <text:s text:c="2"/></text:span><text:span text:style-name="T3">self</text:span><text:span text:style-name="T3"> <text:s text:c="9"/><text:tab/> </text:span><text:span text:style-name="T3">self</text:span><text:span text:style-name="T3"> <text:tab/></text:span><text:span text:style-name="T3">total</text:span><text:span text:style-name="T3"> <text:s text:c="5"/><text:tab/> </text:span><text:bookmark-end text:name="__RefHeading__3498_1511595835"/></text:p>
      <text:p text:style-name="P14"><text:bookmark-start text:name="__RefHeading__3500_1511595835"/><text:span text:style-name="T3"><text:s/></text:span><text:span text:style-name="T3">time</text:span><text:span text:style-name="T3"> <text:s text:c="2"/></text:span><text:span text:style-name="T3">seconds</text:span><text:span text:style-name="T3"> <text:s text:c="2"/></text:span><text:span text:style-name="T3">seconds</text:span><text:span text:style-name="T3"><text:tab/></text:span><text:span text:style-name="T3">calls</text:span><text:span text:style-name="T3"> <text:s/></text:span><text:span text:style-name="T3">us</text:span><text:span text:style-name="T3">/</text:span><text:span text:style-name="T3">call</text:span><text:span text:style-name="T3"> <text:s/></text:span><text:span text:style-name="T3">us</text:span><text:span text:style-name="T3">/</text:span><text:span text:style-name="T3">call</text:span><text:span text:style-name="T3"> <text:s text:c="4"/></text:span><text:span text:style-name="T3">name</text:span><text:span text:style-name="T3"> <text:s text:c="3"/></text:span><text:bookmark-end text:name="__RefHeading__3500_1511595835"/></text:p>
      <text:p text:style-name="P15"><text:bookmark-start text:name="__RefHeading__3502_1511595835"/><text:s/>49.11 31.06<text:tab/> <text:s/>31.06 <text:s text:c="24"/><text:tab/>electric_field<text:bookmark-end text:name="__RefHeading__3502_1511595835"/></text:p>
      <text:p text:style-name="P15"><text:bookmark-start text:name="__RefHeading__3504_1511595835"/><text:s/>30.93 50.62<text:tab/> <text:s/>19.56 <text:s/>1300937139 0.02 <text:tab/>0.02 <text:s text:c="6"/>pythagoras<text:bookmark-end text:name="__RefHeading__3504_1511595835"/></text:p>
      <text:p text:style-name="P16"><text:bookmark-start text:name="__RefHeading__3506_1511595835"/><text:s text:c="2"/>1.71 51.70 <text:s text:c="5"/>1.08 <text:s text:c="30"/>__profile_frequency<text:bookmark-end text:name="__RefHeading__3506_1511595835"/></text:p>
      <text:p text:style-name="P16"><text:bookmark-start text:name="__RefHeading__3508_1511595835"/><text:s text:c="2"/>1.61 52.72 <text:s text:c="5"/>1.02 <text:s text:c="30"/>fftw_hc2hc_forward_generic<text:bookmark-end text:name="__RefHeading__3508_1511595835"/></text:p>
      <text:p text:style-name="P16"><text:bookmark-start text:name="__RefHeading__3510_1511595835"/><text:s text:c="2"/>1.55 53.70 <text:s text:c="5"/>0.98 <text:s text:c="30"/>writev<text:bookmark-end text:name="__RefHeading__3510_1511595835"/></text:p>
      <text:p text:style-name="P2"><text:bookmark-start text:name="__RefHeading__3512_1511595835"/><text:s text:c="2"/><text:bookmark-end text:name="__RefHeading__3512_1511595835"/></text:p>
      <text:p text:style-name="P6"><text:bookmark-start text:name="__RefHeading__3514_1511595835"/><text:span text:style-name="T3">Les dues rutines que encapçalen el llistat (</text:span><text:span text:style-name="T10">electric_field</text:span><text:span text:style-name="T3"> i </text:span><text:span text:style-name="T10">pythagoras</text:span><text:span text:style-name="T3">) representen quasi el 80% del cost del programa, motiu pel qual ens centrarem primordialment en aplicar millores sobre aquestes dues. Si ara analitzem els seus codis podem veure com es realitzen nombroses operacions en coma flotant, de llarga latència en general. Una opció per a millorar el rendiment del programa és buscar en el manual de gcc si hi ha cap opció que agilitzi càlculs en coma flotant. Hem trobat les opcions </text:span><text:span text:style-name="T10">-mfpmath=sse, -ffast-math</text:span><text:span text:style-name="T3"> i <text:s/></text:span><text:span text:style-name="T10">-fno-math-errno</text:span><text:span text:style-name="T3"> que, sense entrar en detall, sacrifiquen precisió en els resultats a costa de millorar el rendiment en els càlculs (consultar el manual del </text:span><text:span text:style-name="T10">gcc</text:span><text:span text:style-name="T3"> per a més informació).</text:span><text:bookmark-end text:name="__RefHeading__3514_1511595835"/></text:p>
      <text:p text:style-name="P3"/>
      <text:p text:style-name="P39"><text:bookmark-start text:name="__RefHeading__3516_1511595835"/><text:span text:style-name="T3">Una vegada escollides, les hem afegit al fitxer </text:span><text:span text:style-name="T10">Makefile</text:span><text:span text:style-name="T3">, i seguidament hem compilat el programa amb aquestes. Cal notar que aquestes opcions no s’habiliten per defecte quan activem l’opció </text:span><text:span text:style-name="T10">-O3</text:span><text:span text:style-name="T3">. Si ara tornem a fer </text:span><text:span text:style-name="T7">profiling</text:span><text:span text:style-name="T3"> amb </text:span><text:span text:style-name="T10">gprof</text:span><text:span text:style-name="T3"> podem apreciar com s’han disminuït els temps consumits per a les funcions </text:span><text:span text:style-name="T10">electric_field</text:span><text:span text:style-name="T3"> i </text:span><text:span text:style-name="T10">pythagoras</text:span><text:span text:style-name="T3"> :</text:span><text:bookmark-end text:name="__RefHeading__3516_1511595835"/></text:p>
      <text:p text:style-name="P16"><text:bookmark-start text:name="__RefHeading__3518_1511595835"/><text:soft-page-break/>Each sample counts as 0.01 seconds.<text:bookmark-end text:name="__RefHeading__3518_1511595835"/></text:p>
      <text:p text:style-name="P16"><text:bookmark-start text:name="__RefHeading__3520_1511595835"/><text:s text:c="2"/>% <text:s text:c="2"/>cumulative <text:s text:c="2"/>self <text:s text:c="9"/><text:tab/>self <text:tab/>total <text:s text:c="5"/><text:tab/> <text:bookmark-end text:name="__RefHeading__3520_1511595835"/></text:p>
      <text:p text:style-name="P16"><text:bookmark-start text:name="__RefHeading__3522_1511595835"/><text:s/>time <text:s text:c="2"/>seconds <text:s text:c="2"/>seconds<text:tab/>calls <text:s/>us/call <text:s/>us/call <text:s/>name <text:s text:c="3"/><text:bookmark-end text:name="__RefHeading__3522_1511595835"/></text:p>
      <text:p text:style-name="P15"><text:bookmark-start text:name="__RefHeading__3524_1511595835"/><text:s/>46.95 25.42<text:tab/>25.42 <text:s text:c="24"/><text:tab/> <text:s text:c="4"/>electric_field<text:bookmark-end text:name="__RefHeading__3524_1511595835"/></text:p>
      <text:p text:style-name="P15"><text:bookmark-start text:name="__RefHeading__3526_1511595835"/><text:s/>30.27 41.81<text:tab/>16.39 1300937139 <text:tab/>0.01 <text:tab/>0.01 <text:s text:c="7"/>pythagoras<text:bookmark-end text:name="__RefHeading__3526_1511595835"/></text:p>
      <text:p text:style-name="P16"><text:bookmark-start text:name="__RefHeading__3528_1511595835"/><text:s text:c="2"/>1.98 42.88 <text:tab/>1.07 <text:s text:c="33"/>fftw_hc2hc_forward_generic<text:bookmark-end text:name="__RefHeading__3528_1511595835"/></text:p>
      <text:p text:style-name="P16"><text:bookmark-start text:name="__RefHeading__3530_1511595835"/><text:s text:c="2"/>1.87 43.90 <text:tab/>1.02 <text:s text:c="24"/><text:tab/> <text:s text:c="4"/>fftw_no_twiddle_11<text:bookmark-end text:name="__RefHeading__3530_1511595835"/></text:p>
      <text:p text:style-name="P61"><text:bookmark-start text:name="__RefHeading__3532_1511595835"/><text:s text:c="2"/>1.72 44.83 <text:tab/>0.93 <text:s text:c="24"/><text:tab/> <text:s text:c="4"/>writev<text:bookmark-end text:name="__RefHeading__3532_1511595835"/></text:p>
      <text:p text:style-name="P66"/>
      <text:p text:style-name="P45"><text:bookmark-start text:name="__RefHeading__3534_1511595835"/><text:span text:style-name="T30">Els temps, desviacions tipus i </text:span><text:span text:style-name="T31">speedups</text:span><text:span text:style-name="T30"> obtinguts després d'executar el banc de proves són els següents </text:span><text:span text:style-name="T32">(</text:span><text:a xlink:type="simple" xlink:href="#Taula1|table"><text:span text:style-name="T22">Taula 1</text:span></text:a><text:span text:style-name="T32">)</text:span><text:span text:style-name="T30">:</text:span><text:bookmark-end text:name="__RefHeading__3534_1511595835"/></text:p>
      <text:p text:style-name="P40"/>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number-columns-repeated="2"/>
        <table:table-row>
          <table:table-cell table:style-name="Taula1.A1" table:number-rows-spanned="2" office:value-type="string">
            <text:p text:style-name="P84"/>
          </table:table-cell>
          <table:table-cell table:style-name="Taula1.B1" table:number-columns-spanned="2" office:value-type="string">
            <text:p text:style-name="P85">Versió amb opcions del gcc</text:p>
          </table:table-cell>
          <table:covered-table-cell/>
          <table:table-cell table:style-name="Taula1.D1" table:number-columns-spanned="2" office:value-type="string">
            <text:p text:style-name="P85">Versió prèvia (original)</text:p>
          </table:table-cell>
          <table:covered-table-cell/>
          <table:table-cell table:style-name="Taula1.D1" table:number-columns-spanned="2" office:value-type="string">
            <text:p text:style-name="P86">Speedup</text:p>
          </table:table-cell>
          <table:covered-table-cell/>
        </table:table-row>
        <table:table-row>
          <table:covered-table-cell/>
          <table:table-cell table:style-name="Taula1.B2" office:value-type="string">
            <text:p text:style-name="P85">Temps (segons)</text:p>
          </table:table-cell>
          <table:table-cell table:style-name="Taula1.C2" office:value-type="string">
            <text:p text:style-name="P85">Desviació estàndard</text:p>
          </table:table-cell>
          <table:table-cell table:style-name="Taula1.D2" office:value-type="string">
            <text:p text:style-name="P85">Temps (segons)</text:p>
          </table:table-cell>
          <table:table-cell table:style-name="Taula1.C2" office:value-type="string">
            <text:p text:style-name="P85">Desviació estàndard</text:p>
          </table:table-cell>
          <table:table-cell table:style-name="Taula1.D2" office:value-type="string">
            <text:p text:style-name="P85">Respecte la versió prèvia</text:p>
          </table:table-cell>
          <table:table-cell table:style-name="Taula1.C2" office:value-type="string">
            <text:p text:style-name="P85">Respecte la versió original</text:p>
          </table:table-cell>
        </table:table-row>
        <table:table-row>
          <table:table-cell table:style-name="Taula1.A3" office:value-type="string">
            <text:p text:style-name="P85">Test 1</text:p>
          </table:table-cell>
          <table:table-cell table:style-name="Taula1.B2" office:value-type="string">
            <text:p text:style-name="P85">39.992225</text:p>
          </table:table-cell>
          <table:table-cell table:style-name="Taula1.C2" office:value-type="string">
            <text:p text:style-name="P85">0.101335</text:p>
          </table:table-cell>
          <table:table-cell table:style-name="Taula1.D2" office:value-type="string">
            <text:p text:style-name="P85">49.487280</text:p>
          </table:table-cell>
          <table:table-cell table:style-name="Taula1.C2" office:value-type="string">
            <text:p text:style-name="P85">0.143446</text:p>
          </table:table-cell>
          <table:table-cell table:style-name="Taula1.D2" office:value-type="string">
            <text:p text:style-name="P87">1,24X</text:p>
          </table:table-cell>
          <table:table-cell table:style-name="Taula1.C2" office:value-type="string">
            <text:p text:style-name="P87">1,24X</text:p>
          </table:table-cell>
        </table:table-row>
        <table:table-row>
          <table:table-cell table:style-name="Taula1.B2" office:value-type="string">
            <text:p text:style-name="P85">Test 2</text:p>
          </table:table-cell>
          <table:table-cell table:style-name="Taula1.B2" office:value-type="string">
            <text:p text:style-name="P85">153.299602</text:p>
          </table:table-cell>
          <table:table-cell table:style-name="Taula1.C2" office:value-type="string">
            <text:p text:style-name="P85">0.667342</text:p>
          </table:table-cell>
          <table:table-cell table:style-name="Taula1.D2" office:value-type="string">
            <text:p text:style-name="P85">188.698195</text:p>
          </table:table-cell>
          <table:table-cell table:style-name="Taula1.C2" office:value-type="string">
            <text:p text:style-name="P85">0.238435</text:p>
          </table:table-cell>
          <table:table-cell table:style-name="Taula1.D2" office:value-type="string">
            <text:p text:style-name="P87">1,23X</text:p>
          </table:table-cell>
          <table:table-cell table:style-name="Taula1.C2" office:value-type="string">
            <text:p text:style-name="P87">1,23X</text:p>
          </table:table-cell>
        </table:table-row>
        <table:table-row>
          <table:table-cell table:style-name="Taula1.A5" office:value-type="string">
            <text:p text:style-name="P85">Test 3</text:p>
          </table:table-cell>
          <table:table-cell table:style-name="Taula1.A5" office:value-type="string">
            <text:p text:style-name="P85">140.619830</text:p>
          </table:table-cell>
          <table:table-cell table:style-name="Taula1.C5" office:value-type="string">
            <text:p text:style-name="P85">0.259407</text:p>
          </table:table-cell>
          <table:table-cell table:style-name="Taula1.D5" office:value-type="string">
            <text:p text:style-name="P85">177.827360</text:p>
          </table:table-cell>
          <table:table-cell table:style-name="Taula1.C5" office:value-type="string">
            <text:p text:style-name="P85">0.220456</text:p>
          </table:table-cell>
          <table:table-cell table:style-name="Taula1.D5" office:value-type="string">
            <text:p text:style-name="P87">1,26X</text:p>
          </table:table-cell>
          <table:table-cell table:style-name="Taula1.C5" office:value-type="string">
            <text:p text:style-name="P87">1,26X</text:p>
          </table:table-cell>
        </table:table-row>
      </table:table>
      <text:p text:style-name="P8"/>
      <text:p text:style-name="P50"><text:bookmark-start text:name="__RefHeading__3536_1511595835"/>Taula 1: Resultats del banc de proves del programa compilat amb les opcions matemàtiques del gcc respecte la versió original.<text:bookmark-end text:name="__RefHeading__3536_1511595835"/></text:p>
      <text:p text:style-name="P4"/>
      <text:p text:style-name="P23"/>
      <text:p text:style-name="P92"/>
      <text:p text:style-name="P92"><text:bookmark-start text:name="__RefHeading__3538_1511595835"/>2.2 <text:s/>Primera optimització<text:bookmark-end text:name="__RefHeading__3538_1511595835"/></text:p>
      <text:p text:style-name="P2"/>
      <text:p text:style-name="P6"><text:bookmark-start text:name="__RefHeading__3540_1511595835"/><text:span text:style-name="T3">Si centrem la nostra atenció a la sortida generada pel </text:span><text:span text:style-name="T10">gprof</text:span><text:span text:style-name="T3"> en l’actual versió del programa:</text:span><text:bookmark-end text:name="__RefHeading__3540_1511595835"/></text:p>
      <text:p text:style-name="P2"/>
      <text:p text:style-name="P14"><text:bookmark-start text:name="__RefHeading__3542_1511595835"/><text:span text:style-name="T3">Each</text:span><text:span text:style-name="T3"> </text:span><text:span text:style-name="T3">sample</text:span><text:span text:style-name="T3"> </text:span><text:span text:style-name="T3">counts</text:span><text:span text:style-name="T3"> </text:span><text:span text:style-name="T3">as</text:span><text:span text:style-name="T3"> 0.01 </text:span><text:span text:style-name="T3">seconds</text:span><text:span text:style-name="T3">.</text:span><text:bookmark-end text:name="__RefHeading__3542_1511595835"/></text:p>
      <text:p text:style-name="P14"><text:bookmark-start text:name="__RefHeading__3544_1511595835"/><text:span text:style-name="T3"><text:s text:c="2"/>% <text:s text:c="2"/></text:span><text:span text:style-name="T3">cumulative</text:span><text:span text:style-name="T3"> <text:s text:c="2"/></text:span><text:span text:style-name="T3">self</text:span><text:span text:style-name="T3"> <text:s text:c="9"/><text:tab/></text:span><text:span text:style-name="T3">self</text:span><text:span text:style-name="T3"> <text:tab/></text:span><text:span text:style-name="T3">total</text:span><text:span text:style-name="T3"> <text:s text:c="5"/><text:tab/> </text:span><text:bookmark-end text:name="__RefHeading__3544_1511595835"/></text:p>
      <text:p text:style-name="P14"><text:bookmark-start text:name="__RefHeading__3546_1511595835"/><text:span text:style-name="T3"><text:s/></text:span><text:span text:style-name="T3">time</text:span><text:span text:style-name="T3"> <text:s text:c="2"/></text:span><text:span text:style-name="T3">seconds</text:span><text:span text:style-name="T3"> <text:s text:c="2"/></text:span><text:span text:style-name="T3">seconds</text:span><text:span text:style-name="T3"><text:tab/></text:span><text:span text:style-name="T3">calls</text:span><text:span text:style-name="T3"> <text:s/></text:span><text:span text:style-name="T3">us</text:span><text:span text:style-name="T3">/</text:span><text:span text:style-name="T3">call</text:span><text:span text:style-name="T3"> <text:s/></text:span><text:span text:style-name="T3">us</text:span><text:span text:style-name="T3">/</text:span><text:span text:style-name="T3">call</text:span><text:span text:style-name="T3"> <text:s/></text:span><text:span text:style-name="T3">name</text:span><text:span text:style-name="T3"> <text:s text:c="3"/></text:span><text:bookmark-end text:name="__RefHeading__3546_1511595835"/></text:p>
      <text:p text:style-name="P14"><text:bookmark-start text:name="__RefHeading__3548_1511595835"/><text:span text:style-name="T3"><text:s/></text:span><text:span text:style-name="T4">46.95 <text:tab/>25.42<text:tab/>25.42 <text:s text:c="24"/><text:tab/></text:span><text:span text:style-name="T4">electric</text:span><text:span text:style-name="T4">_</text:span><text:span text:style-name="T4">field</text:span><text:bookmark-end text:name="__RefHeading__3548_1511595835"/></text:p>
      <text:p text:style-name="P14"><text:bookmark-start text:name="__RefHeading__3550_1511595835"/><text:span text:style-name="T4"><text:s/>30.27 <text:tab/>41.81<text:tab/>16.39 1300937139 <text:tab/>0.01 <text:tab/>0.01 <text:s/></text:span><text:span text:style-name="T4">pythagoras</text:span><text:bookmark-end text:name="__RefHeading__3550_1511595835"/></text:p>
      <text:p text:style-name="P14"><text:bookmark-start text:name="__RefHeading__3552_1511595835"/><text:span text:style-name="T3"><text:s text:c="2"/>1.98 <text:tab/>42.88 <text:tab/>1.07 <text:s text:c="24"/><text:tab/></text:span><text:span text:style-name="T3">fftw</text:span><text:span text:style-name="T3">_</text:span><text:span text:style-name="T3">hc</text:span><text:span text:style-name="T3">2</text:span><text:span text:style-name="T3">hc</text:span><text:span text:style-name="T3">_</text:span><text:span text:style-name="T3">forward</text:span><text:span text:style-name="T3">_</text:span><text:span text:style-name="T3">generic</text:span><text:bookmark-end text:name="__RefHeading__3552_1511595835"/></text:p>
      <text:p text:style-name="P14"><text:bookmark-start text:name="__RefHeading__3554_1511595835"/><text:span text:style-name="T3"><text:s text:c="2"/>1.87 <text:tab/>43.90 <text:tab/>1.02 <text:s text:c="24"/><text:tab/></text:span><text:span text:style-name="T3">fftw</text:span><text:span text:style-name="T3">_</text:span><text:span text:style-name="T3">no</text:span><text:span text:style-name="T3">_</text:span><text:span text:style-name="T3">twiddle</text:span><text:span text:style-name="T3">_11</text:span><text:bookmark-end text:name="__RefHeading__3554_1511595835"/></text:p>
      <text:p text:style-name="P14"><text:bookmark-start text:name="__RefHeading__3556_1511595835"/><text:span text:style-name="T3"><text:s text:c="2"/>1.72 <text:tab/>44.83 <text:tab/>0.93 <text:s text:c="24"/><text:tab/></text:span><text:span text:style-name="T3">writev</text:span><text:bookmark-end text:name="__RefHeading__3556_1511595835"/></text:p>
      <text:p text:style-name="P2"><text:bookmark-start text:name="__RefHeading__3558_1511595835"/><text:s text:c="2"/><text:bookmark-end text:name="__RefHeading__3558_1511595835"/></text:p>
      <text:p text:style-name="P6"><text:bookmark-start text:name="__RefHeading__3560_1511595835"/><text:span text:style-name="T3">Les rutines que consumeixen més recursos de CPU continuen sent </text:span><text:span text:style-name="T10">electric_field</text:span><text:span text:style-name="T3"> i </text:span><text:span text:style-name="T10">pythagoras</text:span><text:span text:style-name="T3">. Si tornem a analitzar els seus codis, ens adonem que la funció </text:span><text:span text:style-name="T10">pythagoras</text:span><text:span text:style-name="T3"> es composa únicament d’una línia, i segons </text:span><text:span text:style-name="T10">gprof</text:span><text:span text:style-name="T3"> es crida un nombre considerable de vegades. Una bona opció per a reduir el cost que suposen les crides a rutines dins d’un programa és aplicar </text:span><text:span text:style-name="T7">inlining</text:span><text:span text:style-name="T3">. Mitjançant una macro declarada al fitxer </text:span><text:span text:style-name="T10">electrostatics.c</text:span><text:span text:style-name="T3"> hem aconseguit implementar aquesta millora. A continuació es mostra com hem definit aquesta macro:</text:span><text:bookmark-end text:name="__RefHeading__3560_1511595835"/></text:p>
      <text:p text:style-name="P2"/>
      <text:p text:style-name="P12"><text:bookmark-start text:name="__RefHeading__3562_1511595835"/>#define PYTHAGORAS(x1,y1,z1,x2,y2,z2) sqrt(((x1-x2)*(x1-x2))+((y1-y2)*(y1-y2))+((z1-z2)*(z1-z2)));<text:bookmark-end text:name="__RefHeading__3562_1511595835"/></text:p>
      <text:p text:style-name="P2"/>
      <text:p text:style-name="P6"><text:bookmark-start text:name="__RefHeading__3564_1511595835"/><text:span text:style-name="T3">Per altra banda, si ara centrem l’atenció en el codi de la rutina </text:span><text:span text:style-name="T10">electric_field</text:span><text:span text:style-name="T3">, a simple vista no podem apreciar quines parts o línies de codi són les que consumeixen més. Per això tornem a fer </text:span><text:span text:style-name="T7">profiling</text:span><text:span text:style-name="T3"> amb </text:span><text:span text:style-name="T10">gprof</text:span><text:span text:style-name="T3"> amb una granularitat de línia de codi. Obtenim els següents resultats (només mostrem aquelles línies de codi de la funció </text:span><text:span text:style-name="T10">electric_field</text:span><text:span text:style-name="T3"> que representen més d’un 3% del cost total del programa):</text:span><text:bookmark-end text:name="__RefHeading__3564_1511595835"/></text:p>
      <text:p text:style-name="P40"/>
      <text:p text:style-name="P69"/>
      <text:p text:style-name="P68"><text:bookmark-start text:name="__RefHeading__3566_1511595835"/><text:soft-page-break/><text:span text:style-name="T3">E</text:span><text:span text:style-name="T29">ach sample counts as 0.01 seconds.</text:span><text:bookmark-end text:name="__RefHeading__3566_1511595835"/></text:p>
      <text:p text:style-name="P17"><text:bookmark-start text:name="__RefHeading__3568_1511595835"/><text:span text:style-name="T3"><text:s text:c="2"/>% <text:s text:c="2"/></text:span><text:span text:style-name="T3">cumulative</text:span><text:span text:style-name="T3"> <text:s text:c="2"/></text:span><text:span text:style-name="T3">self</text:span><text:span text:style-name="T3"> <text:s text:c="9"/><text:tab/></text:span><text:span text:style-name="T3">self</text:span><text:span text:style-name="T3"> <text:tab/></text:span><text:span text:style-name="T3">total</text:span><text:span text:style-name="T3"> <text:s text:c="5"/><text:tab/> </text:span><text:bookmark-end text:name="__RefHeading__3568_1511595835"/></text:p>
      <text:p text:style-name="P17"><text:bookmark-start text:name="__RefHeading__3570_1511595835"/><text:span text:style-name="T3"><text:s/></text:span><text:span text:style-name="T3">time</text:span><text:span text:style-name="T3"> <text:s text:c="2"/></text:span><text:span text:style-name="T3">seconds</text:span><text:span text:style-name="T3"> <text:s text:c="2"/></text:span><text:span text:style-name="T3">seconds</text:span><text:span text:style-name="T3"><text:tab/></text:span><text:span text:style-name="T3">calls</text:span><text:span text:style-name="T3"> <text:s/></text:span><text:span text:style-name="T3">ns</text:span><text:span text:style-name="T3">/</text:span><text:span text:style-name="T3">call</text:span><text:span text:style-name="T3"> <text:s/></text:span><text:span text:style-name="T3">ns</text:span><text:span text:style-name="T3">/</text:span><text:span text:style-name="T3">call</text:span><text:span text:style-name="T3"> <text:s/></text:span><text:span text:style-name="T3">name</text:span><text:span text:style-name="T3"> <text:s text:c="3"/></text:span><text:bookmark-end text:name="__RefHeading__3570_1511595835"/></text:p>
      <text:p text:style-name="P17"><text:bookmark-start text:name="__RefHeading__3572_1511595835"/><text:span text:style-name="T3"><text:s/></text:span><text:span text:style-name="T4">13.73 <text:s/>7.51 <text:tab/>7.51 <text:s text:c="24"/><text:tab/></text:span><text:span text:style-name="T4">electric</text:span><text:span text:style-name="T4">_</text:span><text:span text:style-name="T4">field</text:span><text:span text:style-name="T4"> (</text:span><text:span text:style-name="T4">electrostatics</text:span><text:span text:style-name="T4">.</text:span><text:span text:style-name="T4">c</text:span><text:span text:style-name="T4">:163 @ 804</text:span><text:span text:style-name="T4">c</text:span><text:span text:style-name="T4">770)</text:span><text:bookmark-end text:name="__RefHeading__3572_1511595835"/></text:p>
      <text:p text:style-name="P18"><text:bookmark-start text:name="__RefHeading__3574_1511595835"/><text:s/>13.64 14.97 <text:tab/>7.46 <text:s text:c="24"/><text:tab/>pythagoras (coordinates.c:51 @ 804c234)<text:bookmark-end text:name="__RefHeading__3574_1511595835"/></text:p>
      <text:p text:style-name="P18"><text:bookmark-start text:name="__RefHeading__3576_1511595835"/><text:s text:c="2"/>8.98 19.88 <text:tab/>4.91 <text:s text:c="24"/><text:tab/>pythagoras (coordinates.c:53 @ 804c251)<text:bookmark-end text:name="__RefHeading__3576_1511595835"/></text:p>
      <text:p text:style-name="P17"><text:bookmark-start text:name="__RefHeading__3578_1511595835"/><text:span text:style-name="T3"><text:s text:c="2"/></text:span><text:span text:style-name="T4">6.10 23.22 <text:tab/>3.34 <text:s text:c="24"/><text:tab/>electric_field (electrostatics.c:135 @ 804c6a0)</text:span><text:bookmark-end text:name="__RefHeading__3578_1511595835"/></text:p>
      <text:p text:style-name="P19"><text:bookmark-start text:name="__RefHeading__3580_1511595835"/><text:s text:c="2"/>5.92 26.46 <text:tab/>3.24 <text:s text:c="24"/><text:tab/>electric_field (electrostatics.c:139 @ 804c6d9)<text:bookmark-end text:name="__RefHeading__3580_1511595835"/></text:p>
      <text:p text:style-name="P19"><text:bookmark-start text:name="__RefHeading__3582_1511595835"/><text:s text:c="2"/>5.80 29.63 <text:tab/>3.18 <text:s text:c="24"/><text:tab/>electric_field (electrostatics.c:139 @ 804c71d)<text:bookmark-end text:name="__RefHeading__3582_1511595835"/></text:p>
      <text:p text:style-name="P19"><text:bookmark-start text:name="__RefHeading__3584_1511595835"/><text:s text:c="2"/>4.73 32.22 <text:tab/>2.59 <text:s text:c="24"/><text:tab/>electric_field (electrostatics.c:134 @ 804c79c)<text:bookmark-end text:name="__RefHeading__3584_1511595835"/></text:p>
      <text:p text:style-name="P19"><text:bookmark-start text:name="__RefHeading__3586_1511595835"/><text:s text:c="2"/>4.58 34.73 <text:tab/>2.51 <text:s text:c="24"/><text:tab/>electric_field (electrostatics.c:137 @ 804c6ce)<text:bookmark-end text:name="__RefHeading__3586_1511595835"/></text:p>
      <text:p text:style-name="P18"><text:bookmark-start text:name="__RefHeading__3588_1511595835"/><text:s text:c="2"/>4.31 37.09 <text:tab/>2.36 <text:s text:c="24"/><text:tab/>pythagoras (coordinates.c:51 @ 804c225)<text:bookmark-end text:name="__RefHeading__3588_1511595835"/></text:p>
      <text:p text:style-name="P17"><text:bookmark-start text:name="__RefHeading__3590_1511595835"/><text:span text:style-name="T3"><text:s text:c="2"/></text:span><text:span text:style-name="T4">3.63 39.07 <text:tab/>1.99 <text:s text:c="24"/><text:tab/>electric_field (electrostatics.c:143 @ 804c72d)</text:span><text:bookmark-end text:name="__RefHeading__3590_1511595835"/></text:p>
      <text:p text:style-name="P10"><text:bookmark-start text:name="__RefHeading__3592_1511595835"/><text:s text:c="2"/><text:bookmark-end text:name="__RefHeading__3592_1511595835"/></text:p>
      <text:p text:style-name="P6"><text:bookmark-start text:name="__RefHeading__3594_1511595835"/><text:span text:style-name="T3">La línia més costosa, amb diferència, és la línia 163, que conté el càlcul de la variable </text:span><text:span text:style-name="T10">phi</text:span><text:span text:style-name="T3">. Aquesta línia fa servir operacions de llarga latència i, a simple vista, no veiem cap manera d’optimitzar els càlculs. La resta de línies que més consumeixen dins de la funció fan referència a branques condicionals. Aquest és l’extracte del codi font que representa el conjunt d’aquestes línies:</text:span><text:bookmark-end text:name="__RefHeading__3594_1511595835"/></text:p>
      <text:p text:style-name="P2"/>
      <text:p text:style-name="P38"><text:bookmark-start text:name="__RefHeading__3596_1511595835"/><text:span text:style-name="T10">i</text:span><text:span text:style-name="T11">f( This_Structure.Residue[residue].Atom[atom].charge != 0 ) {</text:span><text:bookmark-end text:name="__RefHeading__3596_1511595835"/></text:p>
      <text:p text:style-name="P16"><text:bookmark-start text:name="__RefHeading__3598_1511595835"/><text:s text:c="4"/>distance = pythagoras( This_Structure.Residue[residue].Atom[atom].coord[1] , <text:s text:c="4"/><text:bookmark-end text:name="__RefHeading__3598_1511595835"/></text:p>
      <text:p text:style-name="P61"><text:bookmark-start text:name="__RefHeading__3600_1511595835"/><text:s text:c="4"/>This_Structure.Residue[residue].Atom[atom].coord[2] , <text:bookmark-end text:name="__RefHeading__3600_1511595835"/></text:p>
      <text:p text:style-name="P61"><text:bookmark-start text:name="__RefHeading__3602_1511595835"/><text:s text:c="4"/>This_Structure.Residue[residue].Atom[atom].coord[3] , x_centre , y_centre , <text:bookmark-end text:name="__RefHeading__3602_1511595835"/></text:p>
      <text:p text:style-name="P61"><text:bookmark-start text:name="__RefHeading__3604_1511595835"/><text:s text:c="8"/>z_centre ) ;<text:bookmark-end text:name="__RefHeading__3604_1511595835"/></text:p>
      <text:p text:style-name="P16"><text:bookmark-start text:name="__RefHeading__3606_1511595835"/><text:s text:c="4"/>if( distance &lt; 2.0 ) distance = 2.0 ;<text:bookmark-end text:name="__RefHeading__3606_1511595835"/></text:p>
      <text:p text:style-name="P16"><text:bookmark-start text:name="__RefHeading__3608_1511595835"/><text:s text:c="4"/>if( distance &gt;= 2.0 ) {<text:bookmark-end text:name="__RefHeading__3608_1511595835"/></text:p>
      <text:p text:style-name="P16"><text:bookmark-start text:name="__RefHeading__3610_1511595835"/><text:s text:c="8"/>if( distance &gt;= 8.0 ) {<text:bookmark-end text:name="__RefHeading__3610_1511595835"/></text:p>
      <text:p text:style-name="P16"><text:bookmark-start text:name="__RefHeading__3612_1511595835"/><text:s text:c="12"/>epsilon = 80 ;<text:bookmark-end text:name="__RefHeading__3612_1511595835"/></text:p>
      <text:p text:style-name="P16"><text:bookmark-start text:name="__RefHeading__3614_1511595835"/><text:s text:c="8"/>} else {<text:bookmark-end text:name="__RefHeading__3614_1511595835"/></text:p>
      <text:p text:style-name="P16"><text:bookmark-start text:name="__RefHeading__3616_1511595835"/><text:s text:c="14"/>if( distance &lt;= 6.0 ) {<text:bookmark-end text:name="__RefHeading__3616_1511595835"/></text:p>
      <text:p text:style-name="P16"><text:bookmark-start text:name="__RefHeading__3618_1511595835"/><text:s text:c="18"/>epsilon = 4 ;<text:bookmark-end text:name="__RefHeading__3618_1511595835"/></text:p>
      <text:p text:style-name="P16"><text:bookmark-start text:name="__RefHeading__3620_1511595835"/><text:s text:c="14"/>} else {<text:bookmark-end text:name="__RefHeading__3620_1511595835"/></text:p>
      <text:p text:style-name="P16"><text:bookmark-start text:name="__RefHeading__3622_1511595835"/><text:s text:c="20"/>epsilon = ( 38 * distance ) - 224 ;<text:bookmark-end text:name="__RefHeading__3622_1511595835"/></text:p>
      <text:p text:style-name="P16"><text:bookmark-start text:name="__RefHeading__3624_1511595835"/><text:s text:c="14"/>}<text:bookmark-end text:name="__RefHeading__3624_1511595835"/></text:p>
      <text:p text:style-name="P16"><text:bookmark-start text:name="__RefHeading__3626_1511595835"/><text:s text:c="8"/>}<text:bookmark-end text:name="__RefHeading__3626_1511595835"/></text:p>
      <text:p text:style-name="P16"><text:bookmark-start text:name="__RefHeading__3628_1511595835"/><text:s text:c="8"/>phi += ( This_Structure.Residue[residue].Atom[atom].charge / ( epsilon * distance ) ) ;<text:bookmark-end text:name="__RefHeading__3628_1511595835"/></text:p>
      <text:p text:style-name="P16"><text:bookmark-start text:name="__RefHeading__3630_1511595835"/><text:s text:c="4"/>}<text:bookmark-end text:name="__RefHeading__3630_1511595835"/></text:p>
      <text:p text:style-name="P61"><text:bookmark-start text:name="__RefHeading__3632_1511595835"/>}<text:bookmark-end text:name="__RefHeading__3632_1511595835"/></text:p>
      <text:p text:style-name="P2"/>
      <text:p text:style-name="P3"><text:bookmark-start text:name="__RefHeading__3634_1511595835"/>Totes aquestes branques es poden reescriure d’una manera més òptima i senzilla d’entendre, tant pel compilador com per al propi programador. El propòsit és el de reduir el cost que suposen els salts condicionals i les possibles penalitzacions en cas de predicció errònia.<text:bookmark-end text:name="__RefHeading__3634_1511595835"/></text:p>
      <text:p text:style-name="P41"/>
      <text:p text:style-name="P6"><text:bookmark-start text:name="__RefHeading__3636_1511595835"/><text:span text:style-name="T3">Després d’haver reestructurat el codi de diverses maneres (aplicant mecanismes de </text:span><text:span text:style-name="T7">bithacks</text:span><text:span text:style-name="T3">, intercanviant l’ordre de les condicions, eliminant branques redundants, etc.), el codi reestructurat que proporciona un millor rendiment és el següent:</text:span><text:bookmark-end text:name="__RefHeading__3636_1511595835"/></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bookmark-start text:name="__RefHeading__3638_1511595835"/><text:soft-page-break/>if( This_Structure.Residue[residue].Atom[atom].charge != 0 ) {<text:bookmark-end text:name="__RefHeading__3638_1511595835"/></text:p>
      <text:p text:style-name="P16"><text:bookmark-start text:name="__RefHeading__3640_1511595835"/><text:s text:c="4"/>distance = PYTHAGORAS( This_Structure.Residue[residue].Atom[atom].coord[1] , <text:s text:c="3"/><text:bookmark-end text:name="__RefHeading__3640_1511595835"/></text:p>
      <text:p text:style-name="P61"><text:bookmark-start text:name="__RefHeading__3642_1511595835"/><text:s text:c="4"/>This_Structure.Residue[residue].Atom[atom].coord[2] , <text:bookmark-end text:name="__RefHeading__3642_1511595835"/></text:p>
      <text:p text:style-name="P61"><text:bookmark-start text:name="__RefHeading__3644_1511595835"/><text:s text:c="4"/>This_Structure.Residue[residue].Atom[atom].coord[3] , x_centre , y_centre , <text:bookmark-end text:name="__RefHeading__3644_1511595835"/></text:p>
      <text:p text:style-name="P61"><text:bookmark-start text:name="__RefHeading__3646_1511595835"/><text:s text:c="8"/>z_centre ) ;<text:bookmark-end text:name="__RefHeading__3646_1511595835"/></text:p>
      <text:p text:style-name="P16"><text:bookmark-start text:name="__RefHeading__3648_1511595835"/><text:s text:c="4"/><text:span text:style-name="T6">if (distance &lt; 8) {</text:span><text:bookmark-end text:name="__RefHeading__3648_1511595835"/></text:p>
      <text:p text:style-name="P15"><text:bookmark-start text:name="__RefHeading__3650_1511595835"/><text:s text:c="8"/>if( distance &lt;= 6.0 ) {<text:bookmark-end text:name="__RefHeading__3650_1511595835"/></text:p>
      <text:p text:style-name="P15"><text:bookmark-start text:name="__RefHeading__3652_1511595835"/><text:s text:c="12"/>epsilon = 4 ;<text:bookmark-end text:name="__RefHeading__3652_1511595835"/></text:p>
      <text:p text:style-name="P62"><text:bookmark-start text:name="__RefHeading__3654_1511595835"/><text:s text:c="12"/>if( distance &lt; 2.0 ) distance = 2.0 ;<text:bookmark-end text:name="__RefHeading__3654_1511595835"/></text:p>
      <text:p text:style-name="P15"><text:bookmark-start text:name="__RefHeading__3656_1511595835"/><text:s text:c="8"/>} else {<text:bookmark-end text:name="__RefHeading__3656_1511595835"/></text:p>
      <text:p text:style-name="P15"><text:bookmark-start text:name="__RefHeading__3658_1511595835"/><text:s text:c="14"/>epsilon = ( 38 * distance ) - 224 ;<text:bookmark-end text:name="__RefHeading__3658_1511595835"/></text:p>
      <text:p text:style-name="P15"><text:bookmark-start text:name="__RefHeading__3660_1511595835"/><text:s text:c="8"/>}<text:bookmark-end text:name="__RefHeading__3660_1511595835"/></text:p>
      <text:p text:style-name="P16"><text:bookmark-start text:name="__RefHeading__3662_1511595835"/><text:s text:c="9"/>phi += ( This_Structure.Residue[residue].Atom[atom].charge / ( epsilon * distance ) ) ;<text:bookmark-end text:name="__RefHeading__3662_1511595835"/></text:p>
      <text:p text:style-name="P16"><text:bookmark-start text:name="__RefHeading__3664_1511595835"/><text:s text:c="4"/>}<text:bookmark-end text:name="__RefHeading__3664_1511595835"/></text:p>
      <text:p text:style-name="P61"><text:bookmark-start text:name="__RefHeading__3666_1511595835"/>}<text:bookmark-end text:name="__RefHeading__3666_1511595835"/></text:p>
      <text:p text:style-name="P2"/>
      <text:p text:style-name="P39"><text:bookmark-start text:name="__RefHeading__3668_1511595835"/><text:span text:style-name="T3">Si ara tornem a fer </text:span><text:span text:style-name="T7">profiling</text:span><text:span text:style-name="T3"> amb </text:span><text:span text:style-name="T10">gprof</text:span><text:span text:style-name="T3"> a nivell de línia de codi podem comprovar com hem disminuït el cost que suposen aquestes línies respecte la versió anterior:</text:span><text:bookmark-end text:name="__RefHeading__3668_1511595835"/></text:p>
      <text:p text:style-name="P2"/>
      <text:p text:style-name="P17"><text:bookmark-start text:name="__RefHeading__3670_1511595835"/><text:span text:style-name="T3">Each</text:span><text:span text:style-name="T3"> </text:span><text:span text:style-name="T3">sample</text:span><text:span text:style-name="T3"> </text:span><text:span text:style-name="T3">counts</text:span><text:span text:style-name="T3"> </text:span><text:span text:style-name="T3">as</text:span><text:span text:style-name="T3"> 0.01 </text:span><text:span text:style-name="T3">seconds</text:span><text:span text:style-name="T3">.</text:span><text:bookmark-end text:name="__RefHeading__3670_1511595835"/></text:p>
      <text:p text:style-name="P17"><text:bookmark-start text:name="__RefHeading__3672_1511595835"/><text:span text:style-name="T3"><text:s text:c="2"/>% <text:s text:c="2"/></text:span><text:span text:style-name="T3">cumulative</text:span><text:span text:style-name="T3"> <text:s text:c="2"/></text:span><text:span text:style-name="T3">self</text:span><text:span text:style-name="T3"> <text:s text:c="9"/><text:tab/></text:span><text:span text:style-name="T3">self</text:span><text:span text:style-name="T3"> <text:tab/></text:span><text:span text:style-name="T3">total</text:span><text:span text:style-name="T3"> <text:s text:c="5"/><text:tab/> </text:span><text:bookmark-end text:name="__RefHeading__3672_1511595835"/></text:p>
      <text:p text:style-name="P17"><text:bookmark-start text:name="__RefHeading__3674_1511595835"/><text:span text:style-name="T3"><text:s/></text:span><text:span text:style-name="T3">time</text:span><text:span text:style-name="T3"> <text:s text:c="2"/></text:span><text:span text:style-name="T3">seconds</text:span><text:span text:style-name="T3"> <text:s text:c="2"/></text:span><text:span text:style-name="T3">seconds</text:span><text:span text:style-name="T3"><text:tab/></text:span><text:span text:style-name="T3">calls</text:span><text:span text:style-name="T3"> <text:s/></text:span><text:span text:style-name="T3">Ts</text:span><text:span text:style-name="T3">/</text:span><text:span text:style-name="T3">call</text:span><text:span text:style-name="T3"> <text:s/></text:span><text:span text:style-name="T3">Ts</text:span><text:span text:style-name="T3">/</text:span><text:span text:style-name="T3">call</text:span><text:span text:style-name="T3"> <text:s/></text:span><text:span text:style-name="T3">name</text:span><text:span text:style-name="T3"> <text:s text:c="3"/></text:span><text:bookmark-end text:name="__RefHeading__3674_1511595835"/></text:p>
      <text:p text:style-name="P17"><text:bookmark-start text:name="__RefHeading__3676_1511595835"/><text:span text:style-name="T4"><text:s/>31.20 <text:s/>9.11 <text:tab/>9.11 <text:s text:c="24"/><text:tab/></text:span><text:span text:style-name="T4">electric</text:span><text:span text:style-name="T4">_</text:span><text:span text:style-name="T4">field</text:span><text:span text:style-name="T4"> (</text:span><text:span text:style-name="T4">electrostatics</text:span><text:span text:style-name="T4">.</text:span><text:span text:style-name="T4">c</text:span><text:span text:style-name="T4">:141 @ 804</text:span><text:span text:style-name="T4">c</text:span><text:span text:style-name="T4">6</text:span><text:span text:style-name="T4">ca</text:span><text:span text:style-name="T4">)</text:span><text:bookmark-end text:name="__RefHeading__3676_1511595835"/></text:p>
      <text:p text:style-name="P19"><text:bookmark-start text:name="__RefHeading__3678_1511595835"/><text:s/>11.13 12.36 <text:tab/>3.25 <text:s text:c="24"/><text:tab/>electric_field (electrostatics.c:139 @ 804c6c0)<text:bookmark-end text:name="__RefHeading__3678_1511595835"/></text:p>
      <text:p text:style-name="P19"><text:bookmark-start text:name="__RefHeading__3680_1511595835"/><text:s text:c="2"/>6.04 14.13 <text:tab/>1.77 <text:s text:c="24"/><text:tab/>electric_field (electrostatics.c:137 @ 804c73d)<text:bookmark-end text:name="__RefHeading__3680_1511595835"/></text:p>
      <text:p text:style-name="P19"><text:bookmark-start text:name="__RefHeading__3682_1511595835"/><text:s text:c="2"/>5.72 15.80 <text:tab/>1.67 <text:s text:c="24"/><text:tab/>electric_field (electrostatics.c:136 @ 804c74b)<text:bookmark-end text:name="__RefHeading__3682_1511595835"/></text:p>
      <text:p text:style-name="P19"><text:bookmark-start text:name="__RefHeading__3684_1511595835"/><text:s text:c="2"/>3.89 16.93 <text:tab/>1.14 <text:s text:c="24"/><text:tab/>electric_field (electrostatics.c:157 @ 804c731)<text:bookmark-end text:name="__RefHeading__3684_1511595835"/></text:p>
      <text:p text:style-name="P18"><text:bookmark-start text:name="__RefHeading__3686_1511595835"/><text:s text:c="2"/>3.66 18.00 <text:tab/>1.07 <text:s text:c="24"/><text:tab/>fftw_hc2hc_forward_generic<text:bookmark-end text:name="__RefHeading__3686_1511595835"/></text:p>
      <text:p text:style-name="P17"><text:bookmark-start text:name="__RefHeading__3688_1511595835"/><text:span text:style-name="T3"><text:s text:c="2"/></text:span><text:span text:style-name="T4">3.25 18.95 <text:tab/>0.95 <text:s text:c="24"/><text:tab/>electric_field (electrostatics.c:149 @ 804c6b3)</text:span><text:bookmark-end text:name="__RefHeading__3688_1511595835"/></text:p>
      <text:p text:style-name="P18"><text:bookmark-start text:name="__RefHeading__3690_1511595835"/><text:s text:c="2"/>3.13 19.87 <text:tab/>0.92 <text:s text:c="24"/><text:tab/>fftw_no_twiddle_11<text:bookmark-end text:name="__RefHeading__3690_1511595835"/></text:p>
      <text:p text:style-name="P18"><text:bookmark-start text:name="__RefHeading__3692_1511595835"/><text:s text:c="2"/>3.07 20.76 <text:tab/>0.90 <text:s text:c="24"/><text:tab/>fftw<text:bookmark-end text:name="__RefHeading__3692_1511595835"/></text:p>
      <text:p text:style-name="P18"><text:bookmark-start text:name="__RefHeading__3694_1511595835"/><text:s text:c="2"/>2.76 21.57 <text:tab/>0.81 <text:s text:c="24"/><text:tab/>fftw_hc2hc_backward_generic<text:bookmark-end text:name="__RefHeading__3694_1511595835"/></text:p>
      <text:p text:style-name="P18"><text:bookmark-start text:name="__RefHeading__3696_1511595835"/><text:s text:c="2"/>2.33 22.25 <text:tab/>0.68 <text:s text:c="24"/><text:tab/>fftw_twiddle_generic<text:bookmark-end text:name="__RefHeading__3696_1511595835"/></text:p>
      <text:p text:style-name="P17"><text:bookmark-start text:name="__RefHeading__3698_1511595835"/><text:span text:style-name="T3"><text:s text:c="2"/></text:span><text:span text:style-name="T4">2.09 22.86 <text:tab/>0.61 <text:s text:c="24"/><text:tab/>electric_field (electrostatics.c:145 @ 804c707)</text:span><text:bookmark-end text:name="__RefHeading__3698_1511595835"/></text:p>
      <text:p text:style-name="P18"><text:bookmark-start text:name="__RefHeading__3700_1511595835"/><text:s text:c="2"/>1.95 23.43 <text:tab/>0.57 <text:s text:c="24"/><text:tab/>fftw_executor_simple<text:bookmark-end text:name="__RefHeading__3700_1511595835"/></text:p>
      <text:p text:style-name="P18"><text:bookmark-start text:name="__RefHeading__3702_1511595835"/><text:s text:c="2"/>1.73 23.93 <text:tab/>0.51 <text:s text:c="24"/><text:tab/>fftw_no_twiddle_10<text:bookmark-end text:name="__RefHeading__3702_1511595835"/></text:p>
      <text:p text:style-name="P18"><text:bookmark-start text:name="__RefHeading__3704_1511595835"/><text:s text:c="2"/>1.58 24.39 <text:tab/>0.46 <text:s text:c="24"/><text:tab/>fftw_twiddle_rader<text:bookmark-end text:name="__RefHeading__3704_1511595835"/></text:p>
      <text:p text:style-name="P18"><text:bookmark-start text:name="__RefHeading__3706_1511595835"/><text:s text:c="2"/>1.54 24.84 <text:tab/>0.45 <text:s text:c="24"/><text:tab/>fftw_no_twiddle_5<text:bookmark-end text:name="__RefHeading__3706_1511595835"/></text:p>
      <text:p text:style-name="P17"><text:bookmark-start text:name="__RefHeading__3708_1511595835"/><text:span text:style-name="T3"><text:s text:c="2"/></text:span><text:span text:style-name="T4">1.49 25.28 <text:tab/>0.44 <text:s text:c="24"/><text:tab/>electric_field (electrostatics.c:137 @ 804c6a0)</text:span><text:bookmark-end text:name="__RefHeading__3708_1511595835"/></text:p>
      <text:p text:style-name="P2"/>
      <text:p text:style-name="P2"/>
      <text:p text:style-name="P39"><text:bookmark-start text:name="__RefHeading__3710_1511595835"/><text:span text:style-name="T3">Si generem el </text:span><text:span text:style-name="T7">profiling</text:span><text:span text:style-name="T3"> amb </text:span><text:span text:style-name="T10">gprof</text:span><text:span text:style-name="T3"> a nivell de crida a funcions obtenim els següents resultats:</text:span><text:bookmark-end text:name="__RefHeading__3710_1511595835"/></text:p>
      <text:p text:style-name="P2"/>
      <text:p text:style-name="P17"><text:bookmark-start text:name="__RefHeading__3712_1511595835"/><text:span text:style-name="T3">Each</text:span><text:span text:style-name="T3"> </text:span><text:span text:style-name="T3">sample</text:span><text:span text:style-name="T3"> </text:span><text:span text:style-name="T3">counts</text:span><text:span text:style-name="T3"> </text:span><text:span text:style-name="T3">as</text:span><text:span text:style-name="T3"> 0.01 </text:span><text:span text:style-name="T3">seconds</text:span><text:span text:style-name="T3">.</text:span><text:bookmark-end text:name="__RefHeading__3712_1511595835"/></text:p>
      <text:p text:style-name="P17"><text:bookmark-start text:name="__RefHeading__3714_1511595835"/><text:span text:style-name="T3"><text:s text:c="2"/>% <text:s text:c="2"/></text:span><text:span text:style-name="T3">cumulative</text:span><text:span text:style-name="T3"> <text:s text:c="2"/></text:span><text:span text:style-name="T3">self</text:span><text:span text:style-name="T3"> <text:s text:c="9"/><text:tab/></text:span><text:span text:style-name="T3">self</text:span><text:span text:style-name="T3"> <text:tab/></text:span><text:span text:style-name="T3">total</text:span><text:span text:style-name="T3"> <text:s text:c="5"/><text:tab/> </text:span><text:bookmark-end text:name="__RefHeading__3714_1511595835"/></text:p>
      <text:p text:style-name="P17"><text:bookmark-start text:name="__RefHeading__3716_1511595835"/><text:span text:style-name="T3"><text:s/></text:span><text:span text:style-name="T3">time</text:span><text:span text:style-name="T3"> <text:s text:c="2"/></text:span><text:span text:style-name="T3">seconds</text:span><text:span text:style-name="T3"> <text:s text:c="2"/></text:span><text:span text:style-name="T3">seconds</text:span><text:span text:style-name="T3"><text:tab/></text:span><text:span text:style-name="T3">calls</text:span><text:span text:style-name="T3"> <text:s/></text:span><text:span text:style-name="T3">ns</text:span><text:span text:style-name="T3">/</text:span><text:span text:style-name="T3">call</text:span><text:span text:style-name="T3"> <text:s/></text:span><text:span text:style-name="T3">ns</text:span><text:span text:style-name="T3">/</text:span><text:span text:style-name="T3">call</text:span><text:span text:style-name="T3"> <text:s/></text:span><text:span text:style-name="T3">name</text:span><text:span text:style-name="T3"> <text:s text:c="3"/></text:span><text:bookmark-end text:name="__RefHeading__3716_1511595835"/></text:p>
      <text:p text:style-name="P17"><text:bookmark-start text:name="__RefHeading__3718_1511595835"/><text:span text:style-name="T3"><text:s/></text:span><text:span text:style-name="T4">65.31 <text:tab/>19.07<text:tab/>19.07 <text:s text:c="24"/><text:tab/></text:span><text:span text:style-name="T4">electric</text:span><text:span text:style-name="T4">_</text:span><text:span text:style-name="T4">field</text:span><text:bookmark-end text:name="__RefHeading__3718_1511595835"/></text:p>
      <text:p text:style-name="P17"><text:bookmark-start text:name="__RefHeading__3720_1511595835"/><text:span text:style-name="T3"><text:s text:c="2"/>3.66 <text:tab/>20.14 <text:tab/>1.07 <text:s text:c="24"/><text:tab/></text:span><text:span text:style-name="T3">fftw</text:span><text:span text:style-name="T3">_</text:span><text:span text:style-name="T3">hc</text:span><text:span text:style-name="T3">2</text:span><text:span text:style-name="T3">hc</text:span><text:span text:style-name="T3">_</text:span><text:span text:style-name="T3">forward</text:span><text:span text:style-name="T3">_</text:span><text:span text:style-name="T3">generic</text:span><text:bookmark-end text:name="__RefHeading__3720_1511595835"/></text:p>
      <text:p text:style-name="P17"><text:bookmark-start text:name="__RefHeading__3722_1511595835"/><text:span text:style-name="T3"><text:s text:c="2"/>3.13 <text:tab/>21.06 <text:tab/>0.92 <text:s text:c="24"/><text:tab/></text:span><text:span text:style-name="T3">fftw</text:span><text:span text:style-name="T3">_</text:span><text:span text:style-name="T3">no</text:span><text:span text:style-name="T3">_</text:span><text:span text:style-name="T3">twiddle</text:span><text:span text:style-name="T3">_11</text:span><text:bookmark-end text:name="__RefHeading__3722_1511595835"/></text:p>
      <text:p text:style-name="P17"><text:bookmark-start text:name="__RefHeading__3724_1511595835"/><text:span text:style-name="T3"><text:s text:c="2"/>3.07 <text:tab/>21.95 <text:tab/>0.90 <text:s text:c="24"/><text:tab/></text:span><text:span text:style-name="T3">fftw</text:span><text:bookmark-end text:name="__RefHeading__3724_1511595835"/></text:p>
      <text:p text:style-name="P17"><text:bookmark-start text:name="__RefHeading__3726_1511595835"/><text:span text:style-name="T3"><text:s text:c="2"/>2.76 <text:tab/>22.76 <text:tab/>0.81 <text:s text:c="24"/><text:tab/></text:span><text:span text:style-name="T3">fftw</text:span><text:span text:style-name="T3">_</text:span><text:span text:style-name="T3">hc</text:span><text:span text:style-name="T3">2</text:span><text:span text:style-name="T3">hc</text:span><text:span text:style-name="T3">_</text:span><text:span text:style-name="T3">backward</text:span><text:span text:style-name="T3">_</text:span><text:span text:style-name="T3">generic</text:span><text:bookmark-end text:name="__RefHeading__3726_1511595835"/></text:p>
      <text:p text:style-name="P17"><text:bookmark-start text:name="__RefHeading__3728_1511595835"/><text:span text:style-name="T3"><text:s text:c="2"/>2.33 <text:tab/>23.44 <text:tab/>0.68 <text:s text:c="24"/><text:tab/></text:span><text:span text:style-name="T3">fftw</text:span><text:span text:style-name="T3">_</text:span><text:span text:style-name="T3">twiddle</text:span><text:span text:style-name="T3">_</text:span><text:span text:style-name="T3">generic</text:span><text:bookmark-end text:name="__RefHeading__3728_1511595835"/></text:p>
      <text:p text:style-name="P2"/>
      <text:p text:style-name="P6"><text:bookmark-start text:name="__RefHeading__3730_1511595835"/><text:span text:style-name="T3">Podem comprovar com ara no es fa cap crida a la rutina </text:span><text:span text:style-name="T10">pythagoras</text:span><text:span text:style-name="T3"> gràcies a la tècnica de </text:span><text:span text:style-name="T7">inlining</text:span><text:span text:style-name="T3"> aplicada. </text:span><text:bookmark-end text:name="__RefHeading__3730_1511595835"/></text:p>
      <text:p text:style-name="P7"><text:bookmark-start text:name="__RefHeading__3732_1511595835"/><text:span text:style-name="T30">Una vegada hem vist que les optimitzacions han millorat aquells aspectes que ens havíem proposat millorar, executem la nova versió per obtenir la mesura dels temps d’execució (</text:span><text:a xlink:type="simple" xlink:href="#Taula2|table" office:name="Veure Taula 2"><text:span text:style-name="T23">Taula 2</text:span></text:a><text:span text:style-name="T30">):</text:span><text:bookmark-end text:name="__RefHeading__3732_1511595835"/></text:p>
      <text:p text:style-name="P40"/>
      <text:p text:style-name="P40"/>
      <text:p text:style-name="P40"/>
      <table:table table:name="Taula2" table:style-name="Taula2">
        <table:table-column table:style-name="Taula2.A"/>
        <table:table-column table:style-name="Taula2.B"/>
        <table:table-column table:style-name="Taula2.C"/>
        <table:table-column table:style-name="Taula2.B"/>
        <table:table-column table:style-name="Taula2.E"/>
        <table:table-column table:style-name="Taula2.F" table:number-columns-repeated="2"/>
        <text:soft-page-break/>
        <table:table-row>
          <table:table-cell table:style-name="Taula2.A1" table:number-rows-spanned="2" office:value-type="string">
            <text:p text:style-name="P84"/>
          </table:table-cell>
          <table:table-cell table:style-name="Taula2.B1" table:number-columns-spanned="2" office:value-type="string">
            <text:p text:style-name="P85">Versió <text:s/>amb optimització 1</text:p>
          </table:table-cell>
          <table:covered-table-cell/>
          <table:table-cell table:style-name="Taula2.D1" table:number-columns-spanned="2" office:value-type="string">
            <text:p text:style-name="P85">Versió prèvia</text:p>
          </table:table-cell>
          <table:covered-table-cell/>
          <table:table-cell table:style-name="Taula2.D1" table:number-columns-spanned="2" office:value-type="string">
            <text:p text:style-name="P86">Speedup</text:p>
          </table:table-cell>
          <table:covered-table-cell/>
        </table:table-row>
        <table:table-row>
          <table:covered-table-cell/>
          <table:table-cell table:style-name="Taula2.B2" office:value-type="string">
            <text:p text:style-name="P85">Temps (segons)</text:p>
          </table:table-cell>
          <table:table-cell table:style-name="Taula2.C2" office:value-type="string">
            <text:p text:style-name="P85">Desviació estàndard</text:p>
          </table:table-cell>
          <table:table-cell table:style-name="Taula2.D2" office:value-type="string">
            <text:p text:style-name="P85">Temps (segons)</text:p>
          </table:table-cell>
          <table:table-cell table:style-name="Taula2.C2" office:value-type="string">
            <text:p text:style-name="P85">Desviació estàndard</text:p>
          </table:table-cell>
          <table:table-cell table:style-name="Taula2.D2" office:value-type="string">
            <text:p text:style-name="P85">Respecte la versió prèvia</text:p>
          </table:table-cell>
          <table:table-cell table:style-name="Taula2.C2" office:value-type="string">
            <text:p text:style-name="P85">Respecte la versió original</text:p>
          </table:table-cell>
        </table:table-row>
        <table:table-row>
          <table:table-cell table:style-name="Taula2.A3" office:value-type="string">
            <text:p text:style-name="P85">Test 1</text:p>
          </table:table-cell>
          <table:table-cell table:style-name="Taula2.B2" office:value-type="string">
            <text:p text:style-name="P85">33.412458</text:p>
          </table:table-cell>
          <table:table-cell table:style-name="Taula2.C2" office:value-type="string">
            <text:p text:style-name="P85">0.047238</text:p>
          </table:table-cell>
          <table:table-cell table:style-name="Taula2.D2" office:value-type="string">
            <text:p text:style-name="P85">39.992225</text:p>
          </table:table-cell>
          <table:table-cell table:style-name="Taula2.C2" office:value-type="string">
            <text:p text:style-name="P85">0.101335</text:p>
          </table:table-cell>
          <table:table-cell table:style-name="Taula2.D2" office:value-type="string">
            <text:p text:style-name="P87">1,20X</text:p>
          </table:table-cell>
          <table:table-cell table:style-name="Taula2.C2" office:value-type="string">
            <text:p text:style-name="P87">1,48X</text:p>
          </table:table-cell>
        </table:table-row>
        <table:table-row>
          <table:table-cell table:style-name="Taula2.B2" office:value-type="string">
            <text:p text:style-name="P85">Test 2</text:p>
          </table:table-cell>
          <table:table-cell table:style-name="Taula2.B2" office:value-type="string">
            <text:p text:style-name="P85">126.965155</text:p>
          </table:table-cell>
          <table:table-cell table:style-name="Taula2.C2" office:value-type="string">
            <text:p text:style-name="P85">0.175984</text:p>
          </table:table-cell>
          <table:table-cell table:style-name="Taula2.D2" office:value-type="string">
            <text:p text:style-name="P85">153.299602</text:p>
          </table:table-cell>
          <table:table-cell table:style-name="Taula2.C2" office:value-type="string">
            <text:p text:style-name="P85">0.667342</text:p>
          </table:table-cell>
          <table:table-cell table:style-name="Taula2.D2" office:value-type="string">
            <text:p text:style-name="P87">1,21X</text:p>
          </table:table-cell>
          <table:table-cell table:style-name="Taula2.C2" office:value-type="string">
            <text:p text:style-name="P87">1,49X</text:p>
          </table:table-cell>
        </table:table-row>
        <table:table-row>
          <table:table-cell table:style-name="Taula2.A5" office:value-type="string">
            <text:p text:style-name="P85">Test 3</text:p>
          </table:table-cell>
          <table:table-cell table:style-name="Taula2.A5" office:value-type="string">
            <text:p text:style-name="P85">113.728949</text:p>
          </table:table-cell>
          <table:table-cell table:style-name="Taula2.C5" office:value-type="string">
            <text:p text:style-name="P85">0.170887</text:p>
          </table:table-cell>
          <table:table-cell table:style-name="Taula2.D5" office:value-type="string">
            <text:p text:style-name="P85">140.619830</text:p>
          </table:table-cell>
          <table:table-cell table:style-name="Taula2.C5" office:value-type="string">
            <text:p text:style-name="P85">0.259407</text:p>
          </table:table-cell>
          <table:table-cell table:style-name="Taula2.D5" office:value-type="string">
            <text:p text:style-name="P87">1,24X</text:p>
          </table:table-cell>
          <table:table-cell table:style-name="Taula2.C5" office:value-type="string">
            <text:p text:style-name="P87">1,56X</text:p>
          </table:table-cell>
        </table:table-row>
      </table:table>
      <text:p text:style-name="P8"/>
      <text:p text:style-name="P50"><text:bookmark-start text:name="__RefHeading__3734_1511595835"/>Taula 2: Resultats del banc de proves del programa amb la optimització 1 respecte la versió prèvia.<text:bookmark-end text:name="__RefHeading__3734_1511595835"/></text:p>
      <text:p text:style-name="P2"/>
      <text:p text:style-name="P2"/>
      <text:p text:style-name="P92"><text:bookmark-start text:name="__RefHeading__3736_1511595835"/>2.2 <text:s/>Segona optimització<text:bookmark-end text:name="__RefHeading__3736_1511595835"/></text:p>
      <text:p text:style-name="P2"/>
      <text:p text:style-name="P6"><text:bookmark-start text:name="__RefHeading__3738_1511595835"/><text:span text:style-name="T3">Si fem </text:span><text:span text:style-name="T7">profiling</text:span><text:span text:style-name="T3"> amb </text:span><text:span text:style-name="T10">gprof</text:span><text:span text:style-name="T3"> a nivell de línia de codi per analitzar novament la versió actual del programa obtenim els següents resultats (només es mostres les 5 línies amb cost més significatiu):</text:span><text:bookmark-end text:name="__RefHeading__3738_1511595835"/></text:p>
      <text:p text:style-name="P2"/>
      <text:p text:style-name="P17"><text:bookmark-start text:name="__RefHeading__3740_1511595835"/><text:span text:style-name="T3">Each</text:span><text:span text:style-name="T3"> </text:span><text:span text:style-name="T3">sample</text:span><text:span text:style-name="T3"> </text:span><text:span text:style-name="T3">counts</text:span><text:span text:style-name="T3"> </text:span><text:span text:style-name="T3">as</text:span><text:span text:style-name="T3"> 0.01 </text:span><text:span text:style-name="T3">seconds</text:span><text:span text:style-name="T3">.</text:span><text:bookmark-end text:name="__RefHeading__3740_1511595835"/></text:p>
      <text:p text:style-name="P17"><text:bookmark-start text:name="__RefHeading__3742_1511595835"/><text:span text:style-name="T3"><text:s text:c="2"/>% <text:s text:c="2"/></text:span><text:span text:style-name="T3">cumulative</text:span><text:span text:style-name="T3"> <text:s text:c="2"/></text:span><text:span text:style-name="T3">self</text:span><text:span text:style-name="T3"> <text:s text:c="9"/><text:tab/></text:span><text:span text:style-name="T3">self</text:span><text:span text:style-name="T3"> <text:tab/></text:span><text:span text:style-name="T3">total</text:span><text:span text:style-name="T3"> <text:s text:c="5"/><text:tab/> </text:span><text:bookmark-end text:name="__RefHeading__3742_1511595835"/></text:p>
      <text:p text:style-name="P17"><text:bookmark-start text:name="__RefHeading__3744_1511595835"/><text:span text:style-name="T3"><text:s/></text:span><text:span text:style-name="T3">time</text:span><text:span text:style-name="T3"> <text:s text:c="2"/></text:span><text:span text:style-name="T3">seconds</text:span><text:span text:style-name="T3"> <text:s text:c="2"/></text:span><text:span text:style-name="T3">seconds</text:span><text:span text:style-name="T3"><text:tab/></text:span><text:span text:style-name="T3">calls</text:span><text:span text:style-name="T3"> <text:s/></text:span><text:span text:style-name="T3">Ts</text:span><text:span text:style-name="T3">/</text:span><text:span text:style-name="T3">call</text:span><text:span text:style-name="T3"> <text:s/></text:span><text:span text:style-name="T3">Ts</text:span><text:span text:style-name="T3">/</text:span><text:span text:style-name="T3">call</text:span><text:span text:style-name="T3"> <text:s/></text:span><text:span text:style-name="T3">name</text:span><text:span text:style-name="T3"> <text:s text:c="3"/></text:span><text:bookmark-end text:name="__RefHeading__3744_1511595835"/></text:p>
      <text:p text:style-name="P17"><text:bookmark-start text:name="__RefHeading__3746_1511595835"/><text:span text:style-name="T3"><text:s/></text:span><text:span text:style-name="T4">31.20 <text:s/>9.11 <text:tab/>9.11 <text:s text:c="24"/><text:tab/></text:span><text:span text:style-name="T4">electric</text:span><text:span text:style-name="T4">_</text:span><text:span text:style-name="T4">field</text:span><text:span text:style-name="T4"> (</text:span><text:span text:style-name="T4">electrostatics</text:span><text:span text:style-name="T4">.</text:span><text:span text:style-name="T4">c</text:span><text:span text:style-name="T4">:141 @ 804</text:span><text:span text:style-name="T4">c</text:span><text:span text:style-name="T4">6</text:span><text:span text:style-name="T4">ca</text:span><text:span text:style-name="T4">)</text:span><text:bookmark-end text:name="__RefHeading__3746_1511595835"/></text:p>
      <text:p text:style-name="P19"><text:bookmark-start text:name="__RefHeading__3748_1511595835"/><text:s/>11.13 12.36 <text:tab/>3.25 <text:s text:c="24"/><text:tab/>electric_field (electrostatics.c:139 @ 804c6c0)<text:bookmark-end text:name="__RefHeading__3748_1511595835"/></text:p>
      <text:p text:style-name="P18"><text:bookmark-start text:name="__RefHeading__3750_1511595835"/><text:s text:c="2"/>6.04 14.13 <text:tab/>1.77 <text:s text:c="24"/><text:tab/>electric_field (electrostatics.c:137 @ 804c73d)<text:bookmark-end text:name="__RefHeading__3750_1511595835"/></text:p>
      <text:p text:style-name="P18"><text:bookmark-start text:name="__RefHeading__3752_1511595835"/><text:s text:c="2"/>5.72 15.80 <text:tab/>1.67 <text:s text:c="24"/><text:tab/>electric_field (electrostatics.c:136 @ 804c74b)<text:bookmark-end text:name="__RefHeading__3752_1511595835"/></text:p>
      <text:p text:style-name="P18"><text:bookmark-start text:name="__RefHeading__3754_1511595835"/><text:s text:c="2"/>3.89 16.93 <text:tab/>1.14 <text:s text:c="24"/><text:tab/>electric_field (electrostatics.c:157 @ 804c731)<text:bookmark-end text:name="__RefHeading__3754_1511595835"/></text:p>
      <text:p text:style-name="P18"><text:bookmark-start text:name="__RefHeading__3756_1511595835"/><text:s text:c="2"/><text:bookmark-end text:name="__RefHeading__3756_1511595835"/></text:p>
      <text:p text:style-name="P6"><text:bookmark-start text:name="__RefHeading__3758_1511595835"/><text:span text:style-name="T3">La línia 141 del fitxer </text:span><text:span text:style-name="T10">electrostatics.c</text:span><text:span text:style-name="T3"> representa el càlcul de la distància que efectua la macro </text:span><text:span text:style-name="T10">PYTHAGORAS</text:span><text:span text:style-name="T3">. Abans de començar a pensar en com accelerar aquest costós càlcul, ens centrarem en la segona línia que més consumeix de tot el programa, que és la 139 del mateix fitxer:</text:span><text:bookmark-end text:name="__RefHeading__3758_1511595835"/></text:p>
      <text:p text:style-name="P2"/>
      <text:p text:style-name="P11"><text:bookmark-start text:name="__RefHeading__3760_1511595835"/><text:span text:style-name="T3">if</text:span><text:span text:style-name="T3">( This_Structure.Residue[residue].Atom[atom].charge != 0 )</text:span><text:bookmark-end text:name="__RefHeading__3760_1511595835"/></text:p>
      <text:p text:style-name="P2"/>
      <text:p text:style-name="P7"><text:bookmark-start text:name="__RefHeading__3762_1511595835"/><text:span text:style-name="T30">Entenent el funcionament del codi creiem que aquesta línia és costosa per dos motius: primer, perquè en accedir al camp </text:span><text:span text:style-name="T13">charge</text:span><text:span text:style-name="T30"> d’aquesta estructura es deuen fer moltes falles a la memòria cau, i les penalitzacions per portar la dada desitjada d’altres nivells de la jerarquia de memòria té un pes considerable; segon, el predictor</text:span><text:span text:style-name="T31"> hardware</text:span><text:span text:style-name="T30"> falla més del que ens agradaria perquè els valors de </text:span><text:span text:style-name="T13">charge</text:span><text:span text:style-name="T30"> no segueixen un patró deduïble pels mecanismes del processador. A més, si analitzem on està situada aquesta línia podem veure que està dins de 5 bucles, els 3 bucles més externs recorren un pla en 3 dimensions, i els altres 2 més interns recorren, per a cada punt del pla, tots els àtoms de l’estructura </text:span><text:span text:style-name="T13">This_Structure</text:span><text:span text:style-name="T30">. Per tant, estem accedint al camp </text:span><text:span text:style-name="T13">charge</text:span><text:span text:style-name="T30"> múltiples vegades, i per aquest motiu el cost d’aquesta línia té un pes considerable Abans de començar a aplicar millores fem </text:span><text:span text:style-name="T31">profiling</text:span><text:span text:style-name="T30"> del programa amb l’eina </text:span><text:span text:style-name="T13">Oprofile</text:span><text:span text:style-name="T30">, per a obtenir el nombre d’accessos totals i el nombre de falles que es realitzen a la memòria cau L1. Els resultats </text:span><text:span text:style-name="T32">(</text:span><text:a xlink:type="simple" xlink:href="#Taula3|table"><text:span text:style-name="T22">Taula 3</text:span></text:a><text:span text:style-name="T32">)</text:span><text:span text:style-name="T30"> demostren uns nombre molt elevats d’accessos i falles. </text:span><text:bookmark-end text:name="__RefHeading__3762_1511595835"/></text:p>
      <text:p text:style-name="P41"/>
      <text:p text:style-name="P6"><text:bookmark-start text:name="__RefHeading__3764_1511595835"/><text:span text:style-name="T3">Per a millorar aquesta part del programa crearem un vector amb la informació indispensable per a efectuar els càlculs de dins la branca condicional. Aquesta informació indispensable són els camps </text:span><text:span text:style-name="T10">charge</text:span><text:span text:style-name="T3"> i les tres coordenades dels àtoms. És a dir, un vector d’estructures, on cada element serà una estructura de 4 camps que representaran la càrrega i les 3 coordenades dels àtoms. Aquest estructura la declarem al fitxer </text:span><text:span text:style-name="T10">structures.h</text:span><text:span text:style-name="T3">, i té el següent format:</text:span><text:bookmark-end text:name="__RefHeading__3764_1511595835"/></text:p>
      <text:p text:style-name="P40"/>
      <text:p text:style-name="P12"/>
      <text:p text:style-name="P66"/>
      <text:p text:style-name="P66"><text:bookmark-start text:name="__RefHeading__3766_1511595835"/><text:soft-page-break/>struct Atom_Charged{<text:bookmark-end text:name="__RefHeading__3766_1511595835"/></text:p>
      <text:p text:style-name="P11"><text:bookmark-start text:name="__RefHeading__3768_1511595835"/><text:span text:style-name="T3"><text:s text:c="4"/></text:span><text:span text:style-name="T3">float</text:span><text:span text:style-name="T3"> <text:s text:c="2"/><text:tab/> </text:span><text:span text:style-name="T3">charge</text:span><text:span text:style-name="T3"> ;</text:span><text:bookmark-end text:name="__RefHeading__3768_1511595835"/></text:p>
      <text:p text:style-name="P11"><text:bookmark-start text:name="__RefHeading__3770_1511595835"/><text:span text:style-name="T3"><text:s text:c="4"/></text:span><text:span text:style-name="T3">float</text:span><text:span text:style-name="T3"> <text:s text:c="2"/><text:tab/> </text:span><text:span text:style-name="T3">coord</text:span><text:span text:style-name="T3">[3] ;</text:span><text:bookmark-end text:name="__RefHeading__3770_1511595835"/></text:p>
      <text:p text:style-name="P12"><text:bookmark-start text:name="__RefHeading__3772_1511595835"/>} ;<text:bookmark-end text:name="__RefHeading__3772_1511595835"/></text:p>
      <text:p text:style-name="P3"/>
      <text:p text:style-name="P41"><text:bookmark-start text:name="__RefHeading__3774_1511595835"/>Tanmateix, com que només fem càlculs sobre aquells àtoms que tenen càrrega no neutra, en aquest vector només ens guardarem els que satisfan aquesta condició. D’aquesta manera estalviem memòria, ja que el vector no haurà de ser de tants elements, i per altra banda, com que en aquest vector només guardarem els àtoms amb càrrega no neutra no serà necessari pagar la comprovació de la condició, eliminant d’aquesta manera la branca.<text:bookmark-end text:name="__RefHeading__3774_1511595835"/></text:p>
      <text:p text:style-name="P41"/>
      <text:p text:style-name="P6"><text:bookmark-start text:name="__RefHeading__3776_1511595835"/><text:span text:style-name="T3">Després d’estudiar amb atenció com es van cridant les diferents funcions d’inicialització de les estructures en el programa principal, hem decidit que el millor lloc on inicialitzar el nostre nou vector d’estructures és dins del fitxer font </text:span><text:span text:style-name="T10">manipulate_structures.c</text:span><text:span text:style-name="T3">, dins de la funció </text:span><text:span text:style-name="T10">translate_structure_onto_origin</text:span><text:span text:style-name="T3">. Com que només volem afegir aquesta inicialització en el cas de la proteïna estàtica, fem una especialització de la funció original. La nova funció l’hem anomenat té la següent capçalera (afegida al fitxer </text:span><text:span text:style-name="T10">structures.h</text:span><text:span text:style-name="T3">):</text:span><text:bookmark-end text:name="__RefHeading__3776_1511595835"/></text:p>
      <text:p text:style-name="P40"/>
      <text:p text:style-name="P12"><text:bookmark-start text:name="__RefHeading__3778_1511595835"/>extern struct Structure translate_static_structure_onto_origin( struct Structure This_Structure, int num_charged_atoms, struct Atom_Charged *charged_atoms )<text:bookmark-end text:name="__RefHeading__3778_1511595835"/></text:p>
      <text:p text:style-name="P2"/>
      <text:p text:style-name="P3"><text:bookmark-start text:name="__RefHeading__3780_1511595835"/>La inicialització l'efectuem una vegada s’han assignat les coordenades a cada àtom, això és, just al final de la funció. L’extracte del codi de la inicialització és el següent:<text:bookmark-end text:name="__RefHeading__3780_1511595835"/></text:p>
      <text:p text:style-name="P5"/>
      <text:p text:style-name="P17"><text:bookmark-start text:name="__RefHeading__3782_1511595835"/><text:span text:style-name="T3">/</text:span><text:span text:style-name="T3">* Translate */</text:span><text:bookmark-end text:name="__RefHeading__3782_1511595835"/></text:p>
      <text:p text:style-name="P18"/>
      <text:p text:style-name="P17"><text:bookmark-start text:name="__RefHeading__3784_1511595835"/><text:span text:style-name="T3"><text:s text:c="2"/></text:span><text:span text:style-name="T3">int</text:span><text:span text:style-name="T3"> </text:span><text:span text:style-name="T3">k</text:span><text:span text:style-name="T3"> = 0;</text:span><text:bookmark-end text:name="__RefHeading__3784_1511595835"/></text:p>
      <text:p text:style-name="P17"><text:bookmark-start text:name="__RefHeading__3786_1511595835"/><text:span text:style-name="T3"><text:s text:c="2"/></text:span><text:span text:style-name="T3">for</text:span><text:span text:style-name="T3">( </text:span><text:span text:style-name="T3">residue</text:span><text:span text:style-name="T3"> = 1 ; </text:span><text:span text:style-name="T3">residue</text:span><text:span text:style-name="T3"> &lt;= </text:span><text:span text:style-name="T3">New</text:span><text:span text:style-name="T3">_</text:span><text:span text:style-name="T3">Structure</text:span><text:span text:style-name="T3">.</text:span><text:span text:style-name="T3">length</text:span><text:span text:style-name="T3"> ; </text:span><text:span text:style-name="T3">residue</text:span><text:span text:style-name="T3"> ++ ) {</text:span><text:bookmark-end text:name="__RefHeading__3786_1511595835"/></text:p>
      <text:p text:style-name="P18"/>
      <text:p text:style-name="P17"><text:bookmark-start text:name="__RefHeading__3788_1511595835"/><text:span text:style-name="T3"><text:tab/></text:span><text:span text:style-name="T3">for</text:span><text:span text:style-name="T3">( </text:span><text:span text:style-name="T3">atom</text:span><text:span text:style-name="T3"> = 1 ; </text:span><text:span text:style-name="T3">atom</text:span><text:span text:style-name="T3"> &lt;= </text:span><text:span text:style-name="T3">New</text:span><text:span text:style-name="T3">_</text:span><text:span text:style-name="T3">Structure</text:span><text:span text:style-name="T3">.</text:span><text:span text:style-name="T3">Residue</text:span><text:span text:style-name="T3">[</text:span><text:span text:style-name="T3">residue</text:span><text:span text:style-name="T3">].</text:span><text:span text:style-name="T3">size</text:span><text:span text:style-name="T3"> ; </text:span><text:span text:style-name="T3">atom</text:span><text:span text:style-name="T3"> ++ ) {</text:span><text:bookmark-end text:name="__RefHeading__3788_1511595835"/></text:p>
      <text:p text:style-name="P18"/>
      <text:p text:style-name="P17"><text:bookmark-start text:name="__RefHeading__3790_1511595835"/><text:span text:style-name="T3"><text:s text:c="2"/><text:tab/> <text:s text:c="3"/></text:span><text:span text:style-name="T3">New</text:span><text:span text:style-name="T3">_</text:span><text:span text:style-name="T3">Structure</text:span><text:span text:style-name="T3">.</text:span><text:span text:style-name="T3">Residue</text:span><text:span text:style-name="T3">[</text:span><text:span text:style-name="T3">residue</text:span><text:span text:style-name="T3">].</text:span><text:span text:style-name="T3">Atom</text:span><text:span text:style-name="T3">[</text:span><text:span text:style-name="T3">atom</text:span><text:span text:style-name="T3">].</text:span><text:span text:style-name="T3">coord</text:span><text:span text:style-name="T3">[1] -= </text:span><text:span text:style-name="T3">average</text:span><text:span text:style-name="T3">_</text:span><text:span text:style-name="T3">x</text:span><text:span text:style-name="T3"> ;</text:span><text:bookmark-end text:name="__RefHeading__3790_1511595835"/></text:p>
      <text:p text:style-name="P17"><text:bookmark-start text:name="__RefHeading__3792_1511595835"/><text:span text:style-name="T3"><text:s text:c="2"/><text:tab/> <text:s text:c="3"/></text:span><text:span text:style-name="T3">New</text:span><text:span text:style-name="T3">_</text:span><text:span text:style-name="T3">Structure</text:span><text:span text:style-name="T3">.</text:span><text:span text:style-name="T3">Residue</text:span><text:span text:style-name="T3">[</text:span><text:span text:style-name="T3">residue</text:span><text:span text:style-name="T3">].</text:span><text:span text:style-name="T3">Atom</text:span><text:span text:style-name="T3">[</text:span><text:span text:style-name="T3">atom</text:span><text:span text:style-name="T3">].</text:span><text:span text:style-name="T3">coord</text:span><text:span text:style-name="T3">[2] -= </text:span><text:span text:style-name="T3">average</text:span><text:span text:style-name="T3">_</text:span><text:span text:style-name="T3">y</text:span><text:span text:style-name="T3"> ;</text:span><text:bookmark-end text:name="__RefHeading__3792_1511595835"/></text:p>
      <text:p text:style-name="P17"><text:bookmark-start text:name="__RefHeading__3794_1511595835"/><text:span text:style-name="T3"><text:s text:c="2"/><text:tab/> <text:s text:c="3"/></text:span><text:span text:style-name="T3">New</text:span><text:span text:style-name="T3">_</text:span><text:span text:style-name="T3">Structure</text:span><text:span text:style-name="T3">.</text:span><text:span text:style-name="T3">Residue</text:span><text:span text:style-name="T3">[</text:span><text:span text:style-name="T3">residue</text:span><text:span text:style-name="T3">].</text:span><text:span text:style-name="T3">Atom</text:span><text:span text:style-name="T3">[</text:span><text:span text:style-name="T3">atom</text:span><text:span text:style-name="T3">].</text:span><text:span text:style-name="T3">coord</text:span><text:span text:style-name="T3">[3] -= </text:span><text:span text:style-name="T3">average</text:span><text:span text:style-name="T3">_</text:span><text:span text:style-name="T3">z</text:span><text:span text:style-name="T3"> ;</text:span><text:bookmark-end text:name="__RefHeading__3794_1511595835"/></text:p>
      <text:p text:style-name="P18"/>
      <text:p text:style-name="P17"><text:bookmark-start text:name="__RefHeading__3796_1511595835"/><text:span text:style-name="T3"><text:s text:c="2"/><text:tab/> <text:s text:c="3"/></text:span><text:span text:style-name="T4">if</text:span><text:span text:style-name="T4"> (</text:span><text:span text:style-name="T4">New</text:span><text:span text:style-name="T4">_</text:span><text:span text:style-name="T4">Structure</text:span><text:span text:style-name="T4">.</text:span><text:span text:style-name="T4">Residue</text:span><text:span text:style-name="T4">[</text:span><text:span text:style-name="T4">residue</text:span><text:span text:style-name="T4">].</text:span><text:span text:style-name="T4">Atom</text:span><text:span text:style-name="T4">[</text:span><text:span text:style-name="T4">atom</text:span><text:span text:style-name="T4">].</text:span><text:span text:style-name="T4">charge</text:span><text:span text:style-name="T4"> != 0) {</text:span><text:bookmark-end text:name="__RefHeading__3796_1511595835"/></text:p>
      <text:p text:style-name="P17"><text:bookmark-start text:name="__RefHeading__3798_1511595835"/><text:span text:style-name="T4"><text:s text:c="4"/><text:tab/> <text:s text:c="7"/></text:span><text:span text:style-name="T4">charged</text:span><text:span text:style-name="T4">_</text:span><text:span text:style-name="T4">atoms</text:span><text:span text:style-name="T4">[</text:span><text:span text:style-name="T4">k</text:span><text:span text:style-name="T4">].</text:span><text:span text:style-name="T4">charge</text:span><text:span text:style-name="T4"> = </text:span><text:span text:style-name="T4">New</text:span><text:span text:style-name="T4">_</text:span><text:span text:style-name="T4">Structure</text:span><text:span text:style-name="T4">.</text:span><text:span text:style-name="T4">Residue</text:span><text:span text:style-name="T4">[</text:span><text:span text:style-name="T4">residue</text:span><text:span text:style-name="T4">].</text:span><text:span text:style-name="T4">Atom</text:span><text:span text:style-name="T4">[</text:span><text:span text:style-name="T4">atom</text:span><text:span text:style-name="T4">].</text:span><text:span text:style-name="T4">charge</text:span><text:span text:style-name="T4">;</text:span><text:bookmark-end text:name="__RefHeading__3798_1511595835"/></text:p>
      <text:p text:style-name="P17"><text:bookmark-start text:name="__RefHeading__3800_1511595835"/><text:span text:style-name="T4"><text:s text:c="4"/><text:tab/> <text:s text:c="7"/></text:span><text:span text:style-name="T4">charged</text:span><text:span text:style-name="T4">_</text:span><text:span text:style-name="T4">atoms</text:span><text:span text:style-name="T4">[</text:span><text:span text:style-name="T4">k</text:span><text:span text:style-name="T4">].</text:span><text:span text:style-name="T4">coord</text:span><text:span text:style-name="T4">[0] = </text:span><text:span text:style-name="T4">New</text:span><text:span text:style-name="T4">_</text:span><text:span text:style-name="T4">Structure</text:span><text:span text:style-name="T4">.</text:span><text:span text:style-name="T4">Residue</text:span><text:span text:style-name="T4">[</text:span><text:span text:style-name="T4">residue</text:span><text:span text:style-name="T4">].</text:span><text:span text:style-name="T4">Atom</text:span><text:span text:style-name="T4">[</text:span><text:span text:style-name="T4">atom</text:span><text:span text:style-name="T4">].</text:span><text:span text:style-name="T4">coord</text:span><text:span text:style-name="T4">[1] ;</text:span><text:bookmark-end text:name="__RefHeading__3800_1511595835"/></text:p>
      <text:p text:style-name="P17"><text:bookmark-start text:name="__RefHeading__3802_1511595835"/><text:span text:style-name="T4"><text:s text:c="4"/><text:tab/> <text:s text:c="7"/></text:span><text:span text:style-name="T4">charged</text:span><text:span text:style-name="T4">_</text:span><text:span text:style-name="T4">atoms</text:span><text:span text:style-name="T4">[</text:span><text:span text:style-name="T4">k</text:span><text:span text:style-name="T4">].</text:span><text:span text:style-name="T4">coord</text:span><text:span text:style-name="T4">[1] = </text:span><text:span text:style-name="T4">New</text:span><text:span text:style-name="T4">_</text:span><text:span text:style-name="T4">Structure</text:span><text:span text:style-name="T4">.</text:span><text:span text:style-name="T4">Residue</text:span><text:span text:style-name="T4">[</text:span><text:span text:style-name="T4">residue</text:span><text:span text:style-name="T4">].</text:span><text:span text:style-name="T4">Atom</text:span><text:span text:style-name="T4">[</text:span><text:span text:style-name="T4">atom</text:span><text:span text:style-name="T4">].</text:span><text:span text:style-name="T4">coord</text:span><text:span text:style-name="T4">[2] ;</text:span><text:bookmark-end text:name="__RefHeading__3802_1511595835"/></text:p>
      <text:p text:style-name="P17"><text:bookmark-start text:name="__RefHeading__3804_1511595835"/><text:span text:style-name="T4"><text:s text:c="4"/><text:tab/> <text:s text:c="7"/></text:span><text:span text:style-name="T4">charged</text:span><text:span text:style-name="T4">_</text:span><text:span text:style-name="T4">atoms</text:span><text:span text:style-name="T4">[</text:span><text:span text:style-name="T4">k</text:span><text:span text:style-name="T4">].</text:span><text:span text:style-name="T4">coord</text:span><text:span text:style-name="T4">[2] = </text:span><text:span text:style-name="T4">New</text:span><text:span text:style-name="T4">_</text:span><text:span text:style-name="T4">Structure</text:span><text:span text:style-name="T4">.</text:span><text:span text:style-name="T4">Residue</text:span><text:span text:style-name="T4">[</text:span><text:span text:style-name="T4">residue</text:span><text:span text:style-name="T4">].</text:span><text:span text:style-name="T4">Atom</text:span><text:span text:style-name="T4">[</text:span><text:span text:style-name="T4">atom</text:span><text:span text:style-name="T4">].</text:span><text:span text:style-name="T4">coord</text:span><text:span text:style-name="T4">[3] ;</text:span><text:bookmark-end text:name="__RefHeading__3804_1511595835"/></text:p>
      <text:p text:style-name="P17"><text:bookmark-start text:name="__RefHeading__3806_1511595835"/><text:span text:style-name="T4"><text:s text:c="4"/><text:tab/> <text:s text:c="7"/>++</text:span><text:span text:style-name="T4">k</text:span><text:span text:style-name="T4">;</text:span><text:bookmark-end text:name="__RefHeading__3806_1511595835"/></text:p>
      <text:p text:style-name="P19"><text:bookmark-start text:name="__RefHeading__3808_1511595835"/><text:s text:c="2"/><text:tab/> <text:s text:c="3"/>}<text:bookmark-end text:name="__RefHeading__3808_1511595835"/></text:p>
      <text:p text:style-name="P18"><text:bookmark-start text:name="__RefHeading__3810_1511595835"/><text:tab/>}<text:bookmark-end text:name="__RefHeading__3810_1511595835"/></text:p>
      <text:p text:style-name="P18"><text:bookmark-start text:name="__RefHeading__3812_1511595835"/><text:s text:c="2"/>}<text:bookmark-end text:name="__RefHeading__3812_1511595835"/></text:p>
      <text:p text:style-name="P18"/>
      <text:p text:style-name="P6"><text:bookmark-start text:name="__RefHeading__3814_1511595835"/><text:span text:style-name="T3">Com que a priori no coneixem el nombre d’àtoms amb càrrega no neutre, primer hem de comptar-los, i aleshores demanar memòria per al nostre vector </text:span><text:span text:style-name="T10">charged_atoms</text:span><text:span text:style-name="T3">. Aquest comptatge l’efectuem a la funció </text:span><text:span text:style-name="T10">assign_charges</text:span><text:span text:style-name="T3">, del fitxer font </text:span><text:span text:style-name="T10">electrostatics.c</text:span><text:span text:style-name="T3">. Com que només volem comptar els àtoms carregats de la proteïna estàtica, també apliquem una especialització de la funció com hem fet prèviament. La capçalera de la nova funció, afegida al fitxer </text:span><text:span text:style-name="T10">structures.h</text:span><text:span text:style-name="T3">, és la següent:</text:span><text:bookmark-end text:name="__RefHeading__3814_1511595835"/></text:p>
      <text:p text:style-name="P2"/>
      <text:p text:style-name="P11"><text:bookmark-start text:name="__RefHeading__3816_1511595835"/><text:span text:style-name="T3">extern</text:span><text:span text:style-name="T3"> </text:span><text:span text:style-name="T3">void</text:span><text:span text:style-name="T3"> </text:span><text:span text:style-name="T3">assign</text:span><text:span text:style-name="T3">_</text:span><text:span text:style-name="T3">charges</text:span><text:span text:style-name="T3">_</text:span><text:span text:style-name="T3">static</text:span><text:span text:style-name="T3">( </text:span><text:span text:style-name="T3">struct</text:span><text:span text:style-name="T3"> </text:span><text:span text:style-name="T3">Structure</text:span><text:span text:style-name="T3"> </text:span><text:span text:style-name="T3">This</text:span><text:span text:style-name="T3">_</text:span><text:span text:style-name="T3">Structure</text:span><text:span text:style-name="T3">, </text:span><text:span text:style-name="T3">int</text:span><text:span text:style-name="T3"> *</text:span><text:span text:style-name="T3">num</text:span><text:span text:style-name="T3">_</text:span><text:span text:style-name="T3">charged</text:span><text:span text:style-name="T3">_</text:span><text:span text:style-name="T3">atoms</text:span><text:span text:style-name="T3"> ) ;</text:span><text:bookmark-end text:name="__RefHeading__3816_1511595835"/></text:p>
      <text:p text:style-name="P2"/>
      <text:p text:style-name="P6"><text:bookmark-start text:name="__RefHeading__3818_1511595835"/><text:span text:style-name="T3">El</text:span><text:span text:style-name="T3"> </text:span><text:span text:style-name="T3">codi</text:span><text:span text:style-name="T3"> </text:span><text:span text:style-name="T3">que</text:span><text:span text:style-name="T3"> </text:span><text:span text:style-name="T3">fa</text:span><text:span text:style-name="T3"> </text:span><text:span text:style-name="T3">el</text:span><text:span text:style-name="T3"> </text:span><text:span text:style-name="T3">comptatge</text:span><text:span text:style-name="T3"> </text:span><text:span text:style-name="T3">l</text:span><text:span text:style-name="T3">’</text:span><text:span text:style-name="T3">hem</text:span><text:span text:style-name="T3"> </text:span><text:span text:style-name="T3">col</text:span><text:span text:style-name="T3">·</text:span><text:span text:style-name="T3">locat</text:span><text:span text:style-name="T3"> </text:span><text:span text:style-name="T3">al</text:span><text:span text:style-name="T3"> </text:span><text:span text:style-name="T3">final</text:span><text:span text:style-name="T3"> </text:span><text:span text:style-name="T3">del</text:span><text:span text:style-name="T3"> </text:span><text:span text:style-name="T3">bucle</text:span><text:span text:style-name="T3"> </text:span><text:span text:style-name="T3">més</text:span><text:span text:style-name="T3"> </text:span><text:span text:style-name="T3">intern</text:span><text:span text:style-name="T3"> </text:span><text:span text:style-name="T3">de</text:span><text:span text:style-name="T3"> </text:span><text:span text:style-name="T3">la</text:span><text:span text:style-name="T3"> </text:span><text:span text:style-name="T3">funció</text:span><text:span text:style-name="T3">, </text:span><text:span text:style-name="T3">un</text:span><text:span text:style-name="T3"> </text:span><text:span text:style-name="T3">cop</text:span><text:span text:style-name="T3"> </text:span><text:span text:style-name="T3">la</text:span><text:span text:style-name="T3"> </text:span><text:span text:style-name="T3">càrrega</text:span><text:span text:style-name="T3"> </text:span><text:span text:style-name="T3">s</text:span><text:span text:style-name="T3">’</text:span><text:span text:style-name="T3">ha</text:span><text:span text:style-name="T3"> </text:span><text:span text:style-name="T3">assignat</text:span><text:span text:style-name="T3"> </text:span><text:span text:style-name="T3">a</text:span><text:span text:style-name="T3"> </text:span><text:span text:style-name="T3">cada</text:span><text:span text:style-name="T3"> </text:span><text:span text:style-name="T3">àtom</text:span><text:span text:style-name="T3">. </text:span><text:span text:style-name="T3">L</text:span><text:span text:style-name="T3">’</text:span><text:span text:style-name="T3">extracte</text:span><text:span text:style-name="T3"> </text:span><text:span text:style-name="T3">es</text:span><text:span text:style-name="T3"> </text:span><text:span text:style-name="T3">mostra</text:span><text:span text:style-name="T3"> </text:span><text:span text:style-name="T3">a</text:span><text:span text:style-name="T3"> </text:span><text:span text:style-name="T3">continuació</text:span><text:span text:style-name="T3">:</text:span><text:bookmark-end text:name="__RefHeading__3818_1511595835"/></text:p>
      <text:p text:style-name="P13"><text:bookmark-start text:name="__RefHeading__3820_1511595835"/><text:soft-page-break/>if (This_Structure.Residue[residue].Atom[atom].charge != 0) {<text:bookmark-end text:name="__RefHeading__3820_1511595835"/></text:p>
      <text:p text:style-name="P67"><text:s text:c="4"/>*num_charged_atoms += 1;</text:p>
      <text:p text:style-name="P2"/>
      <text:p text:style-name="P6"><text:bookmark-start text:name="__RefHeading__3822_1511595835"/><text:span text:style-name="T3">I aleshores demanem la memòria necessària per aquest vector, dins del fitxer font </text:span><text:span text:style-name="T10">ftdock.c</text:span><text:span text:style-name="T3">, just després d’assignar les càrregues als àtoms de les proteïnes. L’extracte del codi és el següent:</text:span><text:bookmark-end text:name="__RefHeading__3822_1511595835"/></text:p>
      <text:p text:style-name="P16"><text:bookmark-start text:name="__RefHeading__3824_1511595835"/><text:s text:c="2"/>/* Assign charges */<text:bookmark-end text:name="__RefHeading__3824_1511595835"/></text:p>
      <text:p text:style-name="P16"/>
      <text:p text:style-name="P14"><text:bookmark-start text:name="__RefHeading__3826_1511595835"/><text:span text:style-name="T3"><text:s text:c="2"/></text:span><text:span text:style-name="T3">if</text:span><text:span text:style-name="T3">( </text:span><text:span text:style-name="T3">electrostatics</text:span><text:span text:style-name="T3"> == 1 ) {</text:span><text:bookmark-end text:name="__RefHeading__3826_1511595835"/></text:p>
      <text:p text:style-name="P14"><text:bookmark-start text:name="__RefHeading__3828_1511595835"/><text:span text:style-name="T3"><text:tab/></text:span><text:span text:style-name="T3">printf</text:span><text:span text:style-name="T3">( "</text:span><text:span text:style-name="T3">Assigning</text:span><text:span text:style-name="T3"> </text:span><text:span text:style-name="T3">charges</text:span><text:span text:style-name="T3">\</text:span><text:span text:style-name="T3">n</text:span><text:span text:style-name="T3">" ) ;</text:span><text:bookmark-end text:name="__RefHeading__3828_1511595835"/></text:p>
      <text:p text:style-name="P14"><text:bookmark-start text:name="__RefHeading__3830_1511595835"/><text:span text:style-name="T3"><text:tab/></text:span><text:span text:style-name="T3">assign</text:span><text:span text:style-name="T3">_</text:span><text:span text:style-name="T3">charges</text:span><text:span text:style-name="T3">_</text:span><text:span text:style-name="T3">static</text:span><text:span text:style-name="T3">( </text:span><text:span text:style-name="T3">Static</text:span><text:span text:style-name="T3">_</text:span><text:span text:style-name="T3">Structure</text:span><text:span text:style-name="T3">, &amp;</text:span><text:span text:style-name="T3">num</text:span><text:span text:style-name="T3">_</text:span><text:span text:style-name="T3">charged</text:span><text:span text:style-name="T3">_</text:span><text:span text:style-name="T3">atoms</text:span><text:span text:style-name="T3"> ) ;</text:span><text:bookmark-end text:name="__RefHeading__3830_1511595835"/></text:p>
      <text:p text:style-name="P14"><text:bookmark-start text:name="__RefHeading__3832_1511595835"/><text:span text:style-name="T3"><text:tab/></text:span><text:span text:style-name="T3">assign</text:span><text:span text:style-name="T3">_</text:span><text:span text:style-name="T3">charges</text:span><text:span text:style-name="T3">( </text:span><text:span text:style-name="T3">Mobile</text:span><text:span text:style-name="T3">_</text:span><text:span text:style-name="T3">Structure</text:span><text:span text:style-name="T3"> ) ;</text:span><text:bookmark-end text:name="__RefHeading__3832_1511595835"/></text:p>
      <text:p text:style-name="P16"><text:bookmark-start text:name="__RefHeading__3834_1511595835"/><text:s text:c="2"/>}<text:bookmark-end text:name="__RefHeading__3834_1511595835"/></text:p>
      <text:p text:style-name="P16"/>
      <text:p text:style-name="P14"><text:bookmark-start text:name="__RefHeading__3836_1511595835"/><text:span text:style-name="T3"><text:s text:c="2"/></text:span><text:span text:style-name="T4">posix_memalign((void **)&amp;charged_atoms, 16, num_charged_atoms * sizeof_Atom_Charged);</text:span><text:bookmark-end text:name="__RefHeading__3836_1511595835"/></text:p>
      <text:p text:style-name="P62"/>
      <text:p text:style-name="P6"><text:bookmark-start text:name="__RefHeading__3838_1511595835"/><text:span text:style-name="T3">Hem fet servir la crida a </text:span><text:span text:style-name="T10">posix_memalign</text:span><text:span text:style-name="T3"> i hem alineat l’adreça inicial a 16 bytes per a possibles optimitzacions futures relacionades amb tècniques de vectorització de codi.</text:span><text:bookmark-end text:name="__RefHeading__3838_1511595835"/></text:p>
      <text:p text:style-name="P3"/>
      <text:p text:style-name="P7"><text:bookmark-start text:name="__RefHeading__3840_1511595835"/><text:span text:style-name="T30">Aleshores, una vegada implementada la millora, tornem a fer </text:span><text:span text:style-name="T31">profiling</text:span><text:span text:style-name="T30"> amb </text:span><text:span text:style-name="T13">Oprofile</text:span><text:span text:style-name="T30"> per a verificar que, amb aquesta millora, hem reduït el nombre d’accessos i falles a memòria cau de L1. Els resultats es mostren a continuació </text:span><text:span text:style-name="T32">(</text:span><text:a xlink:type="simple" xlink:href="#Taula3|table"><text:span text:style-name="T22">Taula 3</text:span></text:a><text:span text:style-name="T32">)</text:span><text:span text:style-name="T30">:</text:span><text:bookmark-end text:name="__RefHeading__3840_1511595835"/></text:p>
      <text:p text:style-name="P40"/>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column table:style-name="Taula3.G"/>
        <table:table-column table:style-name="Taula3.H"/>
        <table:table-column table:style-name="Taula3.I"/>
        <table:table-row>
          <table:table-cell table:style-name="Taula3.A1" table:number-columns-spanned="3" office:value-type="string">
            <text:p text:style-name="P85">Versió amb optimització 2</text:p>
          </table:table-cell>
          <table:covered-table-cell/>
          <table:covered-table-cell/>
          <table:table-cell table:style-name="Taula3.D1" table:number-columns-spanned="3" office:value-type="string">
            <text:p text:style-name="P85">Versió prèvia</text:p>
          </table:table-cell>
          <table:covered-table-cell/>
          <table:covered-table-cell/>
          <table:table-cell table:style-name="Taula3.D1" table:number-columns-spanned="3" office:value-type="string">
            <text:p text:style-name="P85">Millora</text:p>
          </table:table-cell>
          <table:covered-table-cell/>
          <table:covered-table-cell/>
        </table:table-row>
        <table:table-row>
          <table:table-cell table:style-name="Taula3.A2" office:value-type="string">
            <text:p text:style-name="P85">Accessos a L1</text:p>
          </table:table-cell>
          <table:table-cell table:style-name="Taula3.B2" office:value-type="string">
            <text:p text:style-name="P85">Falles a L1</text:p>
          </table:table-cell>
          <table:table-cell table:style-name="Taula3.C2" office:value-type="string">
            <text:p text:style-name="P85">Falles per accés</text:p>
          </table:table-cell>
          <table:table-cell table:style-name="Taula3.B2" office:value-type="string">
            <text:p text:style-name="P85">Accessos a L1</text:p>
          </table:table-cell>
          <table:table-cell table:style-name="Taula3.B2" office:value-type="string">
            <text:p text:style-name="P85">Falles a L1</text:p>
          </table:table-cell>
          <table:table-cell table:style-name="Taula3.C2" office:value-type="string">
            <text:p text:style-name="P85">Falles per accés</text:p>
          </table:table-cell>
          <table:table-cell table:style-name="Taula3.B2" office:value-type="string">
            <text:p text:style-name="P85">Accessos a L1</text:p>
          </table:table-cell>
          <table:table-cell table:style-name="Taula3.B2" office:value-type="string">
            <text:p text:style-name="P85">Falles a L1</text:p>
          </table:table-cell>
          <table:table-cell table:style-name="Taula3.C2" office:value-type="string">
            <text:p text:style-name="P85">Falles per accés</text:p>
          </table:table-cell>
        </table:table-row>
        <table:table-row>
          <table:table-cell table:style-name="Taula3.A3" office:value-type="string">
            <text:p text:style-name="P85">106082 * 50000</text:p>
          </table:table-cell>
          <table:table-cell table:style-name="Taula3.B3" office:value-type="string">
            <text:p text:style-name="P85">187 * 5000</text:p>
          </table:table-cell>
          <table:table-cell table:style-name="Taula3.C3" office:value-type="string">
            <text:p text:style-name="P85">0.000176</text:p>
          </table:table-cell>
          <table:table-cell table:style-name="Taula3.B3" office:value-type="string">
            <text:p text:style-name="P85">366808 * 50000</text:p>
          </table:table-cell>
          <table:table-cell table:style-name="Taula3.B3" office:value-type="string">
            <text:p text:style-name="P85">680409 * 5000</text:p>
          </table:table-cell>
          <table:table-cell table:style-name="Taula3.C3" office:value-type="string">
            <text:p text:style-name="P85">0.185495</text:p>
          </table:table-cell>
          <table:table-cell table:style-name="Taula3.B3" office:value-type="string">
            <text:p text:style-name="P87">541.40%</text:p>
          </table:table-cell>
          <table:table-cell table:style-name="Taula3.B3" office:value-type="string">
            <text:p text:style-name="P87">363755.08%</text:p>
          </table:table-cell>
          <table:table-cell table:style-name="Taula3.C3" office:value-type="string">
            <text:p text:style-name="P87">105128.01%</text:p>
          </table:table-cell>
        </table:table-row>
      </table:table>
      <text:p text:style-name="P9"/>
      <text:p text:style-name="P50"><text:bookmark-start text:name="__RefHeading__3842_1511595835"/>Taula 3: Resultats obtinguts amb <text:span text:style-name="T9">Oprofile</text:span> dels accessos i falles a la memòria cau L1 del programa amb la optimització 2 respecte la versió prèvia. Els accessos i falles es representen com el nombre d'esdeveniments succeïts multiplicat per la seva freqüència de mostreig.<text:bookmark-end text:name="__RefHeading__3842_1511595835"/></text:p>
      <text:p text:style-name="P2"/>
      <text:p text:style-name="P40"/>
      <text:p text:style-name="P41"><text:bookmark-start text:name="__RefHeading__3844_1511595835"/>Queda palesa que la millora és espectacular, reduint el nombre d'accessos, el nombre de falles i els ràtios de falles per accés a memòria cau L1. Els resultats dels temps d’execució una vegada hem executat el banc de proves són els següents (Taula 4):<text:bookmark-end text:name="__RefHeading__3844_1511595835"/></text:p>
      <text:p text:style-name="P2"/>
      <table:table table:name="Taula4" table:style-name="Taula4">
        <table:table-column table:style-name="Taula4.A"/>
        <table:table-column table:style-name="Taula4.B"/>
        <table:table-column table:style-name="Taula4.C"/>
        <table:table-column table:style-name="Taula4.B"/>
        <table:table-column table:style-name="Taula4.E"/>
        <table:table-column table:style-name="Taula4.F" table:number-columns-repeated="2"/>
        <table:table-row>
          <table:table-cell table:style-name="Taula4.A1" table:number-rows-spanned="2" office:value-type="string">
            <text:p text:style-name="P84"/>
          </table:table-cell>
          <table:table-cell table:style-name="Taula4.B1" table:number-columns-spanned="2" office:value-type="string">
            <text:p text:style-name="P85">Versió <text:s/>amb optimització 2</text:p>
          </table:table-cell>
          <table:covered-table-cell/>
          <table:table-cell table:style-name="Taula4.D1" table:number-columns-spanned="2" office:value-type="string">
            <text:p text:style-name="P85">Versió prèvia</text:p>
          </table:table-cell>
          <table:covered-table-cell/>
          <table:table-cell table:style-name="Taula4.D1" table:number-columns-spanned="2" office:value-type="string">
            <text:p text:style-name="P86">Speedup</text:p>
          </table:table-cell>
          <table:covered-table-cell/>
        </table:table-row>
        <table:table-row>
          <table:covered-table-cell/>
          <table:table-cell table:style-name="Taula4.B2" office:value-type="string">
            <text:p text:style-name="P85">Temps (segons)</text:p>
          </table:table-cell>
          <table:table-cell table:style-name="Taula4.C2" office:value-type="string">
            <text:p text:style-name="P85">Desviació estàndard</text:p>
          </table:table-cell>
          <table:table-cell table:style-name="Taula4.D2" office:value-type="string">
            <text:p text:style-name="P85">Temps (segons)</text:p>
          </table:table-cell>
          <table:table-cell table:style-name="Taula4.C2" office:value-type="string">
            <text:p text:style-name="P85">Desviació estàndard</text:p>
          </table:table-cell>
          <table:table-cell table:style-name="Taula4.D2" office:value-type="string">
            <text:p text:style-name="P85">Respecte la versió prèvia</text:p>
          </table:table-cell>
          <table:table-cell table:style-name="Taula4.C2" office:value-type="string">
            <text:p text:style-name="P85">Respecte la versió original</text:p>
          </table:table-cell>
        </table:table-row>
        <table:table-row>
          <table:table-cell table:style-name="Taula4.A3" office:value-type="string">
            <text:p text:style-name="P85">Test 1</text:p>
          </table:table-cell>
          <table:table-cell table:style-name="Taula4.B2" office:value-type="string">
            <text:p text:style-name="P85">13.766615</text:p>
          </table:table-cell>
          <table:table-cell table:style-name="Taula4.C2" office:value-type="string">
            <text:p text:style-name="P85">0.042692</text:p>
          </table:table-cell>
          <table:table-cell table:style-name="Taula4.D2" office:value-type="string">
            <text:p text:style-name="P85">33.412458</text:p>
          </table:table-cell>
          <table:table-cell table:style-name="Taula4.C2" office:value-type="string">
            <text:p text:style-name="P85">0.047238</text:p>
          </table:table-cell>
          <table:table-cell table:style-name="Taula4.D2" office:value-type="string">
            <text:p text:style-name="P87">2,43X</text:p>
          </table:table-cell>
          <table:table-cell table:style-name="Taula4.C2" office:value-type="string">
            <text:p text:style-name="P87">3,6X</text:p>
          </table:table-cell>
        </table:table-row>
        <table:table-row>
          <table:table-cell table:style-name="Taula4.B2" office:value-type="string">
            <text:p text:style-name="P85">Test 2</text:p>
          </table:table-cell>
          <table:table-cell table:style-name="Taula4.B2" office:value-type="string">
            <text:p text:style-name="P85">49.985143</text:p>
          </table:table-cell>
          <table:table-cell table:style-name="Taula4.C2" office:value-type="string">
            <text:p text:style-name="P85">0.236251</text:p>
          </table:table-cell>
          <table:table-cell table:style-name="Taula4.D2" office:value-type="string">
            <text:p text:style-name="P85">126.965155</text:p>
          </table:table-cell>
          <table:table-cell table:style-name="Taula4.C2" office:value-type="string">
            <text:p text:style-name="P85">0.175984</text:p>
          </table:table-cell>
          <table:table-cell table:style-name="Taula4.D2" office:value-type="string">
            <text:p text:style-name="P87">2,54X</text:p>
          </table:table-cell>
          <table:table-cell table:style-name="Taula4.C2" office:value-type="string">
            <text:p text:style-name="P87">3,78X</text:p>
          </table:table-cell>
        </table:table-row>
        <table:table-row>
          <table:table-cell table:style-name="Taula4.A5" office:value-type="string">
            <text:p text:style-name="P85">Test 3</text:p>
          </table:table-cell>
          <table:table-cell table:style-name="Taula4.A5" office:value-type="string">
            <text:p text:style-name="P85">33.583494</text:p>
          </table:table-cell>
          <table:table-cell table:style-name="Taula4.C5" office:value-type="string">
            <text:p text:style-name="P85">0.119356</text:p>
          </table:table-cell>
          <table:table-cell table:style-name="Taula4.D5" office:value-type="string">
            <text:p text:style-name="P85">113.728949</text:p>
          </table:table-cell>
          <table:table-cell table:style-name="Taula4.C5" office:value-type="string">
            <text:p text:style-name="P85">0.170887</text:p>
          </table:table-cell>
          <table:table-cell table:style-name="Taula4.D5" office:value-type="string">
            <text:p text:style-name="P87">3,39X</text:p>
          </table:table-cell>
          <table:table-cell table:style-name="Taula4.C5" office:value-type="string">
            <text:p text:style-name="P87">5,3X</text:p>
          </table:table-cell>
        </table:table-row>
      </table:table>
      <text:p text:style-name="P50"/>
      <text:p text:style-name="P50"><text:bookmark-start text:name="__RefHeading__3846_1511595835"/>Taula 4: Resultats del banc de proves del programa amb la optimització 2 respecte la versió prèvia.<text:bookmark-end text:name="__RefHeading__3846_1511595835"/></text:p>
      <text:p text:style-name="P42"/>
      <text:p text:style-name="P42"/>
      <text:p text:style-name="P42"/>
      <text:p text:style-name="P93"><text:bookmark-start text:name="__RefHeading__23413_977718424"/><text:soft-page-break/>2.3 <text:s/>Tercera optimització<text:bookmark-end text:name="__RefHeading__23413_977718424"/></text:p>
      <text:p text:style-name="P25"/>
      <text:p text:style-name="P29"><text:span text:style-name="T3">Arribats en aquest punt tenim la següent sortida del </text:span><text:span text:style-name="T10">gprof</text:span><text:span text:style-name="T3">:</text:span></text:p>
      <text:p text:style-name="P30"/>
      <text:p text:style-name="P21">Flat profile:</text:p>
      <text:p text:style-name="P21"/>
      <text:p text:style-name="P21">Each sample counts as 0.01 seconds.</text:p>
      <text:p text:style-name="P21"><text:s text:c="2"/>% <text:s text:c="2"/>cumulative <text:s text:c="2"/>self <text:s text:c="9"/><text:tab/>self <text:tab/>total <text:s text:c="10"/></text:p>
      <text:p text:style-name="P21">time <text:s text:c="2"/>seconds <text:s text:c="2"/>seconds<text:tab/>calls <text:s/>Ts/call <text:s/>Ts/call <text:s/>name <text:s text:c="3"/></text:p>
      <text:p text:style-name="P22">23.21 <text:s/><text:tab/>3.61 <text:tab/>3.61 <text:s text:c="24"/><text:tab/>electric_field (electrostatics.c:189 @ 804caf0)</text:p>
      <text:p text:style-name="P21">6.83 <text:s/><text:tab/>4.67 <text:tab/>1.06 <text:s text:c="24"/><text:tab/>fftw_hc2hc_forward_generic</text:p>
      <text:p text:style-name="P21">5.76 <text:s/><text:tab/>5.56 <text:tab/>0.90 <text:s text:c="24"/><text:tab/>fftw_no_twiddle_11</text:p>
      <text:p text:style-name="P21">4.99 <text:s/><text:tab/>6.34 <text:tab/>0.78 <text:s text:c="24"/><text:tab/>fftw_hc2hc_backward_generic</text:p>
      <text:p text:style-name="P21">4.89 <text:s/><text:tab/>7.10 <text:tab/>0.76 <text:s text:c="24"/><text:tab/>fftw</text:p>
      <text:p text:style-name="P21">4.64 <text:s/><text:tab/>7.82 <text:tab/>0.72 <text:s text:c="24"/><text:tab/>fftw_twiddle_generic</text:p>
      <text:p text:style-name="P70">3.83 <text:s/><text:tab/>8.41 <text:tab/>0.60 <text:s text:c="24"/><text:tab/>fftw_no_twiddle_10</text:p>
      <text:p text:style-name="P94"/>
      <text:p text:style-name="P31"><text:span text:style-name="T19">La crida a </text:span><text:span text:style-name="T10">PYTHAGORAS</text:span><text:span text:style-name="T19"> segueix sent el coll d’ampolla de la nostra aplicació. Per tal d’eliminar-lo s’ha intentat canviar el punt de vista del problema i aplicar optimitzacions al nivell de l’algorisme. Hem descobert que la funció </text:span><text:span text:style-name="T10">electric_field</text:span><text:span text:style-name="T19"> fa un escaneig d’un espai 3D i en funció de cada punt (x, y, z) es calcula la distància respecte cada àtom. Si aquesta és menor que 8 s’acumula en una posició de memòria, corresponent al centre (x, y, z), un valor que depen de la distància i de la càrrega de l’àtom.</text:span></text:p>
      <text:p text:style-name="P47"/>
      <text:p text:style-name="P31"><text:span text:style-name="T19">Si girem el problema fixant un àtom i variant els centres ens hem donat que es poden aplicar optimitzacions que potencialment podrien reduir significativament el nombre de crides a la macro </text:span><text:span text:style-name="T10">PYTHAGORAS</text:span><text:span text:style-name="T19">. A continuació es fa una descripció de la nova forma de veure el problema.</text:span></text:p>
      <text:p text:style-name="P47"/>
      <text:p text:style-name="P31"><text:span text:style-name="T19">Considerem una esfera de radi 8 i centre (x’, y’, z’) que és la coordenada de l’àtom. Donat un punt (x, y, z) que obtenim mitjançant l’escaneig del mapa 3D no cal calcular Pitàgores en 3 dimensions si </text:span><text:span text:style-name="T10">abs(x’ - x) &gt; 8</text:span><text:span text:style-name="T19"> o <text:s/></text:span><text:span text:style-name="T10">abs(y’ - y) &gt; 8</text:span><text:span text:style-name="T19"> o </text:span><text:span text:style-name="T10">abs(z’ - z) &gt; 8</text:span><text:span text:style-name="T19">. En les condicions anteriors és evident que Pitàgores donarà un valor superior a 8. Geomètricament, això vol dir calcular Pitàgores només pels punts del mapa que pertanyen al cub dins del qual està circumscrita la esfera que havíem mencionat.</text:span></text:p>
      <text:p text:style-name="P47"/>
      <text:p text:style-name="P78"><text:span text:style-name="T19">Abans de començar a implementar aquesta millora vam fer unes proves per veure en quantes iteracions del bucle més intern s’entrava en el cos de la branca condicional que comprova si la distància és més petita que 8. Geomètricament volíem saber, en total, quantes vegades es calcula Pitàgores per punts externs al cub de cada àtom. A la </text:span><text:a xlink:type="simple" xlink:href="#Taula5|table"><text:span text:style-name="T25">Taula 5</text:span></text:a><text:span text:style-name="T19"> es poden veure aquests resultats, contrastats amb els resultats que dóna la versió del programa amb la tercera optimització. </text:span></text:p>
      <text:p text:style-name="P47"/>
      <text:p text:style-name="P78"><text:span text:style-name="T19">A continuació mostrem el codi resultant de la funció </text:span><text:span text:style-name="T10">electric_field</text:span><text:span text:style-name="T19"> un cop implementada la idea descrita anteriorment:</text:span></text:p>
      <text:p text:style-name="P46"/>
      <text:p text:style-name="P46"/>
      <text:p text:style-name="P46"/>
      <text:p text:style-name="P46"/>
      <text:p text:style-name="P46"/>
      <text:p text:style-name="P46"/>
      <text:p text:style-name="P46"/>
      <text:p text:style-name="P46"/>
      <text:p text:style-name="P46"/>
      <text:p text:style-name="P46"/>
      <text:p text:style-name="P64"><text:soft-page-break/>for( atoms = 0; atoms &lt; num_charged_atoms; atoms ++ ) {</text:p>
      <text:p text:style-name="P65"><text:s text:c="2"/>for( x = 0 ; x &lt; grid_size ; x ++ ) {</text:p>
      <text:p text:style-name="P65"><text:s text:c="4"/>printf( "." ) ;</text:p>
      <text:p text:style-name="P65"><text:s text:c="4"/>x_centre <text:s/>= gcentre( x , grid_span , grid_size ) ;</text:p>
      <text:p text:style-name="P63"><text:span text:style-name="T3"><text:s text:c="4"/></text:span><text:span text:style-name="T4">if (abs(charged_atoms[atoms].coord[0] - x_centre) &lt; 8.0) {</text:span></text:p>
      <text:p text:style-name="P65"><text:s text:c="6"/>for( y = 0 ; y &lt; grid_size ; y ++ ) {</text:p>
      <text:p text:style-name="P65"><text:tab/> <text:s text:c="2"/>y_centre <text:s/>= gcentre( y , grid_span , grid_size ) ;</text:p>
      <text:p text:style-name="P63"><text:span text:style-name="T3"><text:s text:c="8"/></text:span><text:span text:style-name="T4">if (abs(charged_atoms[atoms].coord[1] - y_centre) &lt; 8.0) {</text:span></text:p>
      <text:p text:style-name="P65"><text:tab/> <text:s text:c="4"/>for( z = 0 ; z &lt; grid_size ; z ++ ) {</text:p>
      <text:p text:style-name="P65"><text:tab/><text:tab/> <text:s/>z_centre <text:s/>= gcentre( z , grid_span , grid_size ) ;</text:p>
      <text:p text:style-name="P63"><text:span text:style-name="T3"><text:s text:c="13"/></text:span><text:span text:style-name="T4">if (abs(charged_atoms[atoms].coord[2] - z_centre) &lt; 8.0) {</text:span></text:p>
      <text:p text:style-name="P65"><text:tab/><text:tab/> <text:s text:c="4"/>distance = PYTHAGORAS( charged_atoms[atoms].coord[0] , charged_atoms[atoms].coord[1] , charged_atoms[atoms].coord[2] , x_centre , y_centre , z_centre ) ;</text:p>
      <text:p text:style-name="P65"><text:tab/><text:tab/> <text:s text:c="2"/>if (distance &lt; 8) { </text:p>
      <text:p text:style-name="P65"><text:tab/><text:tab/> <text:s text:c="4"/>if( distance &lt;= 6.0 ) { </text:p>
      <text:p text:style-name="P65"><text:tab/><text:tab/><text:tab/> <text:s/>if( distance &lt; 2.0 ) distance = 2.0 ;</text:p>
      <text:p text:style-name="P65"><text:tab/><text:tab/><text:tab/> <text:s/>epsilon = 4 ;</text:p>
      <text:p text:style-name="P65"><text:tab/><text:tab/> <text:tab/>} else {</text:p>
      <text:p text:style-name="P65"><text:tab/><text:tab/><text:tab/> <text:s text:c="3"/>epsilon = ( 38 * distance ) - 224 ;</text:p>
      <text:p text:style-name="P65"><text:tab/><text:tab/><text:tab/>}</text:p>
      <text:p text:style-name="P65"><text:tab/><text:tab/><text:tab/>grid[gaddress(x,y,z,grid_size)] += (fftw_real)( charged_atoms[atoms].charge / ( epsilon * distance ) ) ;</text:p>
      <text:p text:style-name="P65"><text:s text:c="12"/>}</text:p>
      <text:p text:style-name="P65">//S'ometen les claus per a una major llegibilitat</text:p>
      <text:p text:style-name="P46"/>
      <text:p text:style-name="P26"><text:span text:style-name="T19">Podem veure, per exemple, que només en detectar que la variable </text:span><text:span text:style-name="T10">x_centre</text:span><text:span text:style-name="T19"> corresponent a una determinada iteració de les x no es faran les </text:span><text:span text:style-name="T10">grid_size^2 * num_charged_atoms</text:span><text:span text:style-name="T19"> iteracions que fèiem abans. No obstant, ara perdem localitat amb l'escriptura al vector 3D </text:span><text:span text:style-name="T10">grid</text:span><text:span text:style-name="T19"> ja que amb la versió prèvia del programa es feia servir un acumulador i </text:span><text:span text:style-name="T10">grid</text:span><text:span text:style-name="T19"> s’actualitzava només una vegada després d’haver analitzat tots els àtoms per un determinat centre. Però vistos els resultats dels rendiments (</text:span><text:a xlink:type="simple" xlink:href="#Taula6|table"><text:span text:style-name="T25">Taula 6</text:span></text:a><text:span text:style-name="T19">), val la pena sacrificar aquesta pèrdua de localitat. </text:span></text:p>
      <text:p text:style-name="P47"/>
      <text:p text:style-name="P26"><text:span text:style-name="T3">Si ara tornem a fer </text:span><text:span text:style-name="T7">profiling</text:span><text:span text:style-name="T3"> amb </text:span><text:span text:style-name="T10">gprof</text:span><text:span text:style-name="T3">, el cost de la funció </text:span><text:span text:style-name="T10">electric_field</text:span><text:span text:style-name="T3"> ha baixat tant que té un pes inferior a moltes de les funcions que apliquen transformacions de </text:span><text:span text:style-name="T7">Fourier</text:span><text:span text:style-name="T3">:</text:span></text:p>
      <text:p text:style-name="P27"/>
      <text:p text:style-name="P21">Flat profile:</text:p>
      <text:p text:style-name="P21"/>
      <text:p text:style-name="P21">Each sample counts as 0.01 seconds.</text:p>
      <text:p text:style-name="P21"><text:s text:c="2"/>% <text:s text:c="2"/>cumulative <text:s text:c="2"/>self <text:s text:c="9"/><text:tab/>self <text:tab/>total <text:s text:c="10"/></text:p>
      <text:p text:style-name="P21">time <text:s text:c="2"/>seconds <text:s text:c="2"/>seconds<text:tab/>calls <text:s/>ns/call <text:s/>ns/call <text:s/>name <text:s text:c="3"/></text:p>
      <text:p text:style-name="P21"><text:s text:c="2"/>9.83 <text:s/><text:tab/>1.06 <text:tab/>1.06 <text:s text:c="24"/><text:tab/>fftw_no_twiddle_11</text:p>
      <text:p text:style-name="P21"><text:s text:c="2"/>9.65 <text:s/><text:tab/>2.10 <text:tab/>1.04 <text:s text:c="24"/><text:tab/>fftw_hc2hc_forward_generic</text:p>
      <text:p text:style-name="P21"><text:s text:c="2"/>8.49 <text:s/><text:tab/>3.02 <text:tab/>0.92 <text:s text:c="24"/><text:tab/>fftw</text:p>
      <text:p text:style-name="P21"><text:s text:c="2"/>7.28 <text:s/><text:tab/>3.80 <text:tab/>0.79 <text:s text:c="24"/><text:tab/>fftw_hc2hc_backward_generic</text:p>
      <text:p text:style-name="P21"><text:s text:c="2"/>6.86 <text:s/><text:tab/>4.54 <text:tab/>0.74 <text:s text:c="24"/><text:tab/>fftw_twiddle_generic</text:p>
      <text:p text:style-name="P21"><text:s text:c="2"/>5.33 <text:s/><text:tab/>5.12 <text:tab/>0.58 <text:s text:c="24"/><text:tab/>fftw_no_twiddle_5</text:p>
      <text:p text:style-name="P21"><text:s text:c="2"/>4.55 <text:s/><text:tab/>5.61 <text:tab/>0.49 <text:s text:c="24"/><text:tab/>fftw_no_twiddle_10</text:p>
      <text:p text:style-name="P21"><text:s text:c="2"/>3.99 <text:s/><text:tab/>6.04 <text:tab/>0.43 <text:s text:c="24"/><text:tab/>fftw_executor_simple</text:p>
      <text:p text:style-name="P21"><text:s text:c="2"/>3.06 <text:s/><text:tab/>6.37 <text:tab/>0.33 <text:s text:c="24"/><text:tab/>fftw_no_twiddle_2</text:p>
      <text:p text:style-name="P21"><text:s text:c="2"/>2.69 <text:s/><text:tab/>6.66 <text:tab/>0.29 <text:s text:c="24"/><text:tab/>__udivmoddi4 (libgcc2.c:881 @ 8096201)</text:p>
      <text:p text:style-name="P21"><text:s text:c="2"/>2.69 <text:s/><text:tab/>6.95 <text:tab/>0.29 <text:s text:c="24"/><text:tab/>fftwi_twiddle_generic</text:p>
      <text:p text:style-name="P21"><text:s text:c="2"/>2.69 <text:s/><text:tab/>7.24 <text:tab/>0.29 <text:s text:c="24"/><text:tab/>executor_many</text:p>
      <text:p text:style-name="P21"><text:s text:c="2"/>2.60 <text:s/><text:tab/>7.52 <text:tab/>0.28 <text:s text:c="24"/><text:tab/>fftw_twiddle_6</text:p>
      <text:p text:style-name="P21"><text:s text:c="2"/>2.60 <text:s/><text:tab/>7.80 <text:tab/>0.28 <text:s text:c="24"/><text:tab/>fftw_twiddle_rader</text:p>
      <text:p text:style-name="P20"><text:span text:style-name="T33"><text:s text:c="2"/></text:span><text:span text:style-name="T5">2.46 <text:s/><text:tab/>8.06 <text:tab/>0.27 <text:s text:c="24"/><text:tab/>electric_field (electrostatics.c:191 @ </text:span></text:p>
      <text:p text:style-name="P22">804cc41)</text:p>
      <text:p text:style-name="P22"><text:s text:c="2"/>2.27 <text:s/><text:tab/>8.31 <text:tab/>0.25 <text:s text:c="24"/><text:tab/>electric_field (electrostatics.c:189 @ 804cc27)</text:p>
      <text:p text:style-name="P28"/>
      <text:p text:style-name="P78"><text:soft-page-break/><text:span text:style-name="T19">A continuació es mostra la </text:span><text:a xlink:type="simple" xlink:href="#Taula5|table"><text:span text:style-name="T25">Taula 5</text:span></text:a><text:span text:style-name="T19"> descrita en paràgrafs anteriors, i la </text:span><text:a xlink:type="simple" xlink:href="#Taula6|table"><text:span text:style-name="T25">Taula 6</text:span></text:a><text:span text:style-name="T19">, que mostra els resultats dels temps d'execució un cop executat el banc de proves a la nova versió del programa:</text:span></text:p>
      <text:p text:style-name="P95"/>
      <table:table table:name="Taula5" table:style-name="Taula5">
        <table:table-column table:style-name="Taula5.A"/>
        <table:table-column table:style-name="Taula5.B"/>
        <table:table-column table:style-name="Taula5.C"/>
        <table:table-column table:style-name="Taula5.B" table:number-columns-repeated="2"/>
        <table:table-column table:style-name="Taula5.F" table:number-columns-repeated="2"/>
        <table:table-row>
          <table:table-cell table:style-name="Taula5.A1" table:number-rows-spanned="2" office:value-type="string">
            <text:p text:style-name="P84"/>
          </table:table-cell>
          <table:table-cell table:style-name="Taula5.B1" table:number-columns-spanned="2" office:value-type="string">
            <text:p text:style-name="P85">Versió <text:s/>amb optimització 3</text:p>
          </table:table-cell>
          <table:covered-table-cell/>
          <table:table-cell table:style-name="Taula5.D1" table:number-columns-spanned="2" office:value-type="string">
            <text:p text:style-name="P85">Versió prèvia</text:p>
          </table:table-cell>
          <table:covered-table-cell/>
          <table:table-cell table:style-name="Taula5.D1" table:number-columns-spanned="2" office:value-type="string">
            <text:p text:style-name="P88">Millora</text:p>
          </table:table-cell>
          <table:covered-table-cell/>
        </table:table-row>
        <table:table-row>
          <table:covered-table-cell/>
          <table:table-cell table:style-name="Taula5.B2" office:value-type="string">
            <text:p text:style-name="P85">distance &lt; 8</text:p>
          </table:table-cell>
          <table:table-cell table:style-name="Taula5.C2" office:value-type="string">
            <text:p text:style-name="P85">distance &gt;= 8</text:p>
          </table:table-cell>
          <table:table-cell table:style-name="Taula5.D2" office:value-type="string">
            <text:p text:style-name="P85">distance &lt; 8</text:p>
          </table:table-cell>
          <table:table-cell table:style-name="Taula5.C2" office:value-type="string">
            <text:p text:style-name="P85">distance &gt;= 8</text:p>
          </table:table-cell>
          <table:table-cell table:style-name="Taula5.D2" office:value-type="string">
            <text:p text:style-name="P85">distance &lt; 8</text:p>
          </table:table-cell>
          <table:table-cell table:style-name="Taula5.C2" office:value-type="string">
            <text:p text:style-name="P85">distance &gt;= 8</text:p>
          </table:table-cell>
        </table:table-row>
        <table:table-row>
          <table:table-cell table:style-name="Taula5.A3" office:value-type="string">
            <text:p text:style-name="P85">Test 1</text:p>
          </table:table-cell>
          <table:table-cell table:style-name="Taula5.B2" office:value-type="string">
            <text:p text:style-name="P82">3416177</text:p>
          </table:table-cell>
          <table:table-cell table:style-name="Taula5.C2" office:value-type="string">
            <text:p text:style-name="P80">6529585</text:p>
          </table:table-cell>
          <table:table-cell table:style-name="Taula5.D2" office:value-type="string">
            <text:p text:style-name="P82">3416177</text:p>
          </table:table-cell>
          <table:table-cell table:style-name="Taula5.C2" office:value-type="string">
            <text:p text:style-name="P83">1299296160</text:p>
          </table:table-cell>
          <table:table-cell table:style-name="Taula5.D2" office:value-type="string">
            <text:p text:style-name="P87">1</text:p>
          </table:table-cell>
          <table:table-cell table:style-name="Taula5.C2" office:value-type="string">
            <text:p text:style-name="P87">19798.60%</text:p>
          </table:table-cell>
        </table:table-row>
        <table:table-row>
          <table:table-cell table:style-name="Taula5.B2" office:value-type="string">
            <text:p text:style-name="P85">Test 2</text:p>
          </table:table-cell>
          <table:table-cell table:style-name="Taula5.B2" office:value-type="string">
            <text:p text:style-name="P83">8305165</text:p>
          </table:table-cell>
          <table:table-cell table:style-name="Taula5.C2" office:value-type="string">
            <text:p text:style-name="P80">15884259</text:p>
          </table:table-cell>
          <table:table-cell table:style-name="Taula5.D2" office:value-type="string">
            <text:p text:style-name="P83">8305165</text:p>
          </table:table-cell>
          <table:table-cell table:style-name="Taula5.C2" office:value-type="string">
            <text:p text:style-name="P83">746673152</text:p>
          </table:table-cell>
          <table:table-cell table:style-name="Taula5.D2" office:value-type="string">
            <text:p text:style-name="P87">1</text:p>
          </table:table-cell>
          <table:table-cell table:style-name="Taula5.C2" office:value-type="string">
            <text:p text:style-name="P87">4600.71%</text:p>
          </table:table-cell>
        </table:table-row>
        <table:table-row>
          <table:table-cell table:style-name="Taula5.A5" office:value-type="string">
            <text:p text:style-name="P85">Test 3</text:p>
          </table:table-cell>
          <table:table-cell table:style-name="Taula5.A5" office:value-type="string">
            <text:p text:style-name="P83">8153571</text:p>
          </table:table-cell>
          <table:table-cell table:style-name="Taula5.C5" office:value-type="string">
            <text:p text:style-name="P81">15576310</text:p>
          </table:table-cell>
          <table:table-cell table:style-name="Taula5.D5" office:value-type="string">
            <text:p text:style-name="P83">8153571</text:p>
          </table:table-cell>
          <table:table-cell table:style-name="Taula5.C5" office:value-type="string">
            <text:p text:style-name="P82">927301792</text:p>
          </table:table-cell>
          <table:table-cell table:style-name="Taula5.D5" office:value-type="string">
            <text:p text:style-name="P87">1</text:p>
          </table:table-cell>
          <table:table-cell table:style-name="Taula5.C5" office:value-type="string">
            <text:p text:style-name="P87">5853.28%</text:p>
          </table:table-cell>
        </table:table-row>
      </table:table>
      <text:p text:style-name="P50"/>
      <text:p text:style-name="P50">Taula 5: Resultats obtinguts, mitjançant comptadors, del nombre de vegades que el programa entra dins de la branca condicional </text:p>
      <text:p text:style-name="P50">i<text:span text:style-name="T9">f (distance &lt; 8)</text:span>, i quantes no hi entra, entre la versió optimitzada i l'anterior.</text:p>
      <text:p text:style-name="Standard"/>
      <text:p text:style-name="Standard"/>
      <table:table table:name="Taula6" table:style-name="Taula6">
        <table:table-column table:style-name="Taula6.A"/>
        <table:table-column table:style-name="Taula6.B"/>
        <table:table-column table:style-name="Taula6.C"/>
        <table:table-column table:style-name="Taula6.B"/>
        <table:table-column table:style-name="Taula6.E"/>
        <table:table-column table:style-name="Taula6.F" table:number-columns-repeated="2"/>
        <table:table-row>
          <table:table-cell table:style-name="Taula6.A1" table:number-rows-spanned="2" office:value-type="string">
            <text:p text:style-name="P84"/>
          </table:table-cell>
          <table:table-cell table:style-name="Taula6.B1" table:number-columns-spanned="2" office:value-type="string">
            <text:p text:style-name="P85">Versió <text:s/>amb optimització 3</text:p>
          </table:table-cell>
          <table:covered-table-cell/>
          <table:table-cell table:style-name="Taula6.D1" table:number-columns-spanned="2" office:value-type="string">
            <text:p text:style-name="P85">Versió prèvia</text:p>
          </table:table-cell>
          <table:covered-table-cell/>
          <table:table-cell table:style-name="Taula6.D1" table:number-columns-spanned="2" office:value-type="string">
            <text:p text:style-name="P86">Speedup</text:p>
          </table:table-cell>
          <table:covered-table-cell/>
        </table:table-row>
        <table:table-row>
          <table:covered-table-cell/>
          <table:table-cell table:style-name="Taula6.B2" office:value-type="string">
            <text:p text:style-name="P85">Temps (segons)</text:p>
          </table:table-cell>
          <table:table-cell table:style-name="Taula6.C2" office:value-type="string">
            <text:p text:style-name="P85">Desviació estàndard</text:p>
          </table:table-cell>
          <table:table-cell table:style-name="Taula6.D2" office:value-type="string">
            <text:p text:style-name="P85">Temps (segons)</text:p>
          </table:table-cell>
          <table:table-cell table:style-name="Taula6.C2" office:value-type="string">
            <text:p text:style-name="P85">Desviació estàndard</text:p>
          </table:table-cell>
          <table:table-cell table:style-name="Taula6.D2" office:value-type="string">
            <text:p text:style-name="P85">Respecte la versió prèvia</text:p>
          </table:table-cell>
          <table:table-cell table:style-name="Taula6.C2" office:value-type="string">
            <text:p text:style-name="P85">Respecte la versió original</text:p>
          </table:table-cell>
        </table:table-row>
        <table:table-row>
          <table:table-cell table:style-name="Taula6.A3" office:value-type="string">
            <text:p text:style-name="P85">Test 1</text:p>
          </table:table-cell>
          <table:table-cell table:style-name="Taula6.B2" office:value-type="string">
            <text:p text:style-name="P89">9.033557</text:p>
          </table:table-cell>
          <table:table-cell table:style-name="Taula6.C2" office:value-type="string">
            <text:p text:style-name="P89">0.041247</text:p>
          </table:table-cell>
          <table:table-cell table:style-name="Taula6.D2" office:value-type="string">
            <text:p text:style-name="P89">13.766615</text:p>
          </table:table-cell>
          <table:table-cell table:style-name="Taula6.C2" office:value-type="string">
            <text:p text:style-name="P89">0.042692</text:p>
          </table:table-cell>
          <table:table-cell table:style-name="Taula6.D2" office:value-type="string">
            <text:p text:style-name="P90">1,52X</text:p>
          </table:table-cell>
          <table:table-cell table:style-name="Taula6.C2" office:value-type="string">
            <text:p text:style-name="P90">5,48X</text:p>
          </table:table-cell>
        </table:table-row>
        <table:table-row>
          <table:table-cell table:style-name="Taula6.B2" office:value-type="string">
            <text:p text:style-name="P85">Test 2</text:p>
          </table:table-cell>
          <table:table-cell table:style-name="Taula6.B2" office:value-type="string">
            <text:p text:style-name="P89">31.398443</text:p>
          </table:table-cell>
          <table:table-cell table:style-name="Taula6.C2" office:value-type="string">
            <text:p text:style-name="P89">0.320075</text:p>
          </table:table-cell>
          <table:table-cell table:style-name="Taula6.D2" office:value-type="string">
            <text:p text:style-name="P89">49.985143</text:p>
          </table:table-cell>
          <table:table-cell table:style-name="Taula6.C2" office:value-type="string">
            <text:p text:style-name="P89">0.236251</text:p>
          </table:table-cell>
          <table:table-cell table:style-name="Taula6.D2" office:value-type="string">
            <text:p text:style-name="P90">1,59X</text:p>
          </table:table-cell>
          <table:table-cell table:style-name="Taula6.C2" office:value-type="string">
            <text:p text:style-name="P90">6,01X</text:p>
          </table:table-cell>
        </table:table-row>
        <table:table-row>
          <table:table-cell table:style-name="Taula6.A5" office:value-type="string">
            <text:p text:style-name="P85">Test 3</text:p>
          </table:table-cell>
          <table:table-cell table:style-name="Taula6.A5" office:value-type="string">
            <text:p text:style-name="P89">14.053634</text:p>
          </table:table-cell>
          <table:table-cell table:style-name="Taula6.C5" office:value-type="string">
            <text:p text:style-name="P89">0.113620</text:p>
          </table:table-cell>
          <table:table-cell table:style-name="Taula6.D5" office:value-type="string">
            <text:p text:style-name="P89">33.583494</text:p>
          </table:table-cell>
          <table:table-cell table:style-name="Taula6.C5" office:value-type="string">
            <text:p text:style-name="P89">0.119356</text:p>
          </table:table-cell>
          <table:table-cell table:style-name="Taula6.D5" office:value-type="string">
            <text:p text:style-name="P90">2,39X</text:p>
          </table:table-cell>
          <table:table-cell table:style-name="Taula6.C5" office:value-type="string">
            <text:p text:style-name="P90">12,65X</text:p>
          </table:table-cell>
        </table:table-row>
      </table:table>
      <text:p text:style-name="P50"/>
      <text:p text:style-name="P50">Taula 6: Resultats del banc de proves del programa amb la optimització 3 respecte la versió prèvia.</text:p>
      <text:p text:style-name="Standard"/>
      <text:p text:style-name="P99">La destacada reducció en el nombre de vegades que es crida a <text:span text:style-name="T9">PYTHAGORAS</text:span> (<text:a xlink:type="simple" xlink:href="#Taula5|table"><text:span text:style-name="T27">Taula 5</text:span></text:a>) ha resultat ser determinant en la consecució dels rendiments mostrats en la <text:a xlink:type="simple" xlink:href="#Taula6|table"><text:span text:style-name="T27">Taula 6</text:span></text:a>. Noteu que el nombre de vegades que s'entra a la branca condicional de si la distància és menor que 8 és el mateix tant en la versió prèvia com en la versió amb l'optimització 3, demostrant com aquesta nova millora no altera la correctesa de l'algorisme del programa original.</text:p>
      <text:p text:style-name="P98"/>
      <text:p text:style-name="Standard"/>
      <text:p text:style-name="Standard"/>
      <text:p text:style-name="P93"><text:bookmark-start text:name="__RefHeading__23440_977718424"/>2.4 <text:s/>Quarta optimització<text:bookmark-end text:name="__RefHeading__23440_977718424"/></text:p>
      <text:p text:style-name="P25"/>
      <text:p text:style-name="P76"><text:span text:style-name="T3">Considerant les actuals dades obtingudes amb l'eina </text:span><text:span text:style-name="T10">gprof</text:span><text:span text:style-name="T3">: </text:span></text:p>
      <text:p text:style-name="P77"/>
      <text:p text:style-name="P21">Flat profile:</text:p>
      <text:p text:style-name="P21"/>
      <text:p text:style-name="P21">Each sample counts as 0.01 seconds.</text:p>
      <text:p text:style-name="P21"><text:s text:c="2"/>% <text:s text:c="2"/>cumulative <text:s text:c="2"/>self <text:s text:c="9"/><text:tab/>self <text:tab/>total <text:s text:c="10"/></text:p>
      <text:p text:style-name="P21">time <text:s text:c="2"/>seconds <text:s text:c="2"/>seconds<text:tab/>calls <text:s/>ns/call <text:s/>ns/call <text:s/>name <text:s text:c="3"/></text:p>
      <text:p text:style-name="P21"><text:s text:c="2"/>9.83 <text:s/><text:tab/>1.06 <text:tab/>1.06 <text:s text:c="24"/><text:tab/>fftw_no_twiddle_11</text:p>
      <text:p text:style-name="P21"><text:s text:c="2"/>9.65 <text:s/><text:tab/>2.10 <text:tab/>1.04 <text:s text:c="24"/><text:tab/>fftw_hc2hc_forward_generic</text:p>
      <text:p text:style-name="P21"><text:s text:c="2"/></text:p>
      <text:p text:style-name="P75"><text:s text:c="2"/>... <text:s text:c="6"/>... <text:s text:c="2"/>... <text:s text:c="25"/>... <text:s text:c="7"/>... <text:s text:c="8"/>...</text:p>
      <text:p text:style-name="P21"><text:s text:c="2"/></text:p>
      <text:p text:style-name="P75"><text:s text:c="2"/>2.60 <text:s/><text:tab/>7.80 <text:tab/>0.28 <text:s text:c="24"/><text:tab/>fftw_twiddle_rader</text:p>
      <text:p text:style-name="P20"><text:span text:style-name="T33"><text:s text:c="2"/></text:span><text:span text:style-name="T5">2.46 <text:s/><text:tab/>8.06 <text:tab/>0.27 <text:s text:c="24"/><text:tab/>electric_field (electrostatics.c:191 @ </text:span></text:p>
      <text:p text:style-name="P22">804cc41)</text:p>
      <text:p text:style-name="P71"><text:s text:c="2"/>2.27 <text:s/><text:tab/>8.31 <text:tab/>0.25 <text:s text:c="24"/><text:tab/>electric_field (electrostatics.c:189 @ 804cc27)</text:p>
      <text:p text:style-name="P99"><text:soft-page-break/>encara podem aplicar una nova millora a la funció <text:span text:style-name="T9">electric_field</text:span>. Si atenem a la línia 189 veiem com el seu cost ve determinat per la crida a la macro <text:span text:style-name="T9">gcentre</text:span>:</text:p>
      <text:p text:style-name="P96"/>
      <text:p text:style-name="P100">z_centre <text:s/>= gcentre( z , grid_span , grid_size ) ;</text:p>
      <text:p text:style-name="P96"/>
      <text:p text:style-name="P97">La declaració d'aquesta macro es troba en el fitxer font <text:span text:style-name="T9">structures.h</text:span>:</text:p>
      <text:p text:style-name="P98"/>
      <text:p text:style-name="P100">#define gcentre(ordinate,grid_span,grid_size) ( (float)(ordinate) + .5 ) * (float)( (grid_span) / (float)(grid_size) ) - (float)( (grid_span) / 2 )</text:p>
      <text:p text:style-name="P98"/>
      <text:p text:style-name="P24"><text:span text:style-name="T15">Ens hem donat compte que </text:span><text:span text:style-name="T12">g_centre</text:span><text:span text:style-name="T15"> té dos paràmetres que són sempre constants i que varia linealment en funció del primer, que és la variable de control. Com es tracta d’una funció lineal, podem precalcular m i n de la equació de la recta on “y = m*x + n” <text:s/>és la expressió. La pendent seria </text:span><text:span text:style-name="T18"><text:s/></text:span><text:span text:style-name="T26">(float)( (grid_span) / (float)(grid_size) ) - (float)( (grid_span) / 2 )</text:span><text:span text:style-name="T36"> (</text:span><text:span text:style-name="T24">ja que multiplica a la variable ordinate), i la n seria </text:span><text:span text:style-name="T26">0.5 * (float)( (grid_span) / (float)(grid_size) ) - (float)( (grid_span) / 2 )</text:span><text:span text:style-name="T24">.</text:span></text:p>
      <text:p text:style-name="P52"/>
      <text:p text:style-name="P32"><text:span text:style-name="T19">Cal fer aquests dos càlculs només una vegada ja que per tota la funció </text:span><text:span text:style-name="T10">electric_field</text:span><text:span text:style-name="T19"> aquesta macro es crida amb paràmetres </text:span><text:span text:style-name="T10">grid_span</text:span><text:span text:style-name="T19"> i </text:span><text:span text:style-name="T10">grid_size</text:span><text:span text:style-name="T19"> fixes. Per tant, cal afegir aquestes línies de codi per al càlcul previ, dins de la funció </text:span><text:span text:style-name="T10">electric_field</text:span><text:span text:style-name="T35"> (dins del fitxer font </text:span><text:span text:style-name="T10">electrostatics.c</text:span><text:span text:style-name="T35">)</text:span><text:span text:style-name="T19">, abans de començar el recorregut dels bucles:</text:span></text:p>
      <text:p text:style-name="P53"/>
      <text:p text:style-name="P58">float slope = (float)( (grid_span) / (float)(grid_size) );</text:p>
      <text:p text:style-name="P58">float n = 0.5 * slope - (float)( (grid_span) / 2 );</text:p>
      <text:p text:style-name="P58">for( atoms = 0; atoms &lt; num_charged_atoms; atoms ++ ) {</text:p>
      <text:p text:style-name="P58">... <text:s/></text:p>
      <text:p text:style-name="P33"/>
      <text:p text:style-name="P32"><text:span text:style-name="T19">i definir una nova macro </text:span><text:span text:style-name="T35">al fitxer font </text:span><text:span text:style-name="T10">structures.h</text:span><text:span text:style-name="T19">, que serà la que cridarem en el nou codi, amb els dos paràmetres fixes </text:span><text:span text:style-name="T10">slope</text:span><text:span text:style-name="T19"> i </text:span><text:span text:style-name="T10">n</text:span><text:span text:style-name="T19"> <text:s/>i la variable d’iteració </text:span><text:span text:style-name="T10">ordinate</text:span><text:span text:style-name="T19">:</text:span></text:p>
      <text:p text:style-name="P34"/>
      <text:p text:style-name="P57"><text:span text:style-name="T34">#define</text:span><text:span text:style-name="T34"> gcentre_opt</text:span><text:span text:style-name="T34">(</text:span><text:span text:style-name="T34">ordinate</text:span><text:span text:style-name="T34">,</text:span><text:span text:style-name="T34">slope</text:span><text:span text:style-name="T34">,</text:span><text:span text:style-name="T34">n</text:span><text:span text:style-name="T34">)</text:span><text:span text:style-name="T34"> </text:span><text:span text:style-name="T34">(</text:span><text:span text:style-name="T34"> </text:span><text:span text:style-name="T34">(</text:span><text:span text:style-name="T34">float</text:span><text:span text:style-name="T34">)(</text:span><text:span text:style-name="T34">ordinate</text:span><text:span text:style-name="T34">)</text:span><text:span text:style-name="T34"> </text:span><text:span text:style-name="T34">)</text:span><text:span text:style-name="T34"> </text:span><text:span text:style-name="T34">*</text:span><text:span text:style-name="T34"> slope </text:span><text:span text:style-name="T34">+</text:span><text:span text:style-name="T34"> n</text:span></text:p>
      <text:p text:style-name="P33"/>
      <text:p text:style-name="P54">Observem com almenys s’ha eliminat una divisió que és una operació de llarga latència (suposem que la divisió per 2 és optimitzada d’alguna forma pel compilador encara que sigui una operació en coma flotant).</text:p>
      <text:p text:style-name="P54"/>
      <text:p text:style-name="P56"><text:span text:style-name="T19">Si ara fem novament </text:span><text:span text:style-name="T20">profiling</text:span><text:span text:style-name="T19"> amb </text:span><text:span text:style-name="T10">gprof</text:span><text:span text:style-name="T19"> observem com hem reduït el pes que suposa aquesta línia, que és ínfim:</text:span></text:p>
      <text:p text:style-name="P58"/>
      <text:p text:style-name="P60">Flat profile:</text:p>
      <text:p text:style-name="P60"/>
      <text:p text:style-name="P60">Each sample counts as 0.01 seconds.</text:p>
      <text:p text:style-name="P60"><text:s text:c="2"/>% <text:s text:c="2"/>cumulative <text:s text:c="2"/>self <text:s text:c="13"/>self <text:s text:c="4"/>total <text:s text:c="10"/></text:p>
      <text:p text:style-name="P60"><text:s/>time <text:s text:c="2"/>seconds <text:s text:c="2"/>seconds <text:s text:c="3"/>calls <text:s/>Ts/call <text:s/>Ts/call <text:s/>name <text:s text:c="3"/></text:p>
      <text:p text:style-name="P60"><text:s/>10.25 <text:s text:c="5"/>1.08 <text:s text:c="4"/>1.08 <text:s text:c="28"/>fftw_no_twiddle_11</text:p>
      <text:p text:style-name="P60"><text:s/>10.06 <text:s text:c="5"/>2.14 <text:s text:c="4"/>1.06 <text:s text:c="28"/>fftw_hc2hc_forward_generic</text:p>
      <text:p text:style-name="P60"><text:s text:c="2"/>... <text:s text:c="6"/>... <text:s text:c="5"/>... <text:s text:c="29"/>... <text:s text:c="5"/>... <text:s text:c="6"/>...</text:p>
      <text:p text:style-name="P59"><text:span text:style-name="T3"><text:s text:c="2"/></text:span><text:span text:style-name="T4">0.57 <text:s text:c="5"/>9.70 <text:s text:c="4"/>0.06 <text:s text:c="28"/>electric_field (electrostatics.c:192 @ 804cbee) (electrostatics.c:194 @ 804cbff)</text:span></text:p>
      <text:p text:style-name="P53"/>
      <text:p text:style-name="P55"><text:span text:style-name="T19">Una vegada hem executat la nova versió amb el banc de proves, obtenim els següents resultats en els temps d'execució (</text:span><text:a xlink:type="simple" xlink:href="#Taula7|table"><text:span text:style-name="T21">Taula 7</text:span></text:a><text:span text:style-name="T19">):</text:span></text:p>
      <text:p text:style-name="P98"/>
      <table:table table:name="Taula7" table:style-name="Taula7">
        <table:table-column table:style-name="Taula7.A"/>
        <table:table-column table:style-name="Taula7.B"/>
        <table:table-column table:style-name="Taula7.C"/>
        <table:table-column table:style-name="Taula7.B"/>
        <table:table-column table:style-name="Taula7.E"/>
        <table:table-column table:style-name="Taula7.F" table:number-columns-repeated="2"/>
        <text:soft-page-break/>
        <table:table-row>
          <table:table-cell table:style-name="Taula7.A1" table:number-rows-spanned="2" office:value-type="string">
            <text:p text:style-name="P84"/>
          </table:table-cell>
          <table:table-cell table:style-name="Taula7.B1" table:number-columns-spanned="2" office:value-type="string">
            <text:p text:style-name="P85">Versió <text:s/>amb optimització 4</text:p>
          </table:table-cell>
          <table:covered-table-cell/>
          <table:table-cell table:style-name="Taula7.D1" table:number-columns-spanned="2" office:value-type="string">
            <text:p text:style-name="P85">Versió prèvia</text:p>
          </table:table-cell>
          <table:covered-table-cell/>
          <table:table-cell table:style-name="Taula7.D1" table:number-columns-spanned="2" office:value-type="string">
            <text:p text:style-name="P86">Speedup</text:p>
          </table:table-cell>
          <table:covered-table-cell/>
        </table:table-row>
        <table:table-row>
          <table:covered-table-cell/>
          <table:table-cell table:style-name="Taula7.B2" office:value-type="string">
            <text:p text:style-name="P85">Temps (segons)</text:p>
          </table:table-cell>
          <table:table-cell table:style-name="Taula7.C2" office:value-type="string">
            <text:p text:style-name="P85">Desviació estàndard</text:p>
          </table:table-cell>
          <table:table-cell table:style-name="Taula7.D2" office:value-type="string">
            <text:p text:style-name="P85">Temps (segons)</text:p>
          </table:table-cell>
          <table:table-cell table:style-name="Taula7.C2" office:value-type="string">
            <text:p text:style-name="P85">Desviació estàndard</text:p>
          </table:table-cell>
          <table:table-cell table:style-name="Taula7.D2" office:value-type="string">
            <text:p text:style-name="P85">Respecte la versió prèvia</text:p>
          </table:table-cell>
          <table:table-cell table:style-name="Taula7.C2" office:value-type="string">
            <text:p text:style-name="P85">Respecte la versió original</text:p>
          </table:table-cell>
        </table:table-row>
        <table:table-row>
          <table:table-cell table:style-name="Taula7.A3" office:value-type="string">
            <text:p text:style-name="P85">Test 1</text:p>
          </table:table-cell>
          <table:table-cell table:style-name="Taula7.B2" office:value-type="string">
            <text:p text:style-name="P89">8.809943</text:p>
          </table:table-cell>
          <table:table-cell table:style-name="Taula7.C2" office:value-type="string">
            <text:p text:style-name="P89">0.040261</text:p>
          </table:table-cell>
          <table:table-cell table:style-name="Taula7.D2" office:value-type="string">
            <text:p text:style-name="P89">9.033557</text:p>
          </table:table-cell>
          <table:table-cell table:style-name="Taula7.C2" office:value-type="string">
            <text:p text:style-name="P89">0.041247</text:p>
          </table:table-cell>
          <table:table-cell table:style-name="Taula7.D2" office:value-type="string">
            <text:p text:style-name="P90">1,03X</text:p>
          </table:table-cell>
          <table:table-cell table:style-name="Taula7.C2" office:value-type="string">
            <text:p text:style-name="P90">5,62X</text:p>
          </table:table-cell>
        </table:table-row>
        <table:table-row>
          <table:table-cell table:style-name="Taula7.B2" office:value-type="string">
            <text:p text:style-name="P85">Test 2</text:p>
          </table:table-cell>
          <table:table-cell table:style-name="Taula7.B2" office:value-type="string">
            <text:p text:style-name="P89">30.489260</text:p>
          </table:table-cell>
          <table:table-cell table:style-name="Taula7.C2" office:value-type="string">
            <text:p text:style-name="P89">0.269634</text:p>
          </table:table-cell>
          <table:table-cell table:style-name="Taula7.D2" office:value-type="string">
            <text:p text:style-name="P89">31.398443</text:p>
          </table:table-cell>
          <table:table-cell table:style-name="Taula7.C2" office:value-type="string">
            <text:p text:style-name="P89">0.320075</text:p>
          </table:table-cell>
          <table:table-cell table:style-name="Taula7.D2" office:value-type="string">
            <text:p text:style-name="P90">1,03X</text:p>
          </table:table-cell>
          <table:table-cell table:style-name="Taula7.C2" office:value-type="string">
            <text:p text:style-name="P90">6,19X</text:p>
          </table:table-cell>
        </table:table-row>
        <table:table-row>
          <table:table-cell table:style-name="Taula7.A5" office:value-type="string">
            <text:p text:style-name="P85">Test 3</text:p>
          </table:table-cell>
          <table:table-cell table:style-name="Taula7.A5" office:value-type="string">
            <text:p text:style-name="P89">13.377031</text:p>
          </table:table-cell>
          <table:table-cell table:style-name="Taula7.C5" office:value-type="string">
            <text:p text:style-name="P89">0.119644</text:p>
          </table:table-cell>
          <table:table-cell table:style-name="Taula7.D5" office:value-type="string">
            <text:p text:style-name="P89">14.053634</text:p>
          </table:table-cell>
          <table:table-cell table:style-name="Taula7.C5" office:value-type="string">
            <text:p text:style-name="P89">0.113620</text:p>
          </table:table-cell>
          <table:table-cell table:style-name="Taula7.D5" office:value-type="string">
            <text:p text:style-name="P90">1,05X</text:p>
          </table:table-cell>
          <table:table-cell table:style-name="Taula7.C5" office:value-type="string">
            <text:p text:style-name="P90">13,29X</text:p>
          </table:table-cell>
        </table:table-row>
      </table:table>
      <text:p text:style-name="P98"/>
      <text:p text:style-name="P50">Taula 7: Resultats del banc de proves del programa amb la optimització 4 respecte la versió prèvia.</text:p>
      <text:p text:style-name="P98"/>
      <text:p text:style-name="P98"/>
      <text:p text:style-name="P98"/>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bookmark-start text:name="__RefHeading__3848_1511595835"/><text:soft-page-break/>3. <text:s/>Valoració final<text:bookmark-end text:name="__RefHeading__3848_1511595835"/></text:p>
      <text:p text:style-name="P43"><text:bookmark-start text:name="__RefHeading__3850_1511595835"/>Aquest procés incremental fins arribar a obtenir la versió més òptima possible del programa ha esdevingut tots els resultats mostrats al llarg del present document. Es pot apreciar com cada optimització a tingut un impacte més o menys notori en la millora del rendiment del programa. En termes generals, la tria de les millors opcions del compilador i la primera optimització han representat millores petites però representatives. En mitjana, aquestes millores es mouen entorn al 20-25% respecte la versió prèvia a aquestes. Aleshores tenim la segona i tercera optimització, que són les que més han accelerat el programa. Per a la segona optimització les millores se situen entorn a un 150% en els 2 primers tests, i en el tercer la millora augmenta fins al 239%. respecte la versió anterior. Pel que fa a la tercera optimització, els guanys obtinguts es situen entre els 140-150% respecte la segona optimització. I per últim, la quarta optimització, tant sols aconsegueix un 5% de millora respecte la versió amb la tercera optimització. Si fem un anàlisi global, enfrontant la versió més òptima (quarta optimització) contra l'original, obtenim uns <text:span text:style-name="T8">speedups</text:span> molt meritoris: 5,62X (millora del 462%) per al test 1, 6,19X (millora del 519%) per al test 2, i un impressionant 13,29X (millora del 1229%) per la test 3. El següents gràfic mostra una visió general de l'evolució en els temps d'execució i dels <text:span text:style-name="T8">speedups</text:span> per a totes les versions del programa <text:s/>i per a cadascun dels 3 tests:<text:bookmark-end text:name="__RefHeading__3850_1511595835"/></text:p>
      <text:p text:style-name="P42"/>
      <text:p text:style-name="P42"><draw:frame draw:style-name="fr1" draw:name="Objecte1" text:anchor-type="paragraph" svg:y="-0.004cm" svg:width="13.637cm" svg:height="7.07cm" draw:z-index="0"><draw:object xlink:href="./Object 1" xlink:type="simple" xlink:show="embed" xlink:actuate="onLoad"/><draw:image xlink:href="./ObjectReplacements/Object 1" xlink:type="simple" xlink:show="embed" xlink:actuate="onLoad"/></draw:frame></text:p>
      <text:p text:style-name="P48"/>
      <text:p text:style-name="P48"/>
      <text:p text:style-name="P48"/>
      <text:p text:style-name="P48"/>
      <text:p text:style-name="P48"/>
      <text:p text:style-name="P48"/>
      <text:p text:style-name="P48"/>
      <text:p text:style-name="P44"/>
      <text:p text:style-name="P42"><draw:frame draw:style-name="fr2" draw:name="Objecte2" text:anchor-type="paragraph" svg:x="0cm" svg:y="0.291cm" svg:width="15.092cm" svg:height="7.519cm" draw:z-index="1"><draw:object xlink:href="./Object 2" xlink:type="simple" xlink:show="embed" xlink:actuate="onLoad"/><draw:image xlink:href="./ObjectReplacements/Object 2" xlink:type="simple" xlink:show="embed" xlink:actuate="onLoad"/></draw:frame></text:p>
      <text:p text:style-name="P91"><text:bookmark-start text:name="__RefHeading__3852_1511595835"/><text:soft-page-break/>4. <text:s/>Annexos<text:bookmark-end text:name="__RefHeading__3852_1511595835"/></text:p>
      <text:p text:style-name="P92"><text:bookmark-start text:name="__RefHeading__3854_1511595835"/>Annex A. Entorn d'execució<text:bookmark-end text:name="__RefHeading__3854_1511595835"/></text:p>
      <text:p text:style-name="P42"/>
      <text:p text:style-name="P43"><text:bookmark-start text:name="__RefHeading__3856_1511595835"/>La informació següent s'ha obtingut executant la comanda <text:span text:style-name="T9">x86info</text:span>:<text:bookmark-end text:name="__RefHeading__3856_1511595835"/></text:p>
      <text:p text:style-name="P43"/>
      <text:list xml:id="list1190800098" text:style-name="L8">
        <text:list-item>
          <text:p text:style-name="P126"><text:bookmark-start text:name="__RefHeading__3858_1511595835"/>Model CPU: Intel Core2 Duo E8400 3,00GHz.<text:bookmark-end text:name="__RefHeading__3858_1511595835"/></text:p>
        </text:list-item>
        <text:list-item>
          <text:p text:style-name="P126"><text:bookmark-start text:name="__RefHeading__3860_1511595835"/>Memòria cau d’instruccions L1: 32KB, associativitat de grau 8, 64 Bytes per línia.<text:bookmark-end text:name="__RefHeading__3860_1511595835"/></text:p>
        </text:list-item>
        <text:list-item>
          <text:p text:style-name="P126"><text:bookmark-start text:name="__RefHeading__3862_1511595835"/>Memòria cau de dades L1: 32KB, associativitat de grau 8, 64 Bytes per línia.<text:bookmark-end text:name="__RefHeading__3862_1511595835"/></text:p>
        </text:list-item>
        <text:list-item>
          <text:p text:style-name="P126"><text:bookmark-start text:name="__RefHeading__3864_1511595835"/>Memòria cau de dades L2: 6MB, associativitat de grau 24, 64 Bytes per línia.<text:bookmark-end text:name="__RefHeading__3864_1511595835"/></text:p>
        </text:list-item>
        <text:list-item>
          <text:p text:style-name="P126"><text:bookmark-start text:name="__RefHeading__3866_1511595835"/>TLB d’instruccions: 4x 4MB o 8x 2MB entrades, associativitat de grau 24.<text:bookmark-end text:name="__RefHeading__3866_1511595835"/></text:p>
        </text:list-item>
        <text:list-item>
          <text:p text:style-name="P126"><text:bookmark-start text:name="__RefHeading__3868_1511595835"/>TLB d’instruccions: 4K pàgines, associativitat de grau 4, 128 entrades.<text:bookmark-end text:name="__RefHeading__3868_1511595835"/></text:p>
        </text:list-item>
        <text:list-item>
          <text:p text:style-name="P126"><text:bookmark-start text:name="__RefHeading__3870_1511595835"/>TLB de dades: pàgines de 4MB, associativitat de grau 4, 32 entrades.<text:bookmark-end text:name="__RefHeading__3870_1511595835"/></text:p>
        </text:list-item>
        <text:list-item>
          <text:p text:style-name="P126"><text:bookmark-start text:name="__RefHeading__3872_1511595835"/>TLB de dades L1: pàgines de 4KB, associativitat de grau 4, 16 entrades.<text:bookmark-end text:name="__RefHeading__3872_1511595835"/></text:p>
        </text:list-item>
        <text:list-item>
          <text:p text:style-name="P126"><text:bookmark-start text:name="__RefHeading__3874_1511595835"/>TLB de dades L1: pàgines de 4MB, associativitat de grau 4, 16 entrades.<text:bookmark-end text:name="__RefHeading__3874_1511595835"/></text:p>
        </text:list-item>
        <text:list-item>
          <text:p text:style-name="P126"><text:bookmark-start text:name="__RefHeading__3876_1511595835"/>TLB de dades: 4K pàgines, associativitat de grau 4, 256 entrades.<text:bookmark-end text:name="__RefHeading__3876_1511595835"/></text:p>
        </text:list-item>
        <text:list-item>
          <text:p text:style-name="P126"><text:bookmark-start text:name="__RefHeading__3878_1511595835"/>64 Bytes de <text:span text:style-name="T8">prefetching</text:span>.<text:bookmark-end text:name="__RefHeading__3878_1511595835"/></text:p>
        </text:list-item>
        <text:list-item>
          <text:p text:style-name="P126">Mida de les adreces : 36 bits per a les físiques, 48 bits per a les virtuals.</text:p>
        </text:list-item>
        <text:list-item>
          <text:p text:style-name="P127"><text:bookmark-start text:name="__RefHeading__3882_1511595835"/>El processador disposa de 2 <text:span text:style-name="T8">threads</text:span>.<text:bookmark-end text:name="__RefHeading__3882_1511595835"/></text:p>
        </text:list-item>
      </text:list>
      <text:p text:style-name="P42"/>
      <text:p text:style-name="P42"/>
      <text:p text:style-name="P92"><text:bookmark-start text:name="__RefHeading__4894_1010246654"/>Annex B. Altres optimitzacions no aplicades<text:bookmark-end text:name="__RefHeading__4894_1010246654"/></text:p>
      <text:p text:style-name="P42"/>
      <text:p text:style-name="P43">Al llarg del present document s'han presentat tota una sèrie de millores aplicades en base als anàlisis obtinguts mitjançant diferents eines de <text:span text:style-name="T8">profiling</text:span>. Però no totes les millores que hem aplicat han esdevingut en èxit, i les hem hagut de retirar perquè no aportaven cap millora en el rendiment. Aquest apartat està dedicat a explicar quines han estat aquelles optimitzacions que, en un principi, ens pensàvem que millorarien l'aplicació però, malauradament, després d'executar els bancs de prova ens vam adonar que no ho feien.</text:p>
      <text:p text:style-name="P43"/>
      <text:p text:style-name="P43">La primera optimització que no ens va donar fruits va ser una vectorització en el codi del programa en la optimització 2. Veien els resultats que donava <text:span text:style-name="T9">gpof</text:span> volíem accelerar el càlcul de <text:span text:style-name="T9">PYTHAGORAS</text:span> intentant computar en paral·lel totes les operacions que s'aplicaven abans de fer l'arrel quadrada. L'extracte del codi resultant és el següent (la versió completa es pot consultar al fitxer font <text:span text:style-name="T9">electrostatics_vec.c</text:span> dins del directori <text:span text:style-name="T9">opts_no_aplicades</text:span> adjunt al comprimit de la pràctica):</text:p>
      <text:p text:style-name="P4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for( x = 0 ; x &lt; grid_size ; x ++ ) { </text:p>
      <text:p text:style-name="P72"><text:s text:c="3"/>printf( "." ) ; </text:p>
      <text:p text:style-name="P72"><text:s text:c="3"/>x_centre <text:s/>= gcentre( x , grid_span , grid_size ) ; </text:p>
      <text:p text:style-name="P72"><text:s text:c="3"/>for( y = 0 ; y &lt; grid_size ; y ++ ) { </text:p>
      <text:p text:style-name="P72"><text:s text:c="5"/>y_centre <text:s/>= gcentre( y , grid_span , grid_size ) ; </text:p>
      <text:p text:style-name="P72"><text:s text:c="5"/>for( z = 0 ; z &lt; grid_size ; z ++ ) { </text:p>
      <text:p text:style-name="P72"><text:s text:c="7"/>z_centre <text:s/>= gcentre( z , grid_span , grid_size ) ; </text:p>
      <text:p text:style-name="P72"><text:s text:c="7"/>phi = 0 ; </text:p>
      <text:p text:style-name="P72"><text:tab/> <text:s/><text:span text:style-name="T6">__m128 centre = _mm_set_ps( z_centre, y_centre, x_centre, 0.0); </text:span></text:p>
      <text:p text:style-name="P72"><text:tab/> <text:s/>for( atoms = 0; atoms &lt; num_charged_atoms; atoms ++ ) { </text:p>
      <text:p text:style-name="P72"><text:s text:c="10"/><text:span text:style-name="T6">float xyz_sqrt[4]; </text:span></text:p>
      <text:p text:style-name="P74"><text:tab/> <text:s text:c="3"/>__m128 punt = _mm_load_ps((float *)&amp;charged_atoms[atoms]); </text:p>
      <text:p text:style-name="P74"><text:s text:c="10"/>__m128 res = _mm_sub_ps(punt, centre); </text:p>
      <text:p text:style-name="P74"><text:tab/> <text:s text:c="3"/>res = _mm_mul_ps(res, res); </text:p>
      <text:p text:style-name="P74"><text:tab/> <text:s text:c="3"/>_mm_store_ps(&amp;xyz_sqrt[0], res); // xyz_sqrt[0] conté basura! (no vàlid per als <text:s/></text:p>
      <text:p text:style-name="P74"><text:s text:c="43"/>// càlculs) </text:p>
      <text:p text:style-name="P74"><text:tab/> <text:s text:c="3"/>distance = sqrt(xyz_sqrt[1] + xyz_sqrt[2] + xyz_sqrt[3]);</text:p>
      <text:p text:style-name="P72"><text:s text:c="10"/>if( distance &lt; 2.0 ) distance = 2.0 ; </text:p>
      <text:p text:style-name="P72"><text:s text:c="10"/>... <text:s text:c="9"/>... <text:s text:c="10"/>...</text:p>
      <text:p text:style-name="P42"/>
      <text:p text:style-name="P43">Però vistos els resultats en els temps d'execució i en els posteriors anàlisis amb l'eina <text:span text:style-name="T9">gprof</text:span>, vàrem deduir que allò que realment ens penalitzava era el cost de fer l'arrel quadrada. Per aquest motiu, vam rebutjar l'anterior vectorització per aplicar una de nova que computés l'arrel quadrada per cada quatre àtoms. Per aquests propòsit vam aplicar <text:span text:style-name="T8">unrolling</text:span> de grau 4 sobre el bucle que recorre els àtoms. A més, vam redefinir la macro <text:span text:style-name="T9">PYTHAGORAS</text:span> per eliminar l'operació de l'arrel quadrada, ja que en aquest cas la faríem una sola vegada cada quatre àtoms, i de forma vectorial. <text:span text:style-name="T14">L'extracte del codi resultant és el següent (la versió completa es pot consultar al fitxer font </text:span><text:span text:style-name="T9">electrostatics_vec2.c</text:span><text:span text:style-name="T14"> dins del directori </text:span><text:span text:style-name="T9">opts_no_aplicades</text:span><text:span text:style-name="T14"> adjunt al comprimit de la pràctica):</text:span></text:p>
      <text:p text:style-name="P43"/>
      <text:p text:style-name="P74">#define PYTHAGORAS(x1, y1, z1, x2, y2, z2) ( ( x1 - x2 ) * ( x1 - x2 ) ) + ( ( y1 - y2 ) * ( y1 - y2 ) ) + ( ( z1 - z2 ) * ( z1 - z2 ) );</text:p>
      <text:p text:style-name="P74">... <text:s text:c="9"/>... <text:s text:c="9"/>...</text:p>
      <text:p text:style-name="P72">... <text:s text:c="9"/>... <text:s text:c="9"/>...</text:p>
      <text:p text:style-name="P72">for( x = 0 ; x &lt; grid_size ; x ++ ) { </text:p>
      <text:p text:style-name="P72"><text:s text:c="3"/>printf( "." ) ; </text:p>
      <text:p text:style-name="P72"><text:s text:c="3"/>x_centre <text:s/>= gcentre( x , grid_span , grid_size ) ; </text:p>
      <text:p text:style-name="P72"><text:s text:c="3"/>for( y = 0 ; y &lt; grid_size ; y ++ ) { </text:p>
      <text:p text:style-name="P72"><text:s text:c="5"/>y_centre <text:s/>= gcentre( y , grid_span , grid_size ) ; </text:p>
      <text:p text:style-name="P72"><text:s text:c="5"/>for( z = 0 ; z &lt; grid_size ; z ++ ) { </text:p>
      <text:p text:style-name="P72"><text:s text:c="7"/>z_centre <text:s/>= gcentre( z , grid_span , grid_size ) ; </text:p>
      <text:p text:style-name="P72"><text:s text:c="7"/>phi = 0 ; </text:p>
      <text:p text:style-name="P72"><text:s text:c="8"/><text:span text:style-name="T6">__m128 centre = _mm_set_ps( z_centre, y_centre, x_centre, 0.0); </text:span></text:p>
      <text:p text:style-name="P72"><text:tab/> </text:p>
      <text:p text:style-name="P72"><text:tab/> <text:s/>for( atoms = 0; atoms &lt; num_charged_atoms - 3; atoms+=4 ) { </text:p>
      <text:p text:style-name="P72"><text:s text:c="10"/><text:span text:style-name="T6">float distances[4]; </text:span></text:p>
      <text:p text:style-name="P74"><text:tab/> <text:s text:c="3"/>distances[0] = PYTHAGORAS(charged_atoms[atoms].coord[0], charged_atoms[atoms].coord[1], charged_atoms[atoms].coord[2], x_centre, y_centre, z_centre); </text:p>
      <text:p text:style-name="P74"><text:tab/> <text:s text:c="3"/>distances[1] = PYTHAGORAS(charged_atoms[atoms+1].coord[0], charged_atoms[atoms+1].coord[1], charged_atoms[atoms+1].coord[2], x_centre, y_centre, z_centre); </text:p>
      <text:p text:style-name="P74"><text:tab/> <text:s text:c="3"/>distances[2] = PYTHAGORAS(charged_atoms[atoms+2].coord[0], charged_atoms[atoms+2].coord[1], charged_atoms[atoms+2].coord[2], x_centre, y_centre, z_centre); </text:p>
      <text:p text:style-name="P74"><text:tab/> <text:s text:c="3"/>distances[3] = PYTHAGORAS(charged_atoms[atoms+3].coord[0], charged_atoms[atoms+3].coord[1], charged_atoms[atoms+3].coord[2], x_centre, y_centre, z_centre); </text:p>
      <text:p text:style-name="P74"><text:tab/> <text:s text:c="5"/></text:p>
      <text:p text:style-name="P74"><text:tab/> <text:s text:c="3"/>__m128 punts = _mm_load_ps(distances); </text:p>
      <text:p text:style-name="P72"><text:span text:style-name="T6"><text:tab/> <text:s text:c="3"/>_mm_store_ps(distances, _mm_sqrt_ps(punts));</text:span> </text:p>
      <text:p text:style-name="P72"><text:tab/> <text:s text:c="3"/>if (distances[0] &lt; 8) { </text:p>
      <text:p text:style-name="P72"><text:s text:c="10"/>if( distances[0] &lt;= 6.0 ) { </text:p>
      <text:p text:style-name="P72"><text:s text:c="13"/><text:span text:style-name="T6">if( distances[0] &lt; 2.0 ) distances[0] = 2.0 ; </text:span></text:p>
      <text:p text:style-name="P72"><text:s text:c="15"/>epsilon = 4 ; </text:p>
      <text:p text:style-name="P73"><text:s text:c="13"/>} else { </text:p>
      <text:p text:style-name="P72"><text:s text:c="14"/>epsilon = ( 38 * distances[0] ) - 224 ; </text:p>
      <text:p text:style-name="P72"><text:s text:c="11"/>} </text:p>
      <text:p text:style-name="P72"><text:s text:c="2"/></text:p>
      <text:p text:style-name="P72"><text:s text:c="16"/>phi += ( charged_atoms[atoms].charge / ( epsilon * distances[0] ) ) ; </text:p>
      <text:p text:style-name="P72"><text:soft-page-break/><text:s text:c="9"/>} </text:p>
      <text:p text:style-name="P72"><text:s text:c="14"/></text:p>
      <text:p text:style-name="P72"><text:tab/> <text:s text:c="3"/><text:span text:style-name="T6">if (distances[1] &lt; 8) { </text:span></text:p>
      <text:p text:style-name="P72"><text:s text:c="10"/>if( distances[01 &lt;= 6.0 ) { </text:p>
      <text:p text:style-name="P72"><text:s text:c="13"/>if( distances[1] &lt; 2.0 ) distances[1] = 2.0 ; </text:p>
      <text:p text:style-name="P72"><text:s text:c="15"/>epsilon = 4 ; </text:p>
      <text:p text:style-name="P73"><text:s text:c="13"/>} else { </text:p>
      <text:p text:style-name="P72"><text:s text:c="14"/>epsilon = ( 38 * distances[0]1) - 224 ; </text:p>
      <text:p text:style-name="P72"><text:s text:c="11"/>} </text:p>
      <text:p text:style-name="P72"><text:s text:c="2"/></text:p>
      <text:p text:style-name="P72"><text:s text:c="16"/>phi += ( charged_atoms[atoms].charge / ( epsilon * distances[1] ) ) ; </text:p>
      <text:p text:style-name="P72"/>
      <text:p text:style-name="P72"><text:s text:c="10"/>} </text:p>
      <text:p text:style-name="P72"><text:tab/> <text:s text:c="3"/><text:span text:style-name="T6">if (distances[2] &lt; 8) { </text:span></text:p>
      <text:p text:style-name="P72"><text:s text:c="10"/>if( distances[02 &lt;= 6.0 ) { </text:p>
      <text:p text:style-name="P72"><text:s text:c="13"/>if( distances[2] &lt; 2.0 ) distances[2] = 2.0 ; </text:p>
      <text:p text:style-name="P72"><text:s text:c="15"/>epsilon = 4 ; </text:p>
      <text:p text:style-name="P73"><text:s text:c="13"/>} else { </text:p>
      <text:p text:style-name="P72"><text:s text:c="14"/>epsilon = ( 38 * distances[0]2) - 224 ; </text:p>
      <text:p text:style-name="P72"><text:s text:c="11"/>} </text:p>
      <text:p text:style-name="P72"><text:s text:c="2"/></text:p>
      <text:p text:style-name="P72"><text:s text:c="16"/>phi += ( charged_atoms[atoms].charge / ( epsilon * distances[2] ) ) ; </text:p>
      <text:p text:style-name="P72"/>
      <text:p text:style-name="P72"><text:s text:c="10"/>} </text:p>
      <text:p text:style-name="P72"><text:tab/> <text:s text:c="3"/><text:span text:style-name="T6">if (distances[3] &lt; 8) { </text:span></text:p>
      <text:p text:style-name="P72"><text:s text:c="12"/>if( distances[3] &lt;= 6.0 ) { </text:p>
      <text:p text:style-name="P72"><text:s text:c="14"/>if( distances[3] &lt; 2.0 ) distances[3] = 2.0 ; </text:p>
      <text:p text:style-name="P72"><text:s text:c="16"/>epsilon = 4 ; </text:p>
      <text:p text:style-name="P73"><text:s text:c="13"/>} <text:s/>else { </text:p>
      <text:p text:style-name="P72"><text:s text:c="18"/>epsilon = ( 38 * distances[3] - 224 ; </text:p>
      <text:p text:style-name="P72"><text:s text:c="13"/>} </text:p>
      <text:p text:style-name="P72"><text:s text:c="2"/></text:p>
      <text:p text:style-name="P72"><text:s text:c="15"/>phi += ( charged_atoms[atoms].charge / ( epsilon * distances[0] ) ) ; </text:p>
      <text:p text:style-name="P72"/>
      <text:p text:style-name="P72"><text:s text:c="12"/>} </text:p>
      <text:p text:style-name="P72"/>
      <text:p text:style-name="P72"><text:s text:c="8"/>} </text:p>
      <text:p text:style-name="P72"/>
      <text:p text:style-name="P72"><text:s text:c="8"/>grid[gaddress(x,y,z,grid_size)] = (fftw_real)phi ; </text:p>
      <text:p text:style-name="P72"/>
      <text:p text:style-name="P72"><text:s text:c="6"/>} </text:p>
      <text:p text:style-name="P72"><text:s text:c="4"/>} </text:p>
      <text:p text:style-name="P72"><text:s text:c="2"/>}</text:p>
      <text:p text:style-name="P42"/>
      <text:p text:style-name="P43">Tanmateix, aquesta nova implementació tampoc ens aportava cap millora en els temps d'execució, i la vam haver de rebutjar. Va ser aleshores quan vam dedicar tots els nostres esforços en veure per quin motiu el càlcul de Pitàgores era tant costós, i entendre bé l'algorisme de la funció <text:span text:style-name="T9">electric_field</text:span>. D'aquests esforços va esdevenir l'optimització 3 explicada en el present document.</text:p>
      <text:p text:style-name="P43"/>
      <text:p text:style-name="P43">La darrere optimització que vam aplicar i que no va donar resultats de millora va ser un cop teníem el codi del programa amb la optimització 4. Vam pensar que una manera de millorar el rendiment del programa seria eliminar una sèrie d'iteracions redundants que no aportaven cap informació. Per arribar a aquesta conclusió ens vam basar en com es van calculant els punts en el pla, i ens vam adonar que, donat un àtom, per a tots els punts del pla que es recorren, si ens fixem amb la coordenada z (bucle més intern), una vegada s'han fet tots els càlculs amb aquells punts a distància menor que 8 respecte l'àtom, després tota la resta de punts seguint l'eix de les z ja seran sempre majors que 8 i que, per tant, no cal fer aquestes iteracions. Aquesta optimització anava a ser la nostra cinquena optimització, i l'extracte de les parts més rellevants del seu codi es mostra a continuació (<text:span text:style-name="T14">la versió completa es pot consultar al fitxer font </text:span><text:span text:style-name="T9">electrostatics_opt5.c</text:span><text:span text:style-name="T14"> dins del directori </text:span><text:span text:style-name="T9">opts_no_aplicades</text:span><text:span text:style-name="T14"> adjunt al comprimit de la pràctica</text:span>) :</text:p>
      <text:p text:style-name="P42"/>
      <text:p text:style-name="P72"/>
      <text:p text:style-name="P72"><text:soft-page-break/>float slope = (float)( (grid_span) / (float)(grid_size) ); </text:p>
      <text:p text:style-name="P72">float n = 0.5 * slope - (float)( (grid_span) / 2 ); </text:p>
      <text:p text:style-name="P72">for( atoms = 0; atoms &lt; num_charged_atoms; atoms ++ ) { </text:p>
      <text:p text:style-name="P72"><text:s text:c="2"/>for( x = 0 ; x &lt; grid_size ; x ++ ) { </text:p>
      <text:p text:style-name="P72"><text:s text:c="3"/>printf( "." ) ; </text:p>
      <text:p text:style-name="P72"><text:s text:c="3"/>x_centre <text:s/>= gcentre_opt( x , slope, n ) ; </text:p>
      <text:p text:style-name="P72"><text:s text:c="3"/>if (abs(charged_atoms[atoms].coord[0] - x_centre) &lt; 8.0) { </text:p>
      <text:p text:style-name="P72"><text:tab/>for( y = 0 ; y &lt; grid_size ; y ++ ) { </text:p>
      <text:p text:style-name="P72"><text:tab/> <text:s/>y_centre <text:s/>= gcentre_opt( y , slope, n ) ; </text:p>
      <text:p text:style-name="P72"><text:tab/> <text:s/>if (abs(charged_atoms[atoms].coord[1] - y_centre) &lt; 8.0) { </text:p>
      <text:p text:style-name="P72"><text:tab/> <text:s text:c="3"/><text:span text:style-name="T6">int dist_lt8 = 0; </text:span></text:p>
      <text:p text:style-name="P74"><text:tab/> <text:s text:c="3"/>int dist_lt8_prev = 0; </text:p>
      <text:p text:style-name="P72"><text:tab/> <text:s text:c="3"/><text:span text:style-name="T6">for( z = 0 ; ~(dist_lt8_prev &amp; dist_lt8) &amp; (z &lt; grid_size) ; z ++ ) { </text:span></text:p>
      <text:p text:style-name="P74"><text:s text:c="12"/>dist_lt8_prev = dist_lt8; </text:p>
      <text:p text:style-name="P72"><text:tab/><text:tab/>z_centre <text:s/>= gcentre_opt( z , slope, n ) ; </text:p>
      <text:p text:style-name="P72"><text:tab/><text:tab/>if (abs(charged_atoms[atoms].coord[2] - z_centre) &lt; 8.0) { </text:p>
      <text:p text:style-name="P72"><text:s text:c="14"/>distance = PYTHAGORAS( charged_atoms[atoms].coord[0] , charged_atoms[atoms].coord[1] , charged_atoms[atoms].coord[2] , x_centre , y_centre , z_centre ) ; </text:p>
      <text:p text:style-name="P72"><text:tab/> <text:s text:c="7"/>if (distance &lt; 8) { </text:p>
      <text:p text:style-name="P72"><text:s text:c="16"/><text:span text:style-name="T6">dist_lt8 = 1; </text:span></text:p>
      <text:p text:style-name="P72"><text:tab/><text:tab/> <text:s text:c="3"/>if( distance &lt;= 6.0 ) { </text:p>
      <text:p text:style-name="P72"><text:tab/><text:tab/><text:tab/>if( distance &lt; 2.0 ) distance = 2.0 ; </text:p>
      <text:p text:style-name="P72"><text:tab/><text:tab/><text:tab/> <text:s/>epsilon = 4 ; </text:p>
      <text:p text:style-name="P72"><text:tab/><text:tab/> <text:s text:c="3"/><text:tab/>} else { </text:p>
      <text:p text:style-name="P72"><text:s text:c="19"/>epsilon = ( 38 * distance ) - 224 ; </text:p>
      <text:p text:style-name="P72"><text:tab/><text:tab/><text:tab/>} </text:p>
      <text:p text:style-name="P72"><text:tab/><text:tab/><text:tab/>grid[gaddress(x,y,z,grid_size)] += (fftw_real)( charged_atoms[atoms].charge / ( epsilon * distance ) ) ; </text:p>
      <text:p text:style-name="P72"><text:tab/><text:tab/> <text:s text:c="5"/>} </text:p>
      <text:p text:style-name="P72"><text:tab/><text:tab/> <text:s text:c="5"/><text:span text:style-name="T6">else dist_lt8 = 0; </text:span></text:p>
      <text:p text:style-name="P72"><text:tab/><text:tab/>} </text:p>
      <text:p text:style-name="P72"><text:tab/> <text:s text:c="5"/>} </text:p>
      <text:p text:style-name="P72"><text:tab/> <text:s/>} </text:p>
      <text:p text:style-name="P72"><text:tab/>} </text:p>
      <text:p text:style-name="P72"><text:s text:c="6"/>} </text:p>
      <text:p text:style-name="P72"><text:s text:c="4"/>} </text:p>
      <text:p text:style-name="P72"><text:s text:c="2"/>}</text:p>
      <text:p text:style-name="P42"/>
      <text:p text:style-name="P43">Després d'aplicar el banc de proves per a observar els temps d'execució, el contrast d'hipòtesis va determinar que no teníem suficient evidència estadística com per rebutjar la hipòtesis nul·la (les dues versions triguen el mateix). I aquest factor va determinar la desestimació d'aquesta optimitzaci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rebuchet MS" svg:font-family="'Trebuchet MS'"/>
    <style:font-face style:name="Verdana" svg:font-family="Verdana"/>
    <style:font-face style:name="Times New Roman3" svg:font-family="'Times New Roman'" style:font-family-generic="roman"/>
    <style:font-face style:name="FreeMono" svg:font-family="Free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ca"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cm" style:writing-mode="page"/>
      <style:text-properties style:use-window-font-color="true" style:font-name="Times New Roman" fo:font-size="10pt" fo:language="ca"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50%" fo:text-align="start" style:justify-single-word="false" fo:orphans="2" fo:widows="2" fo:text-indent="0cm" style:auto-text-indent="false" fo:break-before="auto" fo:break-after="auto" style:shadow="none" style:writing-mode="lr-tb">
        <style:tab-stops/>
      </style:paragraph-properties>
      <style:text-properties fo:color="#000000" style:text-line-through-style="none" style:font-name="Times New Roman1" fo:font-size="10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Títol_20_Principal" style:display-name="Títol Principal" style:family="paragraph" style:parent-style-name="Standard" style:class="text">
      <style:paragraph-properties fo:margin-top="0cm" fo:margin-bottom="0.499cm" fo:line-height="115%" style:writing-mode="lr-tb"/>
      <style:text-properties style:font-name="Times New Roman" fo:font-size="18pt" style:text-underline-style="none" fo:font-weight="bold" style:font-name-asian="Times New Roman" style:font-size-asian="18pt" style:font-weight-asian="bold" style:font-name-complex="Times New Roman" style:font-size-complex="18pt" style:font-weight-complex="bold"/>
    </style:style>
    <style:style style:name="Subtítol_20_meu" style:display-name="Subtítol meu" style:family="paragraph" style:parent-style-name="Standard">
      <style:paragraph-properties fo:line-height="115%" style:writing-mode="lr-tb"/>
      <style:text-properties style:font-name="Times New Roman" fo:font-size="14pt" style:text-underline-style="none"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List1Level1" style:family="text">
      <style:text-properties fo:color="#000000" style:text-line-through-style="none"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List1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1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1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1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1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1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1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0" style:family="text">
      <style:text-properties fo:color="#000000" style:text-line-through-style="none"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List2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3Level0" style:family="text">
      <style:text-properties fo:color="#000000" style:text-line-through-style="none"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List3Level1" style:family="text">
      <style:text-properties fo:color="#000000" style:text-line-through-style="none"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List3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3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3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3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3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3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3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0" style:family="text">
      <style:text-properties fo:color="#000000" style:text-line-through-style="none"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0" style:family="text">
      <style:text-properties fo:color="#000000" style:text-line-through-style="none"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List5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5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2"/>
    </style:style>
    <style:style style:name="Bullet_20_Symbols" style:display-name="Bullet Symbols" style:family="text">
      <style:text-properties style:font-name="Times New Roman" style:font-name-asian="OpenSymbol" style:font-name-complex="Open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imes New Roman"/>
      </text:list-level-style-bullet>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min-label-width="3.81cm" text:min-label-distance="0.318cm" fo:text-align="end"/>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min-label-width="7.62cm" text:min-label-distance="0.318cm" fo:text-align="end"/>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Times New Roman"/>
      </text:list-level-style-bullet>
      <text:list-level-style-bullet text:level="2" text:style-name="List2Level1" text:bullet-char="○">
        <style:list-level-properties text:space-before="1.905cm" text:min-label-width="0.635cm"/>
        <style:text-properties style:font-name="Times New Roman"/>
      </text:list-level-style-bullet>
      <text:list-level-style-bullet text:level="3" text:style-name="List2Level2" text:bullet-char="■">
        <style:list-level-properties text:min-label-width="3.81cm" text:min-label-distance="0.318cm" fo:text-align="end"/>
        <style:text-properties style:font-name="Times New Roman"/>
      </text:list-level-style-bullet>
      <text:list-level-style-bullet text:level="4" text:style-name="List2Level3" text:bullet-char="●">
        <style:list-level-properties text:space-before="4.445cm" text:min-label-width="0.635cm"/>
        <style:text-properties style:font-name="Times New Roman"/>
      </text:list-level-style-bullet>
      <text:list-level-style-bullet text:level="5" text:style-name="List2Level4" text:bullet-char="○">
        <style:list-level-properties text:space-before="5.715cm" text:min-label-width="0.635cm"/>
        <style:text-properties style:font-name="Times New Roman"/>
      </text:list-level-style-bullet>
      <text:list-level-style-bullet text:level="6" text:style-name="List2Level5" text:bullet-char="■">
        <style:list-level-properties text:min-label-width="7.62cm" text:min-label-distance="0.318cm" fo:text-align="end"/>
        <style:text-properties style:font-name="Times New Roman"/>
      </text:list-level-style-bullet>
      <text:list-level-style-bullet text:level="7" text:style-name="List2Level6" text:bullet-char="●">
        <style:list-level-properties text:space-before="8.255cm" text:min-label-width="0.635cm"/>
        <style:text-properties style:font-name="Times New Roman"/>
      </text:list-level-style-bullet>
      <text:list-level-style-bullet text:level="8" text:style-name="List2Level7" text:bullet-char="○">
        <style:list-level-properties text:space-before="9.525cm" text:min-label-width="0.635cm"/>
        <style:text-properties style:font-name="Times New Roman"/>
      </text:list-level-style-bullet>
      <text:list-level-style-bullet text:level="9" text:style-name="List2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Times New Roman"/>
      </text:list-level-style-bullet>
      <text:list-level-style-bullet text:level="2" text:style-name="List5Level1" text:bullet-char="○">
        <style:list-level-properties text:space-before="1.905cm" text:min-label-width="0.635cm"/>
        <style:text-properties style:font-name="Times New Roman"/>
      </text:list-level-style-bullet>
      <text:list-level-style-bullet text:level="3" text:style-name="List5Level2" text:bullet-char="■">
        <style:list-level-properties text:min-label-width="3.81cm" text:min-label-distance="0.318cm" fo:text-align="end"/>
        <style:text-properties style:font-name="Times New Roman"/>
      </text:list-level-style-bullet>
      <text:list-level-style-bullet text:level="4" text:style-name="List5Level3" text:bullet-char="●">
        <style:list-level-properties text:space-before="4.445cm" text:min-label-width="0.635cm"/>
        <style:text-properties style:font-name="Times New Roman"/>
      </text:list-level-style-bullet>
      <text:list-level-style-bullet text:level="5" text:style-name="List5Level4" text:bullet-char="○">
        <style:list-level-properties text:space-before="5.715cm" text:min-label-width="0.635cm"/>
        <style:text-properties style:font-name="Times New Roman"/>
      </text:list-level-style-bullet>
      <text:list-level-style-bullet text:level="6" text:style-name="List5Level5" text:bullet-char="■">
        <style:list-level-properties text:min-label-width="7.62cm" text:min-label-distance="0.318cm" fo:text-align="end"/>
        <style:text-properties style:font-name="Times New Roman"/>
      </text:list-level-style-bullet>
      <text:list-level-style-bullet text:level="7" text:style-name="List5Level6" text:bullet-char="●">
        <style:list-level-properties text:space-before="8.255cm" text:min-label-width="0.635cm"/>
        <style:text-properties style:font-name="Times New Roman"/>
      </text:list-level-style-bullet>
      <text:list-level-style-bullet text:level="8" text:style-name="List5Level7" text:bullet-char="○">
        <style:list-level-properties text:space-before="9.525cm" text:min-label-width="0.635cm"/>
        <style:text-properties style:font-name="Times New Roman"/>
      </text:list-level-style-bullet>
      <text:list-level-style-bullet text:level="9" text:style-name="List5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ca" fo:country="ES"/>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168</meta:editing-cycles>
    <dc:date>2013-06-19T16:06:26</dc:date>
    <meta:editing-duration>PT13H9M2S</meta:editing-duration>
    <dc:creator>Genís Pérez</dc:creator>
    <meta:document-statistic meta:table-count="7" meta:image-count="0" meta:object-count="2" meta:page-count="20" meta:paragraph-count="672" meta:word-count="6496" meta:character-count="45200" meta:non-whitespace-character-count="347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family="'Times New Roman'" style:font-style-name="Negreta" style:font-family-generic="roman" fo:font-size="14pt" fo:font-weight="bold" style:font-size-asian="13pt" style:font-size-complex="13pt"/>
    </style:style>
    <style:style style:name="ch3" style:family="chart">
      <style:graphic-properties draw:stroke="none" svg:stroke-color="#b3b3b3" draw:fill="none" draw:fill-color="#e6e6e6"/>
      <style:text-properties fo:font-family="'Times New Roman'" style:font-style-name="Normal" style:font-family-generic="roman" fo:font-size="8pt" style:font-size-asian="10pt" style:font-size-complex="10pt"/>
    </style:style>
    <style:style style:name="ch4" style:family="chart">
      <style:chart-properties chart:vertical="true" chart:include-hidden-cells="fals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family="'Times New Roman'" style:font-style-name="Normal" style:font-family-generic="roman" fo:font-size="8pt" style:font-size-asian="10pt" style:font-size-complex="10pt"/>
    </style:style>
    <style:style style:name="ch6" style:family="chart">
      <style:chart-properties chart:auto-position="true" style:rotation-angle="90"/>
      <style:text-properties fo:font-family="'Times New Roman'" style:font-style-name="Normal" style:font-family-generic="roman" fo:font-size="8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family="'Times New Roman'" style:font-style-name="Normal" style:font-family-generic="roman" fo:font-size="8pt" style:font-size-asian="10pt" style:font-size-complex="10pt"/>
    </style:style>
    <style:style style:name="ch8" style:family="chart">
      <style:chart-properties chart:auto-position="true" style:rotation-angle="0"/>
      <style:text-properties fo:font-family="'Times New Roman'" style:font-style-name="Normal" style:font-family-generic="roman" fo:font-size="8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chart:label-position="outside"/>
      <style:graphic-properties draw:stroke="none" draw:fill-color="#004586" dr3d:edge-rounding="5%"/>
      <style:text-properties fo:font-family="'Times New Roman'" style:font-style-name="Normal" style:font-family-generic="roman" fo:font-size="8pt" fo:font-weight="bold" style:font-size-asian="10pt" style:font-size-complex="10pt"/>
    </style:style>
    <style:style style:name="ch11" style:family="chart" style:data-style-name="N0">
      <style:chart-properties chart:link-data-style-to-source="false" chart:data-label-number="value" chart:data-label-text="false" chart:data-label-symbol="false" chart:label-position="outside"/>
      <style:graphic-properties draw:stroke="none" draw:fill-color="#ff420e" dr3d:edge-rounding="5%"/>
      <style:text-properties fo:font-family="'Times New Roman'" style:font-style-name="Normal" style:font-family-generic="roman" fo:font-size="8pt" fo:font-weight="bold" style:font-size-asian="10pt" style:font-size-complex="10pt"/>
    </style:style>
    <style:style style:name="ch12" style:family="chart" style:data-style-name="N0">
      <style:chart-properties chart:link-data-style-to-source="false" chart:data-label-number="value" chart:data-label-text="false" chart:data-label-symbol="false" chart:label-position="outside"/>
      <style:graphic-properties draw:stroke="none" draw:fill-color="#ffd320" dr3d:edge-rounding="5%"/>
      <style:text-properties fo:font-family="'Times New Roman'" style:font-style-name="Negreta" style:font-family-generic="roman" fo:font-size="8pt" fo:font-weight="bold" style:font-size-asian="10pt" style:font-size-complex="10pt"/>
    </style:style>
    <style:style style:name="ch13" style:family="chart">
      <style:chart-properties chart:solid-type="cuboid"/>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636cm" svg:height="7.069cm" xlink:href="." xlink:type="simple" chart:class="chart:bar" chart:style-name="ch1">
        <chart:title svg:x="4.827cm" svg:y="-0.068cm" chart:style-name="ch2">
          <text:p>Temps d'execució</text:p>
        </chart:title>
        <chart:legend svg:x="5.201cm" svg:y="0.794cm" style:legend-expansion="custom" chartooo:width="3.233cm" chartooo:height="0.436cm" style:legend-expansion-aspect-ratio="7.4151376146789" chart:style-name="ch3"/>
        <chart:plot-area chart:style-name="ch4" chart:data-source-has-labels="both" svg:x="0.774cm" svg:y="1.397cm" svg:width="12.172cm" svg:height="4.837cm">
          <chartooo:coordinate-region svg:x="3.883cm" svg:y="1.397cm" svg:width="8.823cm" svg:height="4.269cm"/>
          <chart:axis chart:dimension="x" chart:name="primary-x" chart:style-name="ch5" chartooo:axis-type="auto">
            <chartooo:date-scale/>
            <chart:title svg:x="0.014cm" svg:y="5.255cm" chart:style-name="ch6">
              <text:p>Versions del programa</text:p>
            </chart:title>
            <chart:categories table:cell-range-address="local-table.$B$1:.$G$1"/>
          </chart:axis>
          <chart:axis chart:dimension="y" chart:name="primary-y" chart:style-name="ch7">
            <chart:title svg:x="5.896cm" svg:y="6.375cm" chart:style-name="ch8">
              <text:p>temps (segons)</text:p>
            </chart:title>
            <chart:grid chart:style-name="ch9" chart:class="major"/>
          </chart:axis>
          <chart:series chart:style-name="ch10" chart:values-cell-range-address="local-table.$B$2:.$G$2" chart:label-cell-address="local-table.$A$2" chart:class="chart:bar">
            <chart:data-point chart:repeated="6"/>
          </chart:series>
          <chart:series chart:style-name="ch11" chart:values-cell-range-address="local-table.$B$3:.$G$3" chart:label-cell-address="local-table.$A$3" chart:class="chart:bar">
            <chart:data-point chart:repeated="6"/>
          </chart:series>
          <chart:series chart:style-name="ch12" chart:values-cell-range-address="local-table.$B$4:.$G$4" chart:label-cell-address="local-table.$A$4" chart:class="chart:bar">
            <chart:data-point chart:repeated="5"/>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Quarta optimització</text:p>
              </table:table-cell>
              <table:table-cell office:value-type="string">
                <text:p>Tercera optimització</text:p>
              </table:table-cell>
              <table:table-cell office:value-type="string">
                <text:p>Segona optimització</text:p>
              </table:table-cell>
              <table:table-cell office:value-type="string">
                <text:p>Primera optimització</text:p>
              </table:table-cell>
              <table:table-cell office:value-type="string">
                <text:p>Millors opcions del gcc</text:p>
              </table:table-cell>
              <table:table-cell office:value-type="string">
                <text:p>Original</text:p>
              </table:table-cell>
            </table:table-row>
          </table:table-header-rows>
          <table:table-rows>
            <table:table-row>
              <table:table-cell office:value-type="string">
                <text:p>Test 1</text:p>
              </table:table-cell>
              <table:table-cell office:value-type="float" office:value="8.809943">
                <text:p>8.809943</text:p>
              </table:table-cell>
              <table:table-cell office:value-type="float" office:value="9.033557">
                <text:p>9.033557</text:p>
              </table:table-cell>
              <table:table-cell office:value-type="float" office:value="13.766615">
                <text:p>13.766615</text:p>
              </table:table-cell>
              <table:table-cell office:value-type="float" office:value="33.412458">
                <text:p>33.412458</text:p>
              </table:table-cell>
              <table:table-cell office:value-type="float" office:value="39.992225">
                <text:p>39.992225</text:p>
              </table:table-cell>
              <table:table-cell office:value-type="float" office:value="49.48728">
                <text:p>49.48728</text:p>
              </table:table-cell>
            </table:table-row>
            <table:table-row>
              <table:table-cell office:value-type="string">
                <text:p>Test 2</text:p>
              </table:table-cell>
              <table:table-cell office:value-type="float" office:value="30.48926">
                <text:p>30.48926</text:p>
              </table:table-cell>
              <table:table-cell office:value-type="float" office:value="31.398443">
                <text:p>31.398443</text:p>
              </table:table-cell>
              <table:table-cell office:value-type="float" office:value="49.985143">
                <text:p>49.985143</text:p>
              </table:table-cell>
              <table:table-cell office:value-type="float" office:value="126.965155">
                <text:p>126.965155</text:p>
              </table:table-cell>
              <table:table-cell office:value-type="float" office:value="153.299602">
                <text:p>153.299602</text:p>
              </table:table-cell>
              <table:table-cell office:value-type="float" office:value="188.698195">
                <text:p>188.698195</text:p>
              </table:table-cell>
            </table:table-row>
            <table:table-row>
              <table:table-cell office:value-type="string">
                <text:p>Test 3</text:p>
              </table:table-cell>
              <table:table-cell office:value-type="float" office:value="13.377031">
                <text:p>13.377031</text:p>
              </table:table-cell>
              <table:table-cell office:value-type="float" office:value="14.053634">
                <text:p>14.053634</text:p>
              </table:table-cell>
              <table:table-cell office:value-type="float" office:value="33.583494">
                <text:p>33.583494</text:p>
              </table:table-cell>
              <table:table-cell office:value-type="float" office:value="113.728949">
                <text:p>113.728949</text:p>
              </table:table-cell>
              <table:table-cell office:value-type="float" office:value="140.61983">
                <text:p>140.61983</text:p>
              </table:table-cell>
              <table:table-cell office:value-type="float" office:value="177.82736">
                <text:p>177.827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family="'Times New Roman'" style:font-style-name="Negreta" style:font-family-generic="roman" fo:font-size="14pt" fo:font-weight="bold" style:font-size-asian="13pt" style:font-size-complex="13pt"/>
    </style:style>
    <style:style style:name="ch3" style:family="chart">
      <style:graphic-properties draw:stroke="none" svg:stroke-color="#b3b3b3" draw:fill="none" draw:fill-color="#e6e6e6"/>
      <style:text-properties fo:font-family="'Times New Roman'" style:font-style-name="Normal" style:font-family-generic="roman" fo:font-size="8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rotation-angle="45"/>
      <style:graphic-properties svg:stroke-color="#b3b3b3"/>
      <style:text-properties fo:font-family="'Times New Roman'" style:font-style-name="Normal" style:font-family-generic="roman" fo:font-size="8pt" style:font-size-asian="10pt" style:font-size-complex="10pt"/>
    </style:style>
    <style:style style:name="ch6" style:family="chart">
      <style:chart-properties chart:auto-position="true" style:rotation-angle="0"/>
      <style:text-properties fo:font-family="'Times New Roman'" style:font-style-name="Normal" style:font-family-generic="roman" fo:font-size="8pt" style:font-size-asian="9pt" style:font-size-complex="9pt"/>
    </style:style>
    <style:style style:name="ch7"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family="'Times New Roman'" style:font-style-name="Normal" style:font-family-generic="roman" fo:font-size="8pt" style:font-size-asian="10pt" style:font-size-complex="10pt"/>
    </style:style>
    <style:style style:name="ch8" style:family="chart">
      <style:chart-properties style:rotation-angle="90"/>
      <style:text-properties fo:font-family="'Times New Roman'" style:font-style-name="Normal" style:font-family-generic="roman" fo:font-size="8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091cm" svg:height="7.519cm" xlink:href="." xlink:type="simple" chart:class="chart:line" chart:style-name="ch1">
        <chart:title svg:x="2.376cm" svg:y="0.285cm" chart:style-name="ch2">
          <text:p>Evolució del speedup respecte la versió original</text:p>
        </chart:title>
        <chart:legend svg:x="12.292cm" svg:y="2.256cm" style:legend-expansion="custom" chartooo:width="2.305cm" chartooo:height="1.265cm" style:legend-expansion-aspect-ratio="1.82213438735178" chart:style-name="ch3"/>
        <chart:plot-area chart:style-name="ch4" chart:data-source-has-labels="both" svg:x="0.582cm" svg:y="1.08cm" svg:width="11.49cm" svg:height="6.072cm">
          <chartooo:coordinate-region svg:x="1.407cm" svg:y="1.241cm" svg:width="10.552cm" svg:height="3.415cm"/>
          <chart:axis chart:dimension="x" chart:name="primary-x" chart:style-name="ch5" chartooo:axis-type="auto">
            <chartooo:date-scale/>
            <chart:title svg:x="4.887cm" svg:y="7.031cm" chart:style-name="ch6">
              <text:p>Versions del programa</text:p>
            </chart:title>
            <chart:categories table:cell-range-address="local-table.$B$1:.$G$1"/>
          </chart:axis>
          <chart:axis chart:dimension="y" chart:name="primary-y" chart:style-name="ch7">
            <chart:title svg:x="0.091cm" svg:y="3.634cm" chart:style-name="ch8">
              <text:p>Speedup (X)</text:p>
            </chart:title>
            <chart:grid chart:style-name="ch9" chart:class="major"/>
          </chart:axis>
          <chart:series chart:style-name="ch10" chart:values-cell-range-address="local-table.$B$2:.$G$2" chart:label-cell-address="local-table.$A$2" chart:class="chart:line">
            <chart:data-point chart:repeated="6"/>
          </chart:series>
          <chart:series chart:style-name="ch11" chart:values-cell-range-address="local-table.$B$3:.$G$3" chart:label-cell-address="local-table.$A$3" chart:class="chart:line">
            <chart:data-point chart:repeated="6"/>
          </chart:series>
          <chart:series chart:style-name="ch12" chart:values-cell-range-address="local-table.$B$4:.$G$4" chart:label-cell-address="local-table.$A$4"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riginal</text:p>
              </table:table-cell>
              <table:table-cell office:value-type="string">
                <text:p>Millors opcions del gcc</text:p>
              </table:table-cell>
              <table:table-cell office:value-type="string">
                <text:p>Primera optimització</text:p>
              </table:table-cell>
              <table:table-cell office:value-type="string">
                <text:p>Segona optimització</text:p>
              </table:table-cell>
              <table:table-cell office:value-type="string">
                <text:p>Tercera optimització</text:p>
              </table:table-cell>
              <table:table-cell office:value-type="string">
                <text:p>Quarta optimització</text:p>
              </table:table-cell>
            </table:table-row>
          </table:table-header-rows>
          <table:table-rows>
            <table:table-row>
              <table:table-cell office:value-type="string">
                <text:p>Test 1</text:p>
              </table:table-cell>
              <table:table-cell office:value-type="float" office:value="1">
                <text:p>1</text:p>
              </table:table-cell>
              <table:table-cell office:value-type="float" office:value="1.24">
                <text:p>1.24</text:p>
              </table:table-cell>
              <table:table-cell office:value-type="float" office:value="1.48">
                <text:p>1.48</text:p>
              </table:table-cell>
              <table:table-cell office:value-type="float" office:value="3.6">
                <text:p>3.6</text:p>
              </table:table-cell>
              <table:table-cell office:value-type="float" office:value="5.48">
                <text:p>5.48</text:p>
              </table:table-cell>
              <table:table-cell office:value-type="float" office:value="5.62">
                <text:p>5.62</text:p>
              </table:table-cell>
            </table:table-row>
            <table:table-row>
              <table:table-cell office:value-type="string">
                <text:p>Test 2</text:p>
              </table:table-cell>
              <table:table-cell office:value-type="float" office:value="1">
                <text:p>1</text:p>
              </table:table-cell>
              <table:table-cell office:value-type="float" office:value="1.23">
                <text:p>1.23</text:p>
              </table:table-cell>
              <table:table-cell office:value-type="float" office:value="1.49">
                <text:p>1.49</text:p>
              </table:table-cell>
              <table:table-cell office:value-type="float" office:value="3.78">
                <text:p>3.78</text:p>
              </table:table-cell>
              <table:table-cell office:value-type="float" office:value="6.01">
                <text:p>6.01</text:p>
              </table:table-cell>
              <table:table-cell office:value-type="float" office:value="6.19">
                <text:p>6.19</text:p>
              </table:table-cell>
            </table:table-row>
            <table:table-row>
              <table:table-cell office:value-type="string">
                <text:p>Test 3</text:p>
              </table:table-cell>
              <table:table-cell office:value-type="float" office:value="1">
                <text:p>1</text:p>
              </table:table-cell>
              <table:table-cell office:value-type="float" office:value="1.26">
                <text:p>1.26</text:p>
              </table:table-cell>
              <table:table-cell office:value-type="float" office:value="1.56">
                <text:p>1.56</text:p>
              </table:table-cell>
              <table:table-cell office:value-type="float" office:value="5.3">
                <text:p>5.3</text:p>
              </table:table-cell>
              <table:table-cell office:value-type="float" office:value="12.65">
                <text:p>12.65</text:p>
              </table:table-cell>
              <table:table-cell office:value-type="float" office:value="13.29">
                <text:p>13.2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